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Reference">
      <style:paragraph-properties fo:break-before="page">
        <style:tab-stops/>
      </style:paragraph-properties>
    </style:style>
    <style:style style:name="P43" style:family="paragraph" style:parent-style-name="Answer">
      <style:paragraph-properties fo:break-before="page"/>
      <style:text-properties officeooo:paragraph-rsid="015f59ce"/>
    </style:style>
    <style:style style:name="P44" style:family="paragraph" style:parent-style-name="Contents_20_Heading">
      <style:paragraph-properties fo:break-before="page"/>
    </style:style>
    <style:style style:name="P45" style:family="paragraph" style:parent-style-name="Reference">
      <style:paragraph-properties>
        <style:tab-stops/>
      </style:paragraph-properties>
    </style:style>
    <style:style style:name="P46" style:family="paragraph" style:parent-style-name="Reference">
      <style:text-properties officeooo:rsid="0083e2e4" officeooo:paragraph-rsid="0083e2e4"/>
    </style:style>
    <style:style style:name="P47" style:family="paragraph" style:parent-style-name="Reference">
      <style:text-properties officeooo:rsid="016f549c" officeooo:paragraph-rsid="016f549c"/>
    </style:style>
    <style:style style:name="P48" style:family="paragraph" style:parent-style-name="Reference">
      <style:text-properties officeooo:rsid="0174f147" officeooo:paragraph-rsid="0174f147"/>
    </style:style>
    <style:style style:name="P49" style:family="paragraph" style:parent-style-name="Note">
      <style:text-properties officeooo:paragraph-rsid="002797df"/>
    </style:style>
    <style:style style:name="P50" style:family="paragraph" style:parent-style-name="Note">
      <style:text-properties officeooo:paragraph-rsid="009addbb"/>
    </style:style>
    <style:style style:name="P51" style:family="paragraph" style:parent-style-name="Note">
      <style:text-properties officeooo:paragraph-rsid="0151ec83"/>
    </style:style>
    <style:style style:name="P52" style:family="paragraph" style:parent-style-name="Option_20_title">
      <style:text-properties style:font-style-asian="normal" style:font-style-complex="normal"/>
    </style:style>
    <style:style style:name="P53" style:family="paragraph" style:parent-style-name="Option_20_title">
      <style:text-properties fo:font-style="normal" style:font-style-asian="normal" style:font-style-complex="normal"/>
    </style:style>
    <style:style style:name="P54" style:family="paragraph" style:parent-style-name="Option_20_title">
      <style:text-properties officeooo:paragraph-rsid="00283a1c"/>
    </style:style>
    <style:style style:name="P55" style:family="paragraph" style:parent-style-name="Option_20_title">
      <style:text-properties officeooo:rsid="0068dc3f"/>
    </style:style>
    <style:style style:name="P56" style:family="paragraph" style:parent-style-name="Option_20_title">
      <style:text-properties officeooo:paragraph-rsid="00ab13e5"/>
    </style:style>
    <style:style style:name="P57" style:family="paragraph" style:parent-style-name="Option_20_title">
      <style:text-properties officeooo:paragraph-rsid="00bfe008"/>
    </style:style>
    <style:style style:name="P58" style:family="paragraph" style:parent-style-name="Option_20_title">
      <style:text-properties officeooo:paragraph-rsid="010f167b"/>
    </style:style>
    <style:style style:name="P59" style:family="paragraph" style:parent-style-name="Option_20_title">
      <style:text-properties officeooo:paragraph-rsid="013ee393"/>
    </style:style>
    <style:style style:name="P60" style:family="paragraph" style:parent-style-name="Option_20_title">
      <style:text-properties officeooo:paragraph-rsid="0143ac7c"/>
    </style:style>
    <style:style style:name="P61" style:family="paragraph" style:parent-style-name="Option_20_title">
      <style:text-properties officeooo:rsid="00756d63"/>
    </style:style>
    <style:style style:name="P62" style:family="paragraph" style:parent-style-name="Option_20_title">
      <style:text-properties officeooo:paragraph-rsid="0163d848"/>
    </style:style>
    <style:style style:name="P63" style:family="paragraph" style:parent-style-name="Option_20_title">
      <style:text-properties officeooo:paragraph-rsid="01741f3c"/>
    </style:style>
    <style:style style:name="P64" style:family="paragraph" style:parent-style-name="Option_20_title">
      <style:text-properties officeooo:paragraph-rsid="01753284"/>
    </style:style>
    <style:style style:name="P65" style:family="paragraph" style:parent-style-name="Note">
      <style:paragraph-properties fo:margin-left="11.99mm" fo:margin-right="0mm" fo:text-indent="-11.99mm" style:auto-text-indent="false"/>
    </style:style>
    <style:style style:name="P66" style:family="paragraph" style:parent-style-name="Option">
      <style:paragraph-properties fo:margin-left="0mm" fo:margin-right="0mm" fo:text-indent="0mm" style:auto-text-indent="false"/>
    </style:style>
    <style:style style:name="P67" style:family="paragraph" style:parent-style-name="Footnote">
      <style:text-properties officeooo:rsid="0015d65b" officeooo:paragraph-rsid="0015d65b"/>
    </style:style>
    <style:style style:name="P68" style:family="paragraph" style:parent-style-name="Footnote">
      <style:text-properties officeooo:rsid="00259ac4" officeooo:paragraph-rsid="00259ac4"/>
    </style:style>
    <style:style style:name="P69" style:family="paragraph" style:parent-style-name="Footnote">
      <style:text-properties officeooo:rsid="002706f7" officeooo:paragraph-rsid="002706f7"/>
    </style:style>
    <style:style style:name="P70" style:family="paragraph" style:parent-style-name="Footnote">
      <style:text-properties officeooo:rsid="002797df" officeooo:paragraph-rsid="002797df"/>
    </style:style>
    <style:style style:name="P71" style:family="paragraph" style:parent-style-name="Footnote">
      <style:text-properties officeooo:rsid="00283a1c" officeooo:paragraph-rsid="00283a1c"/>
    </style:style>
    <style:style style:name="P72" style:family="paragraph" style:parent-style-name="Footnote">
      <style:text-properties officeooo:rsid="002ee9f8" officeooo:paragraph-rsid="002ee9f8"/>
    </style:style>
    <style:style style:name="P73" style:family="paragraph" style:parent-style-name="Footnote">
      <style:text-properties officeooo:rsid="003e47c0" officeooo:paragraph-rsid="003e47c0"/>
    </style:style>
    <style:style style:name="P74" style:family="paragraph" style:parent-style-name="Footnote">
      <style:text-properties officeooo:rsid="00813323" officeooo:paragraph-rsid="00813323"/>
    </style:style>
    <style:style style:name="P75" style:family="paragraph" style:parent-style-name="Footnote">
      <style:text-properties officeooo:rsid="0083e2e4" officeooo:paragraph-rsid="0083e2e4"/>
    </style:style>
    <style:style style:name="P76" style:family="paragraph" style:parent-style-name="Footnote">
      <style:text-properties officeooo:rsid="0129e483" officeooo:paragraph-rsid="0129e483"/>
    </style:style>
    <style:style style:name="P77" style:family="paragraph" style:parent-style-name="Answer">
      <style:text-properties officeooo:paragraph-rsid="002797df"/>
    </style:style>
    <style:style style:name="P78" style:family="paragraph" style:parent-style-name="Answer">
      <style:text-properties officeooo:rsid="0037af8d" officeooo:paragraph-rsid="0037af8d"/>
    </style:style>
    <style:style style:name="P79" style:family="paragraph" style:parent-style-name="Answer">
      <style:text-properties officeooo:paragraph-rsid="008db1e9"/>
    </style:style>
    <style:style style:name="P80" style:family="paragraph" style:parent-style-name="Answer">
      <style:text-properties officeooo:rsid="008db1e9" officeooo:paragraph-rsid="008db1e9"/>
    </style:style>
    <style:style style:name="P81" style:family="paragraph" style:parent-style-name="Answer">
      <style:text-properties officeooo:paragraph-rsid="00a3938e"/>
    </style:style>
    <style:style style:name="P82" style:family="paragraph" style:parent-style-name="Answer">
      <style:text-properties officeooo:paragraph-rsid="015f59ce"/>
    </style:style>
    <style:style style:name="P83" style:family="paragraph" style:parent-style-name="Answer">
      <style:text-properties officeooo:paragraph-rsid="016e12c3"/>
    </style:style>
    <style:style style:name="P84" style:family="paragraph" style:parent-style-name="Answer">
      <style:text-properties officeooo:rsid="016c2d1a" officeooo:paragraph-rsid="016c2d1a"/>
    </style:style>
    <style:style style:name="P85" style:family="paragraph" style:parent-style-name="Option_20_Start">
      <style:text-properties officeooo:paragraph-rsid="002706f7"/>
    </style:style>
    <style:style style:name="P86" style:family="paragraph" style:parent-style-name="Option_20_Start">
      <style:text-properties officeooo:paragraph-rsid="002797df"/>
    </style:style>
    <style:style style:name="P87" style:family="paragraph" style:parent-style-name="Option_20_Start">
      <style:text-properties officeooo:paragraph-rsid="00283a1c"/>
    </style:style>
    <style:style style:name="P88" style:family="paragraph" style:parent-style-name="Option_20_Start">
      <style:text-properties officeooo:rsid="00283a1c" officeooo:paragraph-rsid="00283a1c"/>
    </style:style>
    <style:style style:name="P89" style:family="paragraph" style:parent-style-name="Option_20_Start">
      <style:text-properties officeooo:paragraph-rsid="006c2030"/>
    </style:style>
    <style:style style:name="P90" style:family="paragraph" style:parent-style-name="Option_20_Start">
      <style:text-properties officeooo:paragraph-rsid="007a1f5a"/>
    </style:style>
    <style:style style:name="P91" style:family="paragraph" style:parent-style-name="Option_20_Start">
      <style:text-properties officeooo:rsid="009f61a1" officeooo:paragraph-rsid="009f61a1"/>
    </style:style>
    <style:style style:name="P92" style:family="paragraph" style:parent-style-name="Option_20_Start">
      <style:text-properties officeooo:paragraph-rsid="00ab13e5"/>
    </style:style>
    <style:style style:name="P93" style:family="paragraph" style:parent-style-name="Option_20_Start">
      <style:text-properties officeooo:rsid="00aca646" officeooo:paragraph-rsid="00aca646"/>
    </style:style>
    <style:style style:name="P94" style:family="paragraph" style:parent-style-name="Option_20_Start">
      <style:text-properties officeooo:rsid="00ba05c8" officeooo:paragraph-rsid="00ba05c8"/>
    </style:style>
    <style:style style:name="P95" style:family="paragraph" style:parent-style-name="Option_20_Start">
      <style:text-properties officeooo:rsid="00ba05c8" officeooo:paragraph-rsid="00ba3a04"/>
    </style:style>
    <style:style style:name="P96" style:family="paragraph" style:parent-style-name="Option_20_Start">
      <style:text-properties officeooo:rsid="00ba05c8" officeooo:paragraph-rsid="00bc03fd"/>
    </style:style>
    <style:style style:name="P97" style:family="paragraph" style:parent-style-name="Option_20_Start">
      <style:text-properties officeooo:rsid="00ba05c8" officeooo:paragraph-rsid="00bd3e3d"/>
    </style:style>
    <style:style style:name="P98" style:family="paragraph" style:parent-style-name="Option_20_Start">
      <style:text-properties officeooo:paragraph-rsid="00bc03fd"/>
    </style:style>
    <style:style style:name="P99" style:family="paragraph" style:parent-style-name="Option_20_Start">
      <style:text-properties officeooo:paragraph-rsid="00c5e64e"/>
    </style:style>
    <style:style style:name="P100" style:family="paragraph" style:parent-style-name="Option_20_Start">
      <style:text-properties officeooo:rsid="00cdc61f" officeooo:paragraph-rsid="010f167b"/>
    </style:style>
    <style:style style:name="P101" style:family="paragraph" style:parent-style-name="Option_20_Start">
      <style:text-properties officeooo:paragraph-rsid="010f167b"/>
    </style:style>
    <style:style style:name="P102" style:family="paragraph" style:parent-style-name="Option_20_Start">
      <style:text-properties officeooo:paragraph-rsid="011baecf"/>
    </style:style>
    <style:style style:name="P103" style:family="paragraph" style:parent-style-name="Option_20_Start">
      <style:text-properties officeooo:paragraph-rsid="011cef7e"/>
    </style:style>
    <style:style style:name="P104" style:family="paragraph" style:parent-style-name="Option_20_Start">
      <style:text-properties officeooo:paragraph-rsid="011d81b5"/>
    </style:style>
    <style:style style:name="P105" style:family="paragraph" style:parent-style-name="Option_20_Start">
      <style:text-properties officeooo:paragraph-rsid="011ea8d3"/>
    </style:style>
    <style:style style:name="P106" style:family="paragraph" style:parent-style-name="Option_20_Start">
      <style:text-properties officeooo:paragraph-rsid="01341591"/>
    </style:style>
    <style:style style:name="P107" style:family="paragraph" style:parent-style-name="Option_20_Start">
      <style:text-properties officeooo:paragraph-rsid="0030f54a"/>
    </style:style>
    <style:style style:name="P108" style:family="paragraph" style:parent-style-name="Option_20_Start">
      <style:text-properties officeooo:paragraph-rsid="0142dcca"/>
    </style:style>
    <style:style style:name="P109" style:family="paragraph" style:parent-style-name="Option_20_Start">
      <style:text-properties officeooo:paragraph-rsid="0143ac7c"/>
    </style:style>
    <style:style style:name="P110" style:family="paragraph" style:parent-style-name="Option_20_Start">
      <style:text-properties officeooo:paragraph-rsid="015fdcf5"/>
    </style:style>
    <style:style style:name="P111" style:family="paragraph" style:parent-style-name="Option_20_Start">
      <style:text-properties officeooo:paragraph-rsid="01794786"/>
    </style:style>
    <style:style style:name="P112" style:family="paragraph" style:parent-style-name="Option_20_Start">
      <style:text-properties officeooo:paragraph-rsid="017a2b20"/>
    </style:style>
    <style:style style:name="P113" style:family="paragraph" style:parent-style-name="Table">
      <style:text-properties officeooo:paragraph-rsid="00618721"/>
    </style:style>
    <style:style style:name="P114" style:family="paragraph" style:parent-style-name="Table">
      <style:text-properties officeooo:paragraph-rsid="01794786"/>
    </style:style>
    <style:style style:name="P115" style:family="paragraph" style:parent-style-name="Source_20_code">
      <style:text-properties officeooo:rsid="006496a9" officeooo:paragraph-rsid="006496a9"/>
    </style:style>
    <style:style style:name="P116" style:family="paragraph" style:parent-style-name="Source_20_code">
      <style:text-properties officeooo:paragraph-rsid="00a3682d"/>
    </style:style>
    <style:style style:name="P117" style:family="paragraph" style:parent-style-name="Source_20_code">
      <style:text-properties officeooo:rsid="00a3682d" officeooo:paragraph-rsid="00a3682d"/>
    </style:style>
    <style:style style:name="P118" style:family="paragraph" style:parent-style-name="Option_20_note">
      <style:text-properties officeooo:paragraph-rsid="007a1f5a"/>
    </style:style>
    <style:style style:name="P119" style:family="paragraph" style:parent-style-name="Option_20_note">
      <style:text-properties officeooo:rsid="009f61a1" officeooo:paragraph-rsid="009f61a1"/>
    </style:style>
    <style:style style:name="P120" style:family="paragraph" style:parent-style-name="Option_20_note">
      <style:text-properties officeooo:rsid="00a06f13" officeooo:paragraph-rsid="00a06f13"/>
    </style:style>
    <style:style style:name="P121" style:family="paragraph" style:parent-style-name="Option_20_note">
      <style:text-properties officeooo:paragraph-rsid="011cef7e"/>
    </style:style>
    <style:style style:name="P122" style:family="paragraph" style:parent-style-name="Option_20_note">
      <style:text-properties officeooo:paragraph-rsid="011d6c6f"/>
    </style:style>
    <style:style style:name="P123" style:family="paragraph" style:parent-style-name="Option_20_note">
      <style:text-properties officeooo:paragraph-rsid="016fa61c"/>
    </style:style>
    <style:style style:name="P124" style:family="paragraph" style:parent-style-name="Command_20_Start">
      <style:text-properties officeooo:paragraph-rsid="009816eb"/>
    </style:style>
    <style:style style:name="P125" style:family="paragraph" style:parent-style-name="Command_20_End">
      <style:text-properties officeooo:paragraph-rsid="0098d308"/>
    </style:style>
    <style:style style:name="P126" style:family="paragraph" style:parent-style-name="Text_20_Body_20_Start">
      <style:text-properties officeooo:paragraph-rsid="00ae8774"/>
    </style:style>
    <style:style style:name="P127" style:family="paragraph" style:parent-style-name="Text_20_Body_20_Start">
      <style:text-properties officeooo:paragraph-rsid="0115c280"/>
    </style:style>
    <style:style style:name="P128" style:family="paragraph" style:parent-style-name="Text_20_Body_20_Start">
      <style:text-properties officeooo:paragraph-rsid="0123cb58"/>
    </style:style>
    <style:style style:name="P129" style:family="paragraph" style:parent-style-name="Text_20_Body_20_Start">
      <style:text-properties officeooo:paragraph-rsid="01297cf5"/>
    </style:style>
    <style:style style:name="P130" style:family="paragraph" style:parent-style-name="Text_20_Body_20_Start">
      <style:text-properties officeooo:paragraph-rsid="0129e483"/>
    </style:style>
    <style:style style:name="P131" style:family="paragraph" style:parent-style-name="Text_20_Body_20_Start">
      <style:text-properties officeooo:paragraph-rsid="012a523a"/>
    </style:style>
    <style:style style:name="P132" style:family="paragraph" style:parent-style-name="Text_20_Body_20_Start">
      <style:text-properties officeooo:paragraph-rsid="012f9ff9"/>
    </style:style>
    <style:style style:name="P133" style:family="paragraph" style:parent-style-name="Text_20_Body_20_Start">
      <style:text-properties officeooo:paragraph-rsid="014e4b46"/>
    </style:style>
    <style:style style:name="P134" style:family="paragraph" style:parent-style-name="Text_20_Body_20_Start">
      <style:text-properties officeooo:paragraph-rsid="0151ec83"/>
    </style:style>
    <style:style style:name="P135" style:family="paragraph" style:parent-style-name="Text_20_Body_20_Start">
      <style:text-properties officeooo:paragraph-rsid="0166f6cb"/>
    </style:style>
    <style:style style:name="P136" style:family="paragraph" style:parent-style-name="Configuration">
      <style:text-properties officeooo:rsid="0115c280" officeooo:paragraph-rsid="0115c280"/>
    </style:style>
    <style:style style:name="P137" style:family="paragraph" style:parent-style-name="Configuration_20_title">
      <style:text-properties officeooo:rsid="0115c280" officeooo:paragraph-rsid="0115c280"/>
    </style:style>
    <style:style style:name="P138" style:family="paragraph" style:parent-style-name="Index">
      <style:text-properties officeooo:paragraph-rsid="0151ec83"/>
    </style:style>
    <style:style style:name="P139" style:family="paragraph" style:parent-style-name="Text_20_body_20_indent">
      <style:text-properties officeooo:paragraph-rsid="015fdcf5"/>
    </style:style>
    <style:style style:name="P140" style:family="paragraph" style:parent-style-name="Command">
      <style:text-properties officeooo:paragraph-rsid="015fdcf5"/>
    </style:style>
    <style:style style:name="P141" style:family="paragraph" style:parent-style-name="Illustration_20_Index_20_1">
      <style:paragraph-properties>
        <style:tab-stops>
          <style:tab-stop style:position="170mm" style:type="right" style:leader-style="dotted" style:leader-text="."/>
        </style:tab-stops>
      </style:paragraph-properties>
    </style:style>
    <style:style style:name="P142" style:family="paragraph" style:parent-style-name="Option">
      <style:paragraph-properties fo:margin-left="5.08mm" fo:margin-right="0mm" fo:text-indent="0mm" style:auto-text-indent="false"/>
      <style:text-properties officeooo:rsid="01611c4c" officeooo:paragraph-rsid="01611c4c"/>
    </style:style>
    <style:style style:name="P143" style:family="paragraph" style:parent-style-name="Table_20_index_20_1">
      <style:paragraph-properties>
        <style:tab-stops>
          <style:tab-stop style:position="170mm" style:type="right" style:leader-style="dotted" style:leader-text="."/>
        </style:tab-stops>
      </style:paragraph-properties>
    </style:style>
    <style:style style:name="P144" style:family="paragraph" style:parent-style-name="Index_20_1">
      <style:paragraph-properties>
        <style:tab-stops>
          <style:tab-stop style:position="170mm" style:type="right" style:leader-style="dotted" style:leader-text="."/>
        </style:tab-stops>
      </style:paragraph-properties>
    </style:style>
    <style:style style:name="P145" style:family="paragraph" style:parent-style-name="Index_20_Separator">
      <style:paragraph-properties>
        <style:tab-stops/>
      </style:paragraph-properties>
    </style:style>
    <style:style style:name="P146" style:family="paragraph" style:parent-style-name="List_20_2_20_Cont.">
      <style:text-properties officeooo:rsid="01645644"/>
    </style:style>
    <style:style style:name="P147" style:family="paragraph" style:parent-style-name="Contents_20_4">
      <style:paragraph-properties>
        <style:tab-stops>
          <style:tab-stop style:position="155.03mm" style:type="right" style:leader-style="dotted" style:leader-text="."/>
        </style:tab-stops>
      </style:paragraph-properties>
    </style:style>
    <style:style style:name="P148" style:family="paragraph" style:parent-style-name="Contents_20_1">
      <style:paragraph-properties>
        <style:tab-stops>
          <style:tab-stop style:position="170mm" style:type="right" style:leader-style="dotted" style:leader-text="."/>
        </style:tab-stops>
      </style:paragraph-properties>
    </style:style>
    <style:style style:name="P149" style:family="paragraph" style:parent-style-name="Contents_20_2">
      <style:paragraph-properties>
        <style:tab-stops>
          <style:tab-stop style:position="165.01mm" style:type="right" style:leader-style="dotted" style:leader-text="."/>
        </style:tab-stops>
      </style:paragraph-properties>
    </style:style>
    <style:style style:name="P150" style:family="paragraph" style:parent-style-name="Contents_20_3">
      <style:paragraph-properties>
        <style:tab-stops>
          <style:tab-stop style:position="160.02mm" style:type="right" style:leader-style="dotted" style:leader-text="."/>
        </style:tab-stops>
      </style:paragraph-properties>
    </style:style>
    <style:style style:name="P151" style:family="paragraph" style:parent-style-name="Standard">
      <style:text-properties officeooo:paragraph-rsid="01794786"/>
    </style:style>
    <style:style style:name="P152" style:family="paragraph" style:parent-style-name="Table_20_Heading">
      <style:text-properties officeooo:paragraph-rsid="01794786"/>
    </style:style>
    <style:style style:name="P153" style:family="paragraph" style:parent-style-name="Standard" style:list-style-name="L9"/>
    <style:style style:name="P154" style:family="paragraph" style:parent-style-name="List" style:list-style-name="L8"/>
    <style:style style:name="P155" style:family="paragraph" style:parent-style-name="List" style:list-style-name="L8">
      <style:text-properties officeooo:paragraph-rsid="0167ceb5"/>
    </style:style>
    <style:style style:name="P156" style:family="paragraph" style:parent-style-name="Text_20_body" style:list-style-name="L11"/>
    <style:style style:name="P157" style:family="paragraph" style:parent-style-name="Text_20_body" style:list-style-name="L11">
      <style:text-properties officeooo:paragraph-rsid="015fdcf5"/>
    </style:style>
    <style:style style:name="P158" style:family="paragraph" style:parent-style-name="Text_20_body">
      <style:text-properties officeooo:paragraph-rsid="01803375"/>
    </style:style>
    <style:style style:name="P159" style:family="paragraph" style:parent-style-name="Text_20_body">
      <style:text-properties officeooo:rsid="01822176" officeooo:paragraph-rsid="01822176"/>
    </style:style>
    <style:style style:name="P160" style:family="paragraph" style:parent-style-name="Text_20_body">
      <style:text-properties officeooo:rsid="0185958e" officeooo:paragraph-rsid="0185958e"/>
    </style:style>
    <style:style style:name="P161" style:family="paragraph" style:parent-style-name="Heading_20_2">
      <style:text-properties officeooo:rsid="00868084" officeooo:paragraph-rsid="00868084"/>
    </style:style>
    <style:style style:name="P162" style:family="paragraph" style:parent-style-name="Heading_20_2">
      <style:text-properties officeooo:paragraph-rsid="00a9b12c"/>
    </style:style>
    <style:style style:name="P163" style:family="paragraph" style:parent-style-name="Heading_20_2" style:list-style-name="">
      <style:paragraph-properties fo:text-align="justify" style:justify-single-word="false"/>
    </style:style>
    <style:style style:name="P164" style:family="paragraph" style:parent-style-name="Heading_20_2">
      <style:text-properties officeooo:rsid="0032c6b2" officeooo:paragraph-rsid="0032c6b2"/>
    </style:style>
    <style:style style:name="P165" style:family="paragraph" style:parent-style-name="Heading_20_2">
      <style:paragraph-properties fo:break-before="page"/>
    </style:style>
    <style:style style:name="P166" style:family="paragraph" style:parent-style-name="Heading_20_1" style:list-style-name="">
      <style:paragraph-properties fo:text-align="justify" style:justify-single-word="false"/>
    </style:style>
    <style:style style:name="P167" style:family="paragraph" style:parent-style-name="Heading_20_1">
      <style:paragraph-properties fo:break-before="page"/>
    </style:style>
    <style:style style:name="P168" style:family="paragraph" style:parent-style-name="Heading_20_3">
      <style:text-properties officeooo:paragraph-rsid="00918711"/>
    </style:style>
    <style:style style:name="P169" style:family="paragraph" style:parent-style-name="Heading_20_3">
      <style:text-properties style:font-style-asian="normal" style:font-style-complex="normal"/>
    </style:style>
    <style:style style:name="P170" style:family="paragraph" style:parent-style-name="Heading_20_3">
      <style:text-properties officeooo:rsid="009f61a1" officeooo:paragraph-rsid="009f61a1"/>
    </style:style>
    <style:style style:name="P171" style:family="paragraph" style:parent-style-name="Heading_20_3">
      <style:text-properties officeooo:paragraph-rsid="002706f7"/>
    </style:style>
    <style:style style:name="P172" style:family="paragraph" style:parent-style-name="Heading_20_3">
      <style:paragraph-properties fo:break-before="page"/>
    </style:style>
    <style:style style:name="P173" style:family="paragraph" style:parent-style-name="Heading_20_4">
      <style:text-properties officeooo:rsid="003b244f" officeooo:paragraph-rsid="003b244f"/>
    </style:style>
    <style:style style:name="P174" style:family="paragraph" style:parent-style-name="Heading_20_4">
      <style:text-properties officeooo:rsid="003e8725" officeooo:paragraph-rsid="003e8725"/>
    </style:style>
    <style:style style:name="P175" style:family="paragraph" style:parent-style-name="Heading_20_4">
      <style:text-properties officeooo:rsid="00918711"/>
    </style:style>
    <style:style style:name="P176" style:family="paragraph" style:parent-style-name="List_20_1">
      <style:text-properties officeooo:rsid="006f49b8" officeooo:paragraph-rsid="006f49b8"/>
    </style:style>
    <style:style style:name="P177" style:family="paragraph" style:parent-style-name="List_20_1">
      <style:text-properties officeooo:rsid="0068dddf" officeooo:paragraph-rsid="0068dddf"/>
    </style:style>
    <style:style style:name="P178" style:family="paragraph" style:parent-style-name="List_20_1">
      <style:text-properties officeooo:rsid="014b500d" officeooo:paragraph-rsid="014b500d"/>
    </style:style>
    <style:style style:name="P179" style:family="paragraph" style:parent-style-name="List_20_1">
      <style:text-properties officeooo:rsid="008310a8" officeooo:paragraph-rsid="008310a8"/>
    </style:style>
    <style:style style:name="P180" style:family="paragraph" style:parent-style-name="List_20_1">
      <style:text-properties officeooo:rsid="016f549c" officeooo:paragraph-rsid="016f549c"/>
    </style:style>
    <style:style style:name="P181" style:family="paragraph" style:parent-style-name="List_20_1">
      <style:text-properties officeooo:rsid="0174f147" officeooo:paragraph-rsid="01771f7f"/>
    </style:style>
    <style:style style:name="P182" style:family="paragraph" style:parent-style-name="List_20_1">
      <style:text-properties officeooo:rsid="01747dce" officeooo:paragraph-rsid="01771f7f"/>
    </style:style>
    <style:style style:name="P183" style:family="paragraph" style:parent-style-name="List_20_1">
      <style:text-properties officeooo:rsid="0093db33"/>
    </style:style>
    <style:style style:name="P184" style:family="paragraph" style:parent-style-name="List_20_1">
      <style:text-properties officeooo:paragraph-rsid="004dfd2b"/>
    </style:style>
    <style:style style:name="P185" style:family="paragraph" style:parent-style-name="List_20_1" style:list-style-name="">
      <style:text-properties officeooo:rsid="012c3b8d"/>
    </style:style>
    <style:style style:name="P186" style:family="paragraph" style:parent-style-name="List_20_1">
      <style:text-properties officeooo:paragraph-rsid="00b02fc0"/>
    </style:style>
    <style:style style:name="P187" style:family="paragraph" style:parent-style-name="List_20_1">
      <style:text-properties officeooo:rsid="00b02fc0" officeooo:paragraph-rsid="00b02fc0"/>
    </style:style>
    <style:style style:name="P188" style:family="paragraph" style:parent-style-name="List_20_1">
      <style:text-properties fo:font-style="italic" officeooo:rsid="00b02fc0" officeooo:paragraph-rsid="00b02fc0" style:font-style-asian="italic" style:font-style-complex="italic"/>
    </style:style>
    <style:style style:name="P189" style:family="paragraph" style:parent-style-name="List_20_1">
      <style:text-properties officeooo:rsid="0038d579" officeooo:paragraph-rsid="0038d579"/>
    </style:style>
    <style:style style:name="P190" style:family="paragraph" style:parent-style-name="List_20_1">
      <style:text-properties officeooo:paragraph-rsid="0038d579"/>
    </style:style>
    <style:style style:name="P191" style:family="paragraph" style:parent-style-name="List_20_1">
      <style:text-properties officeooo:rsid="014be339" officeooo:paragraph-rsid="014be339"/>
    </style:style>
    <style:style style:name="P192" style:family="paragraph" style:parent-style-name="List_20_1">
      <style:text-properties officeooo:paragraph-rsid="0042e302"/>
    </style:style>
    <style:style style:name="P193" style:family="paragraph" style:parent-style-name="List_20_1">
      <style:text-properties officeooo:rsid="0042e302" officeooo:paragraph-rsid="0042e302"/>
    </style:style>
    <style:style style:name="P194" style:family="paragraph" style:parent-style-name="List_20_1">
      <style:text-properties officeooo:paragraph-rsid="004495ea"/>
    </style:style>
    <style:style style:name="P195" style:family="paragraph" style:parent-style-name="List_20_1">
      <style:text-properties officeooo:paragraph-rsid="0013ea2a"/>
    </style:style>
    <style:style style:name="P196" style:family="paragraph" style:parent-style-name="List_20_1_20_Cont." style:list-style-name="L4"/>
    <style:style style:name="P197" style:family="paragraph" style:parent-style-name="List_20_1_20_Cont.">
      <style:paragraph-properties fo:margin-left="12.51mm" fo:margin-right="0mm" fo:text-indent="-4mm" style:auto-text-indent="false"/>
    </style:style>
    <style:style style:name="P198" style:family="paragraph" style:parent-style-name="Option" style:list-style-name="L11"/>
    <style:style style:name="P199" style:family="paragraph" style:parent-style-name="Footnote">
      <style:text-properties officeooo:rsid="017bedcc" officeooo:paragraph-rsid="017bedcc"/>
    </style:style>
    <style:style style:name="P200" style:family="paragraph" style:parent-style-name="List_20_1_20_End" style:list-style-name="L3"/>
    <style:style style:name="P201" style:family="paragraph" style:parent-style-name="List_20_1_20_End" style:list-style-name="L6">
      <style:text-properties officeooo:paragraph-rsid="00272990"/>
    </style:style>
    <style:style style:name="P202" style:family="paragraph" style:parent-style-name="List_20_1_20_End">
      <style:text-properties officeooo:paragraph-rsid="011d81b5"/>
    </style:style>
    <style:style style:name="P203" style:family="paragraph" style:parent-style-name="List_20_1_20_End">
      <style:text-properties officeooo:rsid="0038d579" officeooo:paragraph-rsid="0038d579"/>
    </style:style>
    <style:style style:name="P204" style:family="paragraph" style:parent-style-name="List_20_1_20_End">
      <style:text-properties officeooo:paragraph-rsid="0013ea2a"/>
    </style:style>
    <style:style style:name="P205" style:family="paragraph" style:parent-style-name="List_20_1_20_End">
      <style:text-properties officeooo:rsid="0013ea2a" officeooo:paragraph-rsid="0013ea2a"/>
    </style:style>
    <style:style style:name="P206" style:family="paragraph" style:parent-style-name="List_20_1_20_End" style:list-style-name="L12"/>
    <style:style style:name="P207" style:family="paragraph" style:parent-style-name="List_20_1_20_End" style:list-style-name="L13"/>
    <style:style style:name="P208" style:family="paragraph" style:parent-style-name="List_20_1_20_End">
      <style:paragraph-properties fo:margin-left="12.51mm" fo:margin-right="0mm" fo:text-indent="-4mm" style:auto-text-indent="false"/>
    </style:style>
    <style:style style:name="P209" style:family="paragraph" style:parent-style-name="List_20_1_20_Start" style:list-style-name="L1"/>
    <style:style style:name="P210" style:family="paragraph" style:parent-style-name="List_20_1_20_Start" style:list-style-name="L1">
      <style:text-properties officeooo:rsid="01297aef" officeooo:paragraph-rsid="01297aef"/>
    </style:style>
    <style:style style:name="P211" style:family="paragraph" style:parent-style-name="List_20_1_20_Start" style:list-style-name="L2"/>
    <style:style style:name="P212" style:family="paragraph" style:parent-style-name="List_20_1_20_Start" style:list-style-name="L4"/>
    <style:style style:name="P213" style:family="paragraph" style:parent-style-name="List_20_1_20_Start" style:list-style-name="L5">
      <style:text-properties officeooo:paragraph-rsid="006f49b8"/>
    </style:style>
    <style:style style:name="P214" style:family="paragraph" style:parent-style-name="List_20_1_20_Start" style:list-style-name="L6"/>
    <style:style style:name="P215" style:family="paragraph" style:parent-style-name="List_20_1_20_Start" style:list-style-name="L7"/>
    <style:style style:name="P216" style:family="paragraph" style:parent-style-name="List_20_1_20_Start">
      <style:text-properties officeooo:paragraph-rsid="0013ea2a"/>
    </style:style>
    <style:style style:name="P217" style:family="paragraph" style:parent-style-name="List_20_1_20_Start">
      <style:text-properties officeooo:rsid="0013ea2a" officeooo:paragraph-rsid="0014b6e1"/>
    </style:style>
    <style:style style:name="P218" style:family="paragraph" style:parent-style-name="List_20_1_20_Start" style:list-style-name="L12"/>
    <style:style style:name="P219" style:family="paragraph" style:parent-style-name="List_20_1_20_Start" style:list-style-name="L13"/>
    <style:style style:name="P220" style:family="paragraph" style:parent-style-name="List_20_1_20_Start">
      <style:paragraph-properties fo:margin-left="12.51mm" fo:margin-right="0mm" fo:text-indent="-4.06mm" style:auto-text-indent="false"/>
    </style:style>
    <style:style style:name="P221" style:family="paragraph" style:parent-style-name="Question">
      <style:text-properties officeooo:paragraph-rsid="00a3938e"/>
    </style:style>
    <style:style style:name="P222" style:family="paragraph" style:parent-style-name="Question">
      <style:text-properties officeooo:paragraph-rsid="016e12c3"/>
    </style:style>
    <style:style style:name="P223" style:family="paragraph" style:parent-style-name="Question">
      <style:text-properties officeooo:rsid="0037af8d" officeooo:paragraph-rsid="0037af8d"/>
    </style:style>
    <style:style style:name="P224" style:family="paragraph" style:parent-style-name="Question">
      <style:text-properties officeooo:rsid="008db1e9" officeooo:paragraph-rsid="008db1e9"/>
    </style:style>
    <style:style style:name="P225" style:family="paragraph" style:parent-style-name="Question">
      <style:text-properties officeooo:rsid="015f59ce" officeooo:paragraph-rsid="015f59ce"/>
    </style:style>
    <style:style style:name="P226"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1868f8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3ea2a" style:font-style-asian="normal" style:font-style-complex="normal"/>
    </style:style>
    <style:style style:name="T8" style:family="text">
      <style:text-properties fo:font-style="normal" officeooo:rsid="0014b6e1" style:font-style-asian="normal" style:font-style-complex="normal"/>
    </style:style>
    <style:style style:name="T9" style:family="text">
      <style:text-properties fo:font-style="normal" officeooo:rsid="0014ee12" style:font-style-asian="normal" style:font-style-complex="normal"/>
    </style:style>
    <style:style style:name="T10" style:family="text">
      <style:text-properties fo:font-style="normal" officeooo:rsid="00302c38" style:font-style-asian="normal" style:font-style-complex="normal"/>
    </style:style>
    <style:style style:name="T11" style:family="text">
      <style:text-properties fo:font-style="normal" officeooo:rsid="006c2030" style:font-style-asian="normal" style:font-style-complex="normal"/>
    </style:style>
    <style:style style:name="T12" style:family="text">
      <style:text-properties fo:font-style="normal" officeooo:rsid="009cba19" style:font-style-asian="normal" style:font-style-complex="normal"/>
    </style:style>
    <style:style style:name="T13" style:family="text">
      <style:text-properties fo:font-style="normal" officeooo:rsid="0115c280" style:font-style-asian="normal" style:font-style-complex="normal"/>
    </style:style>
    <style:style style:name="T14" style:family="text">
      <style:text-properties fo:font-style="normal" officeooo:rsid="01297cf5" style:font-style-asian="normal" style:font-style-complex="normal"/>
    </style:style>
    <style:style style:name="T15" style:family="text">
      <style:text-properties fo:font-style="normal" officeooo:rsid="012a523a" style:font-style-asian="normal" style:font-style-complex="normal"/>
    </style:style>
    <style:style style:name="T16" style:family="text">
      <style:text-properties fo:font-style="normal" officeooo:rsid="0151ec83" style:font-style-asian="normal" style:font-style-complex="normal"/>
    </style:style>
    <style:style style:name="T17" style:family="text">
      <style:text-properties fo:font-style="normal" officeooo:rsid="0171394d" style:font-style-asian="normal" style:font-style-complex="normal"/>
    </style:style>
    <style:style style:name="T18" style:family="text">
      <style:text-properties fo:font-style="normal" officeooo:rsid="016fa61c" style:font-style-asian="normal" style:font-style-complex="normal"/>
    </style:style>
    <style:style style:name="T19" style:family="text">
      <style:text-properties fo:font-style="normal" officeooo:rsid="01753284" style:font-style-asian="normal" style:font-style-complex="normal"/>
    </style:style>
    <style:style style:name="T20" style:family="text">
      <style:text-properties fo:font-style="normal" officeooo:rsid="017dda92" style:font-style-asian="normal" style:font-style-complex="normal"/>
    </style:style>
    <style:style style:name="T21" style:family="text">
      <style:text-properties fo:font-style="normal" officeooo:rsid="0183d4c5" style:font-style-asian="normal" style:font-style-complex="normal"/>
    </style:style>
    <style:style style:name="T22" style:family="text">
      <style:text-properties fo:font-style="normal" officeooo:rsid="0185958e" style:font-style-asian="normal" style:font-style-complex="normal"/>
    </style:style>
    <style:style style:name="T23" style:family="text">
      <style:text-properties fo:font-style="normal" officeooo:rsid="01868f8e" style:font-style-asian="normal" style:font-style-complex="normal"/>
    </style:style>
    <style:style style:name="T24" style:family="text">
      <style:text-properties fo:font-style="normal" officeooo:rsid="0187d76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7b79e"/>
    </style:style>
    <style:style style:name="T143" style:family="text">
      <style:text-properties officeooo:rsid="01188aa8"/>
    </style:style>
    <style:style style:name="T144" style:family="text">
      <style:text-properties officeooo:rsid="011cef7e"/>
    </style:style>
    <style:style style:name="T145" style:family="text">
      <style:text-properties officeooo:rsid="011d81b5"/>
    </style:style>
    <style:style style:name="T146" style:family="text">
      <style:text-properties officeooo:rsid="011ea8d3"/>
    </style:style>
    <style:style style:name="T147" style:family="text">
      <style:text-properties officeooo:rsid="011eac36"/>
    </style:style>
    <style:style style:name="T148" style:family="text">
      <style:text-properties officeooo:rsid="0120140f"/>
    </style:style>
    <style:style style:name="T149" style:family="text">
      <style:text-properties officeooo:rsid="0120a8e1"/>
    </style:style>
    <style:style style:name="T150" style:family="text">
      <style:text-properties officeooo:rsid="0122492a"/>
    </style:style>
    <style:style style:name="T151" style:family="text">
      <style:text-properties fo:color="#ff0000" style:font-name="Numberpile1"/>
    </style:style>
    <style:style style:name="T152" style:family="text">
      <style:text-properties fo:color="#ff0000" style:font-name="Numberpile1" officeooo:rsid="003c91ca"/>
    </style:style>
    <style:style style:name="T153" style:family="text">
      <style:text-properties fo:color="#ff0000" style:font-name="Numberpile1" officeooo:rsid="01271ea5"/>
    </style:style>
    <style:style style:name="T154" style:family="text">
      <style:text-properties fo:color="#ff0000" style:font-name="Numberpile1" officeooo:rsid="00935ac3"/>
    </style:style>
    <style:style style:name="T155" style:family="text">
      <style:text-properties fo:color="#ff0000" style:font-name="Numberpile1" officeooo:rsid="002db773"/>
    </style:style>
    <style:style style:name="T156" style:family="text">
      <style:text-properties fo:color="#ff0000" style:font-name="Numberpile1" officeooo:rsid="012f9ff9"/>
    </style:style>
    <style:style style:name="T157" style:family="text">
      <style:text-properties fo:color="#ff0000" style:font-name="Numberpile1" officeooo:rsid="0042e302"/>
    </style:style>
    <style:style style:name="T158" style:family="text">
      <style:text-properties fo:color="#ff0000" style:font-name="Numberpile1" officeooo:rsid="0130bcde"/>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officeooo:rsid="01297aef"/>
    </style:style>
    <style:style style:name="T164" style:family="text">
      <style:text-properties officeooo:rsid="01297cf5"/>
    </style:style>
    <style:style style:name="T165" style:family="text">
      <style:text-properties officeooo:rsid="0129e483"/>
    </style:style>
    <style:style style:name="T166" style:family="text">
      <style:text-properties officeooo:rsid="012a523a"/>
    </style:style>
    <style:style style:name="T167" style:family="text">
      <style:text-properties officeooo:rsid="012a9ba9"/>
    </style:style>
    <style:style style:name="T168" style:family="text">
      <style:text-properties officeooo:rsid="012c3b8d"/>
    </style:style>
    <style:style style:name="T169" style:family="text">
      <style:text-properties officeooo:rsid="012ddbb8"/>
    </style:style>
    <style:style style:name="T170" style:family="text">
      <style:text-properties officeooo:rsid="012f9ff9"/>
    </style:style>
    <style:style style:name="T171" style:family="text">
      <style:text-properties officeooo:rsid="0130bcde"/>
    </style:style>
    <style:style style:name="T172" style:family="text">
      <style:text-properties officeooo:rsid="01329c1e"/>
    </style:style>
    <style:style style:name="T173" style:family="text">
      <style:text-properties officeooo:rsid="01339125"/>
    </style:style>
    <style:style style:name="T174" style:family="text">
      <style:text-properties officeooo:rsid="01341591"/>
    </style:style>
    <style:style style:name="T175" style:family="text">
      <style:text-properties officeooo:rsid="013bc90c"/>
    </style:style>
    <style:style style:name="T176" style:family="text">
      <style:text-properties officeooo:rsid="013cb2b6"/>
    </style:style>
    <style:style style:name="T177" style:family="text">
      <style:text-properties officeooo:rsid="013ee393"/>
    </style:style>
    <style:style style:name="T178" style:family="text">
      <style:text-properties officeooo:rsid="0140d256"/>
    </style:style>
    <style:style style:name="T179" style:family="text">
      <style:text-properties officeooo:rsid="0142000b"/>
    </style:style>
    <style:style style:name="T180" style:family="text">
      <style:text-properties officeooo:rsid="0142433d"/>
    </style:style>
    <style:style style:name="T181" style:family="text">
      <style:text-properties officeooo:rsid="0142dcca"/>
    </style:style>
    <style:style style:name="T182" style:family="text">
      <style:text-properties officeooo:rsid="01431fbb"/>
    </style:style>
    <style:style style:name="T183" style:family="text">
      <style:text-properties officeooo:rsid="0143ac7c"/>
    </style:style>
    <style:style style:name="T184" style:family="text">
      <style:text-properties officeooo:rsid="014b500d"/>
    </style:style>
    <style:style style:name="T185" style:family="text">
      <style:text-properties officeooo:rsid="014be339"/>
    </style:style>
    <style:style style:name="T186" style:family="text">
      <style:text-properties officeooo:rsid="014e4b46"/>
    </style:style>
    <style:style style:name="T187" style:family="text">
      <style:text-properties officeooo:rsid="01506c75"/>
    </style:style>
    <style:style style:name="T188" style:family="text">
      <style:text-properties officeooo:rsid="0150a478"/>
    </style:style>
    <style:style style:name="T189" style:family="text">
      <style:text-properties officeooo:rsid="0151ec83"/>
    </style:style>
    <style:style style:name="T190" style:family="text">
      <style:text-properties officeooo:rsid="01531118"/>
    </style:style>
    <style:style style:name="T191" style:family="text">
      <style:text-properties officeooo:rsid="01540e63"/>
    </style:style>
    <style:style style:name="T192" style:family="text">
      <style:text-properties officeooo:rsid="015786be"/>
    </style:style>
    <style:style style:name="T193" style:family="text">
      <style:text-properties officeooo:rsid="015cb716"/>
    </style:style>
    <style:style style:name="T194" style:family="text">
      <style:text-properties officeooo:rsid="015f59ce"/>
    </style:style>
    <style:style style:name="T195" style:family="text">
      <style:text-properties officeooo:rsid="015fdcf5"/>
    </style:style>
    <style:style style:name="T196" style:family="text">
      <style:text-properties officeooo:rsid="0163d848"/>
    </style:style>
    <style:style style:name="T197" style:family="text">
      <style:text-properties officeooo:rsid="01645644"/>
    </style:style>
    <style:style style:name="T198" style:family="text">
      <style:text-properties officeooo:rsid="01653a49"/>
    </style:style>
    <style:style style:name="T199" style:family="text">
      <style:text-properties officeooo:rsid="0167ceb5"/>
    </style:style>
    <style:style style:name="T200" style:family="text">
      <style:text-properties officeooo:rsid="0168e78f"/>
    </style:style>
    <style:style style:name="T201" style:family="text">
      <style:text-properties officeooo:rsid="016b90ae"/>
    </style:style>
    <style:style style:name="T202" style:family="text">
      <style:text-properties officeooo:rsid="016f549c"/>
    </style:style>
    <style:style style:name="T203" style:family="text">
      <style:text-properties officeooo:rsid="016fa61c"/>
    </style:style>
    <style:style style:name="T204" style:family="text">
      <style:text-properties officeooo:rsid="0171394d"/>
    </style:style>
    <style:style style:name="T205" style:family="text">
      <style:text-properties officeooo:rsid="015fb100"/>
    </style:style>
    <style:style style:name="T206" style:family="text">
      <style:text-properties officeooo:rsid="01621bd9"/>
    </style:style>
    <style:style style:name="T207" style:family="text">
      <style:text-properties officeooo:rsid="017a2b20"/>
    </style:style>
    <style:style style:name="T208" style:family="text">
      <style:text-properties officeooo:rsid="017bedcc"/>
    </style:style>
    <style:style style:name="T209" style:family="text">
      <style:text-properties officeooo:rsid="017dda92"/>
    </style:style>
    <style:style style:name="T210" style:family="text">
      <style:text-properties officeooo:rsid="01803375"/>
    </style:style>
    <style:style style:name="T211" style:family="text">
      <style:text-properties officeooo:rsid="01822176"/>
    </style:style>
    <style:style style:name="T212" style:family="text">
      <style:text-properties style:text-underline-style="none" officeooo:rsid="0183d4c5" style:font-style-asian="normal" style:font-style-complex="normal"/>
    </style:style>
    <style:style style:name="T213" style:family="text">
      <style:text-properties officeooo:rsid="0185958e"/>
    </style:style>
    <style:style style:name="T214" style:family="text">
      <style:text-properties officeooo:rsid="01868f8e"/>
    </style:style>
    <style:style style:name="T21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2">2</text:span></text:p>
      <text:p text:style-name="P4">© 2007-20<text:span text:style-name="T149">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148"><text:a xlink:type="simple" xlink:href="#__RefHeading__31345316" text:style-name="Index_20_Link" text:visited-style-name="Index_20_Link">Overview<text:tab/>5</text:a></text:p>
          <text:p text:style-name="P149"><text:a xlink:type="simple" xlink:href="#__RefHeading__16232_1510295094" text:style-name="Index_20_Link" text:visited-style-name="Index_20_Link">Features<text:tab/>5</text:a></text:p>
          <text:p text:style-name="P149"><text:a xlink:type="simple" xlink:href="#__RefHeading__16234_1510295094" text:style-name="Index_20_Link" text:visited-style-name="Index_20_Link">Requirements<text:tab/>5</text:a></text:p>
          <text:p text:style-name="P149"><text:a xlink:type="simple" xlink:href="#__RefHeading__16236_1510295094" text:style-name="Index_20_Link" text:visited-style-name="Index_20_Link">Supported entry types<text:tab/>7</text:a></text:p>
          <text:p text:style-name="P148"><text:a xlink:type="simple" xlink:href="#__RefHeading__16238_1510295094" text:style-name="Index_20_Link" text:visited-style-name="Index_20_Link">Installation<text:tab/>7</text:a></text:p>
          <text:p text:style-name="P149"><text:a xlink:type="simple" xlink:href="#__RefHeading__16240_1510295094" text:style-name="Index_20_Link" text:visited-style-name="Index_20_Link">Packages<text:tab/>7</text:a></text:p>
          <text:p text:style-name="P149"><text:a xlink:type="simple" xlink:href="#__RefHeading__31496503" text:style-name="Index_20_Link" text:visited-style-name="Index_20_Link">Network connection key files<text:tab/>7</text:a></text:p>
          <text:p text:style-name="P148"><text:a xlink:type="simple" xlink:href="#__RefHeading__16242_1510295094" text:style-name="Index_20_Link" text:visited-style-name="Index_20_Link">Usage<text:tab/>8</text:a></text:p>
          <text:p text:style-name="P149"><text:a xlink:type="simple" xlink:href="#__RefHeading__16244_1510295094" text:style-name="Index_20_Link" text:visited-style-name="Index_20_Link">Creating archives<text:tab/>9</text:a></text:p>
          <text:p text:style-name="P150"><text:a xlink:type="simple" xlink:href="#__RefHeading__16246_1510295094" text:style-name="Index_20_Link" text:visited-style-name="Index_20_Link">File archives<text:tab/>9</text:a></text:p>
          <text:p text:style-name="P150"><text:a xlink:type="simple" xlink:href="#__RefHeading__16248_1510295094" text:style-name="Index_20_Link" text:visited-style-name="Index_20_Link">Image archives<text:tab/>10</text:a></text:p>
          <text:p text:style-name="P149"><text:a xlink:type="simple" xlink:href="#__RefHeading__16250_1510295094" text:style-name="Index_20_Link" text:visited-style-name="Index_20_Link">List archives and directory content<text:tab/>10</text:a></text:p>
          <text:p text:style-name="P149"><text:a xlink:type="simple" xlink:href="#__RefHeading__16252_1510295094" text:style-name="Index_20_Link" text:visited-style-name="Index_20_Link">Test archives<text:tab/>11</text:a></text:p>
          <text:p text:style-name="P149"><text:a xlink:type="simple" xlink:href="#__RefHeading__16254_1510295094" text:style-name="Index_20_Link" text:visited-style-name="Index_20_Link">Compare archives<text:tab/>11</text:a></text:p>
          <text:p text:style-name="P149"><text:a xlink:type="simple" xlink:href="#__RefHeading__16256_1510295094" text:style-name="Index_20_Link" text:visited-style-name="Index_20_Link">Extract archives<text:tab/>12</text:a></text:p>
          <text:p text:style-name="P149"><text:a xlink:type="simple" xlink:href="#__RefHeading__12718_1965121651" text:style-name="Index_20_Link" text:visited-style-name="Index_20_Link">Convert archives<text:tab/>12</text:a></text:p>
          <text:p text:style-name="P149"><text:a xlink:type="simple" xlink:href="#__RefHeading__16258_1510295094" text:style-name="Index_20_Link" text:visited-style-name="Index_20_Link">Incremental/Differential archives<text:tab/>13</text:a></text:p>
          <text:p text:style-name="P149"><text:a xlink:type="simple" xlink:href="#__RefHeading__16260_1510295094" text:style-name="Index_20_Link" text:visited-style-name="Index_20_Link">Compress archives<text:tab/>14</text:a></text:p>
          <text:p text:style-name="P149"><text:a xlink:type="simple" xlink:href="#__RefHeading__16262_1510295094" text:style-name="Index_20_Link" text:visited-style-name="Index_20_Link">Encrypt archives<text:tab/>15</text:a></text:p>
          <text:p text:style-name="P150"><text:a xlink:type="simple" xlink:href="#__RefHeading__16264_1510295094" text:style-name="Index_20_Link" text:visited-style-name="Index_20_Link">Asymmetric encryption<text:tab/>16</text:a></text:p>
          <text:p text:style-name="P149"><text:a xlink:type="simple" xlink:href="#__RefHeading__29676110" text:style-name="Index_20_Link" text:visited-style-name="Index_20_Link">Split archives<text:tab/>17</text:a></text:p>
          <text:p text:style-name="P149"><text:a xlink:type="simple" xlink:href="#__RefHeading__16266_1510295094" text:style-name="Index_20_Link" text:visited-style-name="Index_20_Link">Store archives<text:tab/>17</text:a></text:p>
          <text:p text:style-name="P150"><text:a xlink:type="simple" xlink:href="#__RefHeading__31224310" text:style-name="Index_20_Link" text:visited-style-name="Index_20_Link">File system<text:tab/>17</text:a></text:p>
          <text:p text:style-name="P150"><text:a xlink:type="simple" xlink:href="#__RefHeading__33452803" text:style-name="Index_20_Link" text:visited-style-name="Index_20_Link">Remote server (FTP/SCP/SFTP/WebDAV/WebDAVS)<text:tab/>18</text:a></text:p>
          <text:p text:style-name="P150"><text:a xlink:type="simple" xlink:href="#__RefHeading__16268_1510295094" text:style-name="Index_20_Link" text:visited-style-name="Index_20_Link">CD/DVD/BD<text:tab/>18</text:a></text:p>
          <text:p text:style-name="P150"><text:a xlink:type="simple" xlink:href="#__RefHeading__33455003" text:style-name="Index_20_Link" text:visited-style-name="Index_20_Link">Device<text:tab/>20</text:a></text:p>
          <text:p text:style-name="P148"><text:a xlink:type="simple" xlink:href="#__RefHeading__29694130" text:style-name="Index_20_Link" text:visited-style-name="Index_20_Link">Server<text:tab/>20</text:a></text:p>
          <text:p text:style-name="P149"><text:a xlink:type="simple" xlink:href="#__RefHeading__16270_1510295094" text:style-name="Index_20_Link" text:visited-style-name="Index_20_Link">Daemon<text:tab/>20</text:a></text:p>
          <text:p text:style-name="P150"><text:a xlink:type="simple" xlink:href="#__RefHeading__7119_1531997487" text:style-name="Index_20_Link" text:visited-style-name="Index_20_Link">Ports<text:tab/>20</text:a></text:p>
          <text:p text:style-name="P150"><text:a xlink:type="simple" xlink:href="#__RefHeading__6783_1531997487" text:style-name="Index_20_Link" text:visited-style-name="Index_20_Link">Firewall<text:tab/>21</text:a></text:p>
          <text:p text:style-name="P149"><text:a xlink:type="simple" xlink:href="#__RefHeading__12406_1972768539" text:style-name="Index_20_Link" text:visited-style-name="Index_20_Link">Master and Slave<text:tab/>21</text:a></text:p>
          <text:p text:style-name="P149"><text:a xlink:type="simple" xlink:href="#__RefHeading__16272_1510295094" text:style-name="Index_20_Link" text:visited-style-name="Index_20_Link">Database<text:tab/>22</text:a></text:p>
          <text:p text:style-name="P150"><text:a xlink:type="simple" xlink:href="#__RefHeading__8614_961238848" text:style-name="Index_20_Link" text:visited-style-name="Index_20_Link">bar-index<text:tab/>23</text:a></text:p>
          <text:p text:style-name="P149"><text:a xlink:type="simple" xlink:href="#__RefHeading__30626103" text:style-name="Index_20_Link" text:visited-style-name="Index_20_Link">Graphical front end<text:tab/>24</text:a></text:p>
          <text:p text:style-name="P150"><text:a xlink:type="simple" xlink:href="#__RefHeading__16274_1510295094" text:style-name="Index_20_Link" text:visited-style-name="Index_20_Link">Status tab<text:tab/>25</text:a></text:p>
          <text:p text:style-name="P150"><text:a xlink:type="simple" xlink:href="#__RefHeading__16276_1510295094" text:style-name="Index_20_Link" text:visited-style-name="Index_20_Link">Jobs tab<text:tab/>26</text:a></text:p>
          <text:p text:style-name="P147"><text:a xlink:type="simple" xlink:href="#__RefHeading__16278_1510295094" text:style-name="Index_20_Link" text:visited-style-name="Index_20_Link">Entries<text:tab/>26</text:a></text:p>
          <text:p text:style-name="P147"><text:a xlink:type="simple" xlink:href="#__RefHeading__16280_1510295094" text:style-name="Index_20_Link" text:visited-style-name="Index_20_Link">Images<text:tab/>27</text:a></text:p>
          <text:p text:style-name="P147"><text:a xlink:type="simple" xlink:href="#__RefHeading__16282_1510295094" text:style-name="Index_20_Link" text:visited-style-name="Index_20_Link">Filters &amp; Mounts<text:tab/>28</text:a></text:p>
          <text:p text:style-name="P147"><text:a xlink:type="simple" xlink:href="#__RefHeading__30546110" text:style-name="Index_20_Link" text:visited-style-name="Index_20_Link">Storage<text:tab/>29</text:a></text:p>
          <text:p text:style-name="P147"><text:a xlink:type="simple" xlink:href="#__RefHeading__14185_608817561" text:style-name="Index_20_Link" text:visited-style-name="Index_20_Link">Scripts<text:tab/>30</text:a></text:p>
          <text:p text:style-name="P147"><text:a xlink:type="simple" xlink:href="#__RefHeading__16284_1510295094" text:style-name="Index_20_Link" text:visited-style-name="Index_20_Link">Schedule<text:tab/>31</text:a></text:p>
          <text:p text:style-name="P147"><text:a xlink:type="simple" xlink:href="#__RefHeading__16286_1510295094" text:style-name="Index_20_Link" text:visited-style-name="Index_20_Link">Persistence<text:tab/>32</text:a></text:p>
          <text:p text:style-name="P147"><text:a xlink:type="simple" xlink:href="#__RefHeading__12408_1972768539" text:style-name="Index_20_Link" text:visited-style-name="Index_20_Link">Comment<text:tab/>33</text:a></text:p>
          <text:p text:style-name="P150"><text:a xlink:type="simple" xlink:href="#__RefHeading__12410_1972768539" text:style-name="Index_20_Link" text:visited-style-name="Index_20_Link">Restore tab<text:tab/>33</text:a></text:p>
          <text:p text:style-name="P150"><text:a xlink:type="simple" xlink:href="#__RefHeading__12251_695893263" text:style-name="Index_20_Link" text:visited-style-name="Index_20_Link">Server settings<text:tab/>36</text:a></text:p>
          <text:p text:style-name="P147"><text:a xlink:type="simple" xlink:href="#__RefHeading__12253_695893263" text:style-name="Index_20_Link" text:visited-style-name="Index_20_Link">General<text:tab/>36</text:a></text:p>
          <text:p text:style-name="P147"><text:a xlink:type="simple" xlink:href="#__RefHeading__12255_695893263" text:style-name="Index_20_Link" text:visited-style-name="Index_20_Link">Servers<text:tab/>37</text:a></text:p>
          <text:p text:style-name="P147"><text:a xlink:type="simple" xlink:href="#__RefHeading__12257_695893263" text:style-name="Index_20_Link" text:visited-style-name="Index_20_Link">Commands<text:tab/>38</text:a></text:p>
          <text:p text:style-name="P147"><text:soft-page-break/><text:a xlink:type="simple" xlink:href="#__RefHeading__12259_695893263" text:style-name="Index_20_Link" text:visited-style-name="Index_20_Link">Verbosity &amp; Log<text:tab/>38</text:a></text:p>
          <text:p text:style-name="P148"><text:a xlink:type="simple" xlink:href="#__RefHeading__16288_1510295094" text:style-name="Index_20_Link" text:visited-style-name="Index_20_Link">Use cases<text:tab/>39</text:a></text:p>
          <text:p text:style-name="P149"><text:a xlink:type="simple" xlink:href="#__RefHeading__15954_1674148630" text:style-name="Index_20_Link" text:visited-style-name="Index_20_Link">a) <text:s/>Normal backup<text:tab/>39</text:a></text:p>
          <text:p text:style-name="P149"><text:a xlink:type="simple" xlink:href="#__RefHeading__15956_1674148630" text:style-name="Index_20_Link" text:visited-style-name="Index_20_Link">b) <text:s/>Full daily backup with time schedule<text:tab/>40</text:a></text:p>
          <text:p text:style-name="P149"><text:a xlink:type="simple" xlink:href="#__RefHeading__15958_1674148630" text:style-name="Index_20_Link" text:visited-style-name="Index_20_Link">c) <text:s/>Full weekly backup with time schedule and daily incremental backup<text:tab/>40</text:a></text:p>
          <text:p text:style-name="P149"><text:a xlink:type="simple" xlink:href="#__RefHeading__15960_1674148630" text:style-name="Index_20_Link" text:visited-style-name="Index_20_Link">d) <text:s/>Full weekly backup with daily incremental and continuous backup<text:tab/>40</text:a></text:p>
          <text:p text:style-name="P149"><text:a xlink:type="simple" xlink:href="#__RefHeading__15962_1674148630" text:style-name="Index_20_Link" text:visited-style-name="Index_20_Link">e) <text:s/>Restore single file or directory<text:tab/>41</text:a></text:p>
          <text:p text:style-name="P149"><text:a xlink:type="simple" xlink:href="#__RefHeading__15964_1674148630" text:style-name="Index_20_Link" text:visited-style-name="Index_20_Link">f) <text:s/>Restore full backup<text:tab/>41</text:a></text:p>
          <text:p text:style-name="P148"><text:a xlink:type="simple" xlink:href="#__RefHeading__15744_1674148630" text:style-name="Index_20_Link" text:visited-style-name="Index_20_Link">Appendix<text:tab/>42</text:a></text:p>
          <text:p text:style-name="P149"><text:a xlink:type="simple" xlink:href="#__RefHeading__8616_961238848" text:style-name="Index_20_Link" text:visited-style-name="Index_20_Link">Tools<text:tab/>42</text:a></text:p>
          <text:p text:style-name="P149"><text:a xlink:type="simple" xlink:href="#__RefHeading__30604910" text:style-name="Index_20_Link" text:visited-style-name="Index_20_Link">Archive file name macros<text:tab/>42</text:a></text:p>
          <text:p text:style-name="P149"><text:a xlink:type="simple" xlink:href="#__RefHeading__27593402" text:style-name="Index_20_Link" text:visited-style-name="Index_20_Link">BAR command line options summary<text:tab/>43</text:a></text:p>
          <text:p text:style-name="P150"><text:a xlink:type="simple" xlink:href="#__RefHeading__16290_1510295094" text:style-name="Index_20_Link" text:visited-style-name="Index_20_Link">Basic commands<text:tab/>43</text:a></text:p>
          <text:p text:style-name="P150"><text:a xlink:type="simple" xlink:href="#__RefHeading__16292_1510295094" text:style-name="Index_20_Link" text:visited-style-name="Index_20_Link">Include/Exclude files<text:tab/>45</text:a></text:p>
          <text:p text:style-name="P150"><text:a xlink:type="simple" xlink:href="#__RefHeading__16294_1510295094" text:style-name="Index_20_Link" text:visited-style-name="Index_20_Link">Incremental/Differential archives<text:tab/>46</text:a></text:p>
          <text:p text:style-name="P150"><text:a xlink:type="simple" xlink:href="#__RefHeading__16296_1510295094" text:style-name="Index_20_Link" text:visited-style-name="Index_20_Link">Compression<text:tab/>47</text:a></text:p>
          <text:p text:style-name="P150"><text:a xlink:type="simple" xlink:href="#__RefHeading__16298_1510295094" text:style-name="Index_20_Link" text:visited-style-name="Index_20_Link">Encryption<text:tab/>50</text:a></text:p>
          <text:p text:style-name="P150"><text:a xlink:type="simple" xlink:href="#__RefHeading__12412_1972768539" text:style-name="Index_20_Link" text:visited-style-name="Index_20_Link">Signatures<text:tab/>52</text:a></text:p>
          <text:p text:style-name="P150"><text:a xlink:type="simple" xlink:href="#__RefHeading__29665410" text:style-name="Index_20_Link" text:visited-style-name="Index_20_Link">Splitting<text:tab/>52</text:a></text:p>
          <text:p text:style-name="P150"><text:a xlink:type="simple" xlink:href="#__RefHeading__31202610" text:style-name="Index_20_Link" text:visited-style-name="Index_20_Link">Storage<text:tab/>53</text:a></text:p>
          <text:p text:style-name="P147"><text:a xlink:type="simple" xlink:href="#__RefHeading__16300_1510295094" text:style-name="Index_20_Link" text:visited-style-name="Index_20_Link">File<text:tab/>53</text:a></text:p>
          <text:p text:style-name="P147"><text:a xlink:type="simple" xlink:href="#__RefHeading__33495803" text:style-name="Index_20_Link" text:visited-style-name="Index_20_Link">FTP<text:tab/>53</text:a></text:p>
          <text:p text:style-name="P147"><text:a xlink:type="simple" xlink:href="#__RefHeading__33496803" text:style-name="Index_20_Link" text:visited-style-name="Index_20_Link">SSH<text:tab/>53</text:a></text:p>
          <text:p text:style-name="P147"><text:a xlink:type="simple" xlink:href="#__RefHeading__16302_1510295094" text:style-name="Index_20_Link" text:visited-style-name="Index_20_Link">SCP<text:tab/>54</text:a></text:p>
          <text:p text:style-name="P147"><text:a xlink:type="simple" xlink:href="#__RefHeading__16304_1510295094" text:style-name="Index_20_Link" text:visited-style-name="Index_20_Link">SFTP<text:tab/>54</text:a></text:p>
          <text:p text:style-name="P147"><text:a xlink:type="simple" xlink:href="#__RefHeading__7767_909302912" text:style-name="Index_20_Link" text:visited-style-name="Index_20_Link">WebDAV/WebDAVS<text:tab/>54</text:a></text:p>
          <text:p text:style-name="P147"><text:a xlink:type="simple" xlink:href="#__RefHeading__16306_1510295094" text:style-name="Index_20_Link" text:visited-style-name="Index_20_Link">CD/DVD/BD<text:tab/>55</text:a></text:p>
          <text:p text:style-name="P147"><text:a xlink:type="simple" xlink:href="#__RefHeading__33501503" text:style-name="Index_20_Link" text:visited-style-name="Index_20_Link">Device<text:tab/>57</text:a></text:p>
          <text:p text:style-name="P150"><text:a xlink:type="simple" xlink:href="#__RefHeading__16308_1510295094" text:style-name="Index_20_Link" text:visited-style-name="Index_20_Link">Restore<text:tab/>58</text:a></text:p>
          <text:p text:style-name="P150"><text:a xlink:type="simple" xlink:href="#__RefHeading__16310_1510295094" text:style-name="Index_20_Link" text:visited-style-name="Index_20_Link">Server<text:tab/>59</text:a></text:p>
          <text:p text:style-name="P150"><text:a xlink:type="simple" xlink:href="#__RefHeading__13949_1679799926" text:style-name="Index_20_Link" text:visited-style-name="Index_20_Link">Index database<text:tab/>60</text:a></text:p>
          <text:p text:style-name="P150"><text:a xlink:type="simple" xlink:href="#__RefHeading__10437_873480820" text:style-name="Index_20_Link" text:visited-style-name="Index_20_Link">Continuous database<text:tab/>61</text:a></text:p>
          <text:p text:style-name="P150"><text:a xlink:type="simple" xlink:href="#__RefHeading__13951_1679799926" text:style-name="Index_20_Link" text:visited-style-name="Index_20_Link">Logging<text:tab/>62</text:a></text:p>
          <text:p text:style-name="P150"><text:a xlink:type="simple" xlink:href="#__RefHeading__16312_1510295094" text:style-name="Index_20_Link" text:visited-style-name="Index_20_Link">Miscellaneous<text:tab/>63</text:a></text:p>
          <text:p text:style-name="P149"><text:a xlink:type="simple" xlink:href="#__RefHeading__16314_1510295094" text:style-name="Index_20_Link" text:visited-style-name="Index_20_Link">BAR configuration and job files<text:tab/>68</text:a></text:p>
          <text:p text:style-name="P150"><text:a xlink:type="simple" xlink:href="#__RefHeading__16316_1510295094" text:style-name="Index_20_Link" text:visited-style-name="Index_20_Link">Additional configuration entries<text:tab/>68</text:a></text:p>
          <text:p text:style-name="P150"><text:a xlink:type="simple" xlink:href="#__RefHeading__16318_1510295094" text:style-name="Index_20_Link" text:visited-style-name="Index_20_Link">Block configuration entries<text:tab/>69</text:a></text:p>
          <text:p text:style-name="P147"><text:a xlink:type="simple" xlink:href="#__RefHeading__14674_1674148630" text:style-name="Index_20_Link" text:visited-style-name="Index_20_Link">File server<text:tab/>69</text:a></text:p>
          <text:p text:style-name="P147"><text:a xlink:type="simple" xlink:href="#__RefHeading__16320_1510295094" text:style-name="Index_20_Link" text:visited-style-name="Index_20_Link">FTP server<text:tab/>70</text:a></text:p>
          <text:p text:style-name="P147"><text:a xlink:type="simple" xlink:href="#__RefHeading__16322_1510295094" text:style-name="Index_20_Link" text:visited-style-name="Index_20_Link">SSH/SCP/SFTP server<text:tab/>70</text:a></text:p>
          <text:p text:style-name="P147"><text:a xlink:type="simple" xlink:href="#__RefHeading__9029_1272517093" text:style-name="Index_20_Link" text:visited-style-name="Index_20_Link">WebDAV/WebDAVS server<text:tab/>70</text:a></text:p>
          <text:p text:style-name="P147"><text:a xlink:type="simple" xlink:href="#__RefHeading__9031_1272517093" text:style-name="Index_20_Link" text:visited-style-name="Index_20_Link">Device<text:tab/>71</text:a></text:p>
          <text:p text:style-name="P147"><text:a xlink:type="simple" xlink:href="#__RefHeading__9033_1272517093" text:style-name="Index_20_Link" text:visited-style-name="Index_20_Link">Schedule<text:tab/>71</text:a></text:p>
          <text:p text:style-name="P147"><text:a xlink:type="simple" xlink:href="#__RefHeading___Toc220184_3155296967" text:style-name="Index_20_Link" text:visited-style-name="Index_20_Link">Persistence<text:tab/>72</text:a></text:p>
          <text:p text:style-name="P147"><text:a xlink:type="simple" xlink:href="#__RefHeading___Toc12265_1256220904" text:style-name="Index_20_Link" text:visited-style-name="Index_20_Link">Maintenance<text:tab/>72</text:a></text:p>
          <text:p text:style-name="P150"><text:a xlink:type="simple" xlink:href="#__RefHeading__16326_1510295094" text:style-name="Index_20_Link" text:visited-style-name="Index_20_Link">Example configuration file<text:tab/>72</text:a></text:p>
          <text:p text:style-name="P149"><text:a xlink:type="simple" xlink:href="#__RefHeading__32474025" text:style-name="Index_20_Link" text:visited-style-name="Index_20_Link">BARControl command line options summary<text:tab/>73</text:a></text:p>
          <text:p text:style-name="P149"><text:a xlink:type="simple" xlink:href="#__RefHeading__16328_1510295094" text:style-name="Index_20_Link" text:visited-style-name="Index_20_Link">BARControl configuration file<text:tab/>75</text:a></text:p>
          <text:p text:style-name="P149"><text:a xlink:type="simple" xlink:href="#__RefHeading__16330_1510295094" text:style-name="Index_20_Link" text:visited-style-name="Index_20_Link">Exit codes<text:tab/>76</text:a></text:p>
          <text:p text:style-name="P149"><text:a xlink:type="simple" xlink:href="#__RefHeading__29596110" text:style-name="Index_20_Link" text:visited-style-name="Index_20_Link">Archive file format<text:tab/>77</text:a></text:p>
          <text:p text:style-name="P149"><text:soft-page-break/><text:a xlink:type="simple" xlink:href="#__RefHeading__35624716" text:style-name="Index_20_Link" text:visited-style-name="Index_20_Link">Compilation<text:tab/>77</text:a></text:p>
          <text:p text:style-name="P149"><text:a xlink:type="simple" xlink:href="#__RefHeading__16332_1510295094" text:style-name="Index_20_Link" text:visited-style-name="Index_20_Link">Development<text:tab/>81</text:a></text:p>
          <text:p text:style-name="P148"><text:a xlink:type="simple" xlink:href="#__RefHeading__31406103" text:style-name="Index_20_Link" text:visited-style-name="Index_20_Link">Frequently asked questions<text:tab/>81</text:a></text:p>
          <text:p text:style-name="P148"><text:a xlink:type="simple" xlink:href="#__RefHeading__16334_1510295094" text:style-name="Index_20_Link" text:visited-style-name="Index_20_Link">Contact and bug reports<text:tab/>89</text:a></text:p>
          <text:p text:style-name="P148"><text:a xlink:type="simple" xlink:href="#__RefHeading__16336_1510295094" text:style-name="Index_20_Link" text:visited-style-name="Index_20_Link">License<text:tab/>89</text:a></text:p>
          <text:p text:style-name="P148"><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1">Figure 1: Graphical front end main window (status tab)<text:tab/>25</text:p>
          <text:p text:style-name="P141">Figure 2: Entries<text:tab/>27</text:p>
          <text:p text:style-name="P141">Figure 3: Images<text:tab/>28</text:p>
          <text:p text:style-name="P141">Figure 4: Filters and mounts<text:tab/>29</text:p>
          <text:p text:style-name="P141">Figure 5: Storage<text:tab/>29</text:p>
          <text:p text:style-name="P141">Figure 6: Archive name editor<text:tab/>30</text:p>
          <text:p text:style-name="P141">Figure 7: Scripts<text:tab/>31</text:p>
          <text:p text:style-name="P141">Figure 8: Scheduler<text:tab/>32</text:p>
          <text:p text:style-name="P141">Figure 9: Persistence<text:tab/>32</text:p>
          <text:p text:style-name="P141">Figure 10: Restoring files<text:tab/>34</text:p>
          <text:p text:style-name="P141">Figure 11: Restore dialog<text:tab/>35</text:p>
          <text:p text:style-name="P141">Figure 12: Server general settings<text:tab/>36</text:p>
          <text:p text:style-name="P141">Figure 13: Servers settings<text:tab/>37</text:p>
          <text:p text:style-name="P141">Figure 14: Server command settings<text:tab/>38</text:p>
          <text:p text:style-name="P141">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3">Table 1: Supported entries<text:tab/>6</text:p>
          <text:p text:style-name="P143">Table 2: Certificates and key files<text:tab/>8</text:p>
          <text:p text:style-name="P143">Table 3: Archive part and medium sizes<text:tab/>19</text:p>
          <text:p text:style-name="P143">Table 4: Server ports<text:tab/>20</text:p>
          <text:p text:style-name="P143">Table 5: Archive file name macros<text:tab/>43</text:p>
          <text:p text:style-name="P143">Table 6: Pattern types<text:tab/>45</text:p>
          <text:p text:style-name="P143">Table 7: Compression algorithms<text:tab/>50</text:p>
          <text:p text:style-name="P143">Table 8: Encryption algorithms<text:tab/>51</text:p>
          <text:p text:style-name="P143">Table 9: Log information types<text:tab/>62</text:p>
          <text:p text:style-name="P143">Table 10: Log format macros<text:tab/>63</text:p>
          <text:p text:style-name="P143">Table 11: Verbosity levels<text:tab/>67</text:p>
          <text:p text:style-name="P143">Table 12: BAR exit codes<text:tab/>76</text:p>
          <text:p text:style-name="P143">Table 13: Compilation packages<text:tab/>79</text:p>
          <text:p text:style-name="P143">Table 14: Tests<text:tab/>80</text:p>
        </text:index-body>
      </text:table-index>
      <text:p text:style-name="Text_20_body"/>
      <text:h text:style-name="P166" text:outline-level="1"/>
      <text:h text:style-name="P16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732436628" text:style-name="L1">
        <text:list-item>
          <text:p text:style-name="P209">create, list, test, compare and extract archives of files and disk images,</text:p>
        </text:list-item>
        <text:list-item>
          <text:p text:style-name="P210">convert archives,</text:p>
        </text:list-item>
      </text:list>
      <text:list xml:id="list3981504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3">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45089429" text:style-name="L2">
        <text:list-item>
          <text:p text:style-name="P211">glibc 2.3.2 or higher</text:p>
        </text:list-item>
      </text:list>
      <text:list xml:id="list103243523469887" text:continue-list="list39815044" text:style-name="List_20_1">
        <text:list-item>
          <text:p text:style-name="List_20_1"><text:span text:style-name="Name">BAR</text:span> binary</text:p>
        </text:list-item>
      </text:list>
      <text:list xml:id="list965114672" text:style-name="L3">
        <text:list-item>
          <text:p text:style-name="P200">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920651776" text:style-name="L4">
        <text:list-item>
          <text:p text:style-name="P212">cdrecord [<text:reference-ref text:reference-format="text" text:ref-name="cdrtools">cdrtools</text:reference-ref>]</text:p>
        </text:list-item>
      </text:list>
      <text:list xml:id="list103242767742327" text:continue-list="list103243523469887" text:style-name="List_20_1">
        <text:list-item>
          <text:p text:style-name="List_20_1">growisofs [<text:reference-ref text:reference-format="text" text:ref-name="growisofs">growisofs</text:reference-ref>]</text:p>
        </text:list-item>
      </text:list>
      <text:list xml:id="list103242624376827" text:continue-list="list2920651776" text:style-name="L4">
        <text:list-item>
          <text:p text:style-name="P196">mkisofs, <text:span text:style-name="T81">dvd+rw-format</text:span> [<text:reference-ref text:reference-format="text" text:ref-name="dvd+rw-tools">dvd+rw-tools</text:reference-ref>]</text:p>
        </text:list-item>
      </text:list>
      <text:list xml:id="list103243887577802" text:continue-list="list103242767742327"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0324342057638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667753793" text:style-name="L5">
        <text:list-item>
          <text:p text:style-name="P213">C/<text:span text:style-name="T85">C++</text:span> development environment with gcc, <text:span text:style-name="T84">g++</text:span></text:p>
        </text:list-item>
      </text:list>
      <text:list xml:id="list103243341695595" text:continue-list="list103243420576380" text:style-name="List_20_1">
        <text:list-item>
          <text:p text:style-name="List_20_1">GNU make</text:p>
        </text:list-item>
        <text:list-item>
          <text:p text:style-name="List_20_1">m4</text:p>
        </text:list-item>
        <text:list-item>
          <text:p text:style-name="P176">xgettext</text:p>
        </text:list-item>
        <text:list-item>
          <text:p text:style-name="List_20_1">perl</text:p>
        </text:list-item>
        <text:list-item>
          <text:p text:style-name="P177">tclsh</text:p>
        </text:list-item>
        <text:list-item>
          <text:p text:style-name="P178">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0324377989453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79"><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4">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4">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80">MariaDB connector C [<text:reference-ref text:reference-format="text" text:ref-name="MariaDB">MariaDB</text:reference-ref>]</text:p>
        </text:list-item>
        <text:list-item>
          <text:p text:style-name="P181">PostgreSQL [<text:reference-ref text:reference-format="text" text:ref-name="PostgreSQL">PostgreSQL</text:reference-ref>]</text:p>
        </text:list-item>
        <text:list-item>
          <text:p text:style-name="P182">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0324331309846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3"><text:span text:style-name="T186">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3">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8</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6">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6">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6">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1997385609" text:style-name="L6">
        <text:list-item>
          <text:p text:style-name="P214"><text:bookmark-start text:name="__DdeLink__11097_1674148630"/>&lt;name&gt; stay for a parameter, e. g. a name or some text,</text:p>
        </text:list-item>
      </text:list>
      <text:list xml:id="list103242546274766" text:continue-list="list103243313098469"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03243942856049" text:continue-list="list1997385609" text:style-name="L6">
        <text:list-item>
          <text:p text:style-name="P201">&lt;size&gt; specify a byte size. Sizes can be specified as numbers including the following optional units: <text:span text:style-name="T163">P, T, </text:span>G, M, K which multiply the given number by 1125899906842624 <text:span text:style-name="T164">(1024</text:span><text:span text:style-name="T35">5</text:span><text:span text:style-name="T164">),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6">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3242848628854" text:continue-list="list10324254627476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7">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187692865" text:style-name="L7">
        <text:list-item>
          <text:p text:style-name="P215">ext2</text:p>
        </text:list-item>
      </text:list>
      <text:list xml:id="list103242223116873" text:continue-list="list10324284862885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3243586830481" text:continue-numbering="true" text:style-name="List_20_1">
        <text:list-item>
          <text:p text:style-name="List_20_1_20_End">ext4</text:p>
        </text:list-item>
      </text:list>
      <text:p text:style-name="Text_20_Body_20_Start">Experimental, but no longer supported files systems are:</text:p>
      <text:list xml:id="list10324313885097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8">or WebDAVS</text:span> server or from CD/DVD/BD can be listed by specify<text:span text:style-name="T188">ing</text:span> the <text:span text:style-name="T188">URI and the </text:span>directory <text:span text:style-name="T164">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34">To compare the content of archives with the content in the file system, <text:span text:style-name="T189">a device</text:span> or <text:span text:style-name="T189">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89">the </text:span>d<text:span text:style-name="T189">evice</text:span> or <text:span text:style-name="T189">the </text:span>partition and report any entry or image which differs. The compare function can be used to check if an archive still contain the <text:span text:style-name="T189">same </text:span>entries or image <text:span text:style-name="T189">data</text:span> which are <text:span text:style-name="T189">stored in the file system or </text:span>d<text:span text:style-name="T189">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38">The content of the specified archives are compared with the existing file system entries or d<text:span text:style-name="T189">evice</text:span> image content. If some entry or image in an archive differ from the file system/image on <text:span text:style-name="T189">the </text:span>d<text:span text:style-name="T189">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34"><text:span text:style-name="Name">BAR</text:span> extract the content of the archive and restore all files, directories, links, hard links, special files and d<text:span text:style-name="T189">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89">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103242112479170"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183">crypt password</text:p>
        </text:list-item>
        <text:list-item>
          <text:p text:style-name="List_20_1">crypt key</text:p>
        </text:list-item>
        <text:list-item>
          <text:p text:style-name="List_20_1">comment</text:p>
        </text:list-item>
        <text:list-item>
          <text:p text:style-name="P202">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0">Note<text:span text:style-name="T108">s</text:span>:<text:tab/><text:span text:style-name="T108">I</text:span>f an archive is encrypted the <text:span text:style-name="T105">old </text:span>encryption password and <text:span text:style-name="T105">old private </text:span>key is required to change setting<text:span text:style-name="T164">s</text:span>.</text:p>
      <text:p text:style-name="P50"><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text:soft-page-break/>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03242472378780" text:continue-numbering="true" text:style-name="List_20_1">
        <text:list-item>
          <text:p text:style-name="List_20_1_20_Start">Incremental archives: contain all changed files, directories, links, hard links and special files since the last <text:span text:style-name="T189">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1">Note:<text:tab/>Incremental/Differential archives are not useful for storing d<text:span text:style-name="T189">evice</text:span> images.</text:p>
      <text:p text:style-name="Text_20_Body_20_Start">To detect which files, directories, links, hard links, or special files are changed since the last incremental archive resp. the last full archive was created, an incremental data file <text:span text:style-name="T189">is created </text:span>when the first full archive <text:span text:style-name="T189">is created </text:span>resp. this file <text:span text:style-name="T164">is updated </text:span>when an incremental archive <text:span text:style-name="T189">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9">file name </text:span>extension <text:span text:style-name="T1">.bid</text:span><text:span text:style-name="T6">. The full name is derived from the created archive file </text:span><text:span text:style-name="T16">name </text:span><text:span text:style-name="T6">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29"><text:span text:style-name="T6">The derived default incremental data file name may be overwritten with the option </text:span><text:span text:style-name="Option"><text:span text:style-name="T25">-I</text:span></text:span><text:span text:style-name="T6"> or </text:span><text:span text:style-name="Option"><text:span text:style-name="T25">‑‑incremental-list-file</text:span></text:span><text:span text:style-name="T6">. </text:span><text:span text:style-name="T14">The directory where the incremental data file is stored can be changed with the option </text:span><text:span text:style-name="Option"><text:span text:style-name="T28">–incremental-data-directory</text:span></text:span><text:span text:style-name="T14">.</text:span></text:p>
      <text:p text:style-name="Note"><text:span text:style-name="T6">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6"> itself to create incremental or differential archives.</text:span></text:p>
      <text:p text:style-name="Text_20_Body_20_Start">To create an incremental or differential archive first a full archive with all entries <text:span text:style-name="T190">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Example:</text:p>
      <text:p text:style-name="Command">bar ‑‑full ‑‑incremental-list-file=home.bid ‑‑create home.bar /home</text:p>
      <text:p text:style-name="Text_20_Body_20_Start"><text:span text:style-name="T6">This example command create the files </text:span><text:span text:style-name="Filename"><text:span text:style-name="T25">home.bar</text:span></text:span><text:span text:style-name="T6"> and </text:span><text:span text:style-name="Filename"><text:span text:style-name="T25">home.bid.</text:span></text:span></text:p>
      <text:p text:style-name="Text_20_body"><text:span text:style-name="Filename"><text:span text:style-name="T6">To create an incremental archive after some files, directories, links, hard links, or special files were modified use the command:</text:span></text:span></text:p>
      <text:p text:style-name="Command_20_Start"><text:soft-page-break/><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6">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324412239507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0">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0">When encryption is enabled, a pass phrase must be entered when the archive is created. The content of the archive may later only be accessed when the <text:span text:style-name="T146">correct </text:span>pass phrase is entered again. <text:span text:style-name="T92">The pass phrase is read from the console if required</text:span><text:span text:style-name="T92"><text:note text:id="ftn2" text:note-class="footnote"><text:note-citation>2</text:note-citation><text:note-body><text:p text:style-name="P74">If the environment variable SSH_ASKPASS is set to an execut<text:span text:style-name="T201">able</text:span> this <text:span text:style-name="T201">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76">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0">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24">bar ‑‑create home.bar /home –<text:span text:style-name="T107">crypt</text:span>-algorithm=<text:span text:style-name="T107">AES256 ‑‑crypt-password=secret</text:span></text:p>
      <text:p text:style-name="P125">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5">the </text:span>private key. For each new archive part a new random key is generated.</text:p>
      <text:p text:style-name="Text_20_Body_20_Start">To use asymmetric RSA encryption <text:span text:style-name="T165">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289789507720"/><text:alphabetical-index-mark-start text:id="IMark94289781999576"/>URI<text:alphabetical-index-mark-end text:id="IMark94289781999576"/><text:alphabetical-index-mark-end text:id="IMark9428978950772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5">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5">WebDAVS</text:span> protocol<text:span text:style-name="T191">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6"> to limit the space </text:span><text:span text:style-name="Name"><text:span text:style-name="T25">BAR</text:span></text:span><text:span text:style-name="T6"> may use for temporary files. Transmission of an archive part to a remo</text:span><text:span text:style-name="T15">t</text:span><text:span text:style-name="T6">e server is done with full speed of the network connection up link. To limited the used bandwidth use the option </text:span><text:span text:style-name="Option"><text:span text:style-name="T25">‑‑max-band-with</text:span></text:span><text:span text:style-name="T6">.</text:span></text:p>
      <text:p text:style-name="Note"><text:span text:style-name="T6">Note:<text:tab/></text:span><text:span text:style-name="T12">A</text:span><text:span text:style-name="T6"> </text:span><text:span text:style-name="Name"><text:span text:style-name="T25">@</text:span></text:span><text:span text:style-name="T6"> in a login name </text:span><text:span text:style-name="T12">can </text:span><text:span text:style-name="T15">b</text:span><text:span text:style-name="T12">e escaped by prefixing it </text:span><text:span text:style-name="T6">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1">With the error correction codes </text:span><text:span text:style-name="Command"><text:span text:style-name="T191">dvdisaster</text:span></text:span><text:span text:style-name="T191">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1">When a CD/DVD/BD is created it is recommended to enable archive splitting (see <text:bookmark-ref text:reference-format="text" text:ref-name="__RefHeading__29676110">Split archives</text:bookmark-ref>, <text:span text:style-name="T166">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1">a </text:span>suitable setting <text:span text:style-name="T166">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6">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6">options to execute a command before an archive is created or an entry is stored additional commands can be used to control the device. See options </text:span><text:span text:style-name="Option"><text:span text:style-name="T166">--device-write-pre-command</text:span></text:span><text:span text:style-name="T166">,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7">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61"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7">the </text:span>slave and master have to be paired once. Pairing is done with of the following steps:</text:p>
      <text:list xml:id="list10324226128179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803131157" text:style-name="List_20_2">
        <text:list-item>
          <text:p text:style-name="List_20_2_20_Start">wait until pairing is done if no pairing was done ever before <text:span text:style-name="T198">(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7">control</text:span></text:span><text:span text:style-name="Command"> –pair-</text:span><text:span text:style-name="Command"><text:span text:style-name="T197">master &lt;slave host name&gt;</text:span></text:span></text:p>
      <text:p text:style-name="P146">or</text:p>
      <text:list xml:id="list103243318130310" text:continue-numbering="true" text:style-name="List_20_2">
        <text:list-item>
          <text:p text:style-name="List_20_2_20_End"><text:span text:style-name="T197">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4</text:bookmark-ref></text:span><text:span text:style-name="T97">) on the computer where the BAR server slave instance is running.</text:span></text:p>
        </text:list-item>
      </text:list>
      <text:p text:style-name="P135"><text:span text:style-name="T199">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0">10min</text:span> to pair with <text:span text:style-name="T120">the </text:span>slave.</text:p>
      <text:p text:style-name="P40">Pairing is done with the following procedure:</text:p>
      <text:list xml:id="list3314764514" text:style-name="L8">
        <text:list-item>
          <text:p text:style-name="P154"><text:span text:style-name="T200">The s</text:span>lave is in pairing mode. <text:span text:style-name="T200">This is </text:span>either <text:span text:style-name="T200">done </text:span>automatically at startup of the slave if there is <text:span text:style-name="T199">still </text:span>no master paired or by an explicit request to slave.</text:p>
        </text:list-item>
        <text:list-item>
          <text:p text:style-name="P154"><text:span text:style-name="T200">The m</text:span>aster check <text:span text:style-name="T199">periodically</text:span> every minute if <text:span text:style-name="T199">a </text:span>slave can be reached via the network. <text:span text:style-name="T199">If the slave cannot be reached it is marked “offline”, if the slave can be reached, but it is still not paired the slave is marked “wait pairing”.</text:span></text:p>
        </text:list-item>
        <text:list-item>
          <text:p text:style-name="P154"><text:span text:style-name="T199">I</text:span>f <text:span text:style-name="T199">a </text:span>slave is reachable the master login in to <text:span text:style-name="T200">the </text:span>slave and transmit <text:span text:style-name="T200">a</text:span> <text:span text:style-name="T200">master </text:span>pairing code.</text:p>
        </text:list-item>
        <text:list-item>
          <text:p text:style-name="P155"><text:span text:style-name="T199">S</text:span>lave accept the pairing code, store it and switch off pairing mode.</text:p>
        </text:list-item>
      </text:list>
      <text:p text:style-name="Text"><text:soft-page-break/><text:span text:style-name="T199">If this procedure is successfully done the </text:span><text:span text:style-name="Command"><text:span text:style-name="T199">BAR</text:span></text:span><text:span text:style-name="T199"> server m</text:span>aster and slave are paired. <text:span text:style-name="T202">A pairing is kept until a repairing is started or the </text:span><text:span text:style-name="Command"><text:span text:style-name="T202">BAR</text:span></text:span><text:span text:style-name="T202"> master is installed on a different machine.</text:span></text:p>
      <text:h text:style-name="P162" text:outline-level="2"><text:bookmark-start text:name="__RefHeading__16272_1510295094"/>Database<text:bookmark-end text:name="__RefHeading__16272_1510295094"/></text:h>
      <text:p text:style-name="Text_20_Body_20_Start"><text:span text:style-name="T209">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103243538548062" text:continue-list="list103242261281790" text:style-name="List_20_1">
        <text:list-item>
          <text:p text:style-name="List_20_1_20_Start">SQ<text:span text:style-name="T202">L</text:span>ite<text:line-break/><text:span text:style-name="T203">SQLite use a single file to store the index database. The filename is specified with </text:span><text:span text:style-name="Option"><text:span text:style-name="T203">sqlite:&lt;filename&gt;</text:span></text:span><text:span text:style-name="T203">.</text:span></text:p>
        </text:list-item>
        <text:list-item>
          <text:p text:style-name="List_20_1">MariaDB<text:line-break/><text:span text:style-name="T204">If the index database is stored in a MariaDB database a MariaDB database server is required. The server, user and password is specified with </text:span><text:span text:style-name="Option"><text:span text:style-name="T203">mariadb:&lt;server&gt;:&lt;user&gt;:&lt;password&gt;</text:span></text:span><text:span text:style-name="T203">. Please make sure the user have granted permissions for create databases and tables, delete, select, insert and update</text:span><text:span text:style-name="Command"><text:span text:style-name="T203">.</text:span></text:span></text:p>
        </text:list-item>
        <text:list-item>
          <text:p text:style-name="List_20_1_20_End"><text:span text:style-name="Command"><text:span text:style-name="T6">PostgreSQL<text:line-break/></text:span></text:span><text:span text:style-name="Command"><text:span text:style-name="T17">If the index database is stored in a </text:span></text:span><text:span text:style-name="Command"><text:span text:style-name="T19">PostgreSQL</text:span></text:span><text:span text:style-name="Command"><text:span text:style-name="T17"> database a </text:span></text:span><text:span text:style-name="Command"><text:span text:style-name="T19">PostgreSQL</text:span></text:span><text:span text:style-name="Command"><text:span text:style-name="T17"> database server is required. The server, user and password is specified with </text:span></text:span><text:span text:style-name="Command"><text:span text:style-name="T19">postgresql</text:span></text:span><text:span text:style-name="Option"><text:span text:style-name="T29">:&lt;server&gt;:&lt;user&gt;:&lt;password&gt;</text:span></text:span><text:span text:style-name="Command"><text:span text:style-name="T18">. Please make sure the user have granted permissions for create </text:span></text:span><text:span text:style-name="Command"><text:span text:style-name="T20">database and tables</text:span></text:span><text:span text:style-name="Command"><text:span text:style-name="T18">, delete, select, insert and update</text:span></text:span><text:span text:style-name="Command"><text:span text:style-name="T29">.</text:span></text:span></text:p>
        </text:list-item>
      </text:list>
      <text:p text:style-name="Standard"><text:span text:style-name="Command"><text:span text:style-name="T6"/></text:span></text:p>
      <text:p text:style-name="Text_20_body"><text:span text:style-name="T202">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09">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103242316182926" text:continue-numbering="true" text:style-name="List_20_1">
        <text:list-item>
          <text:p text:style-name="P220">the archive files are stored either in the file system, on a <text:span text:style-name="T192">FTP</text:span> server, <text:span text:style-name="T192">SCP</text:span>/<text:span text:style-name="T192">SFTP</text:span> server, or a <text:span text:style-name="T192">W</text:span>e<text:span text:style-name="T46">bDAV/WebDAVS</text:span> server and</text:p>
        </text:list-item>
        <text:list-item>
          <text:p text:style-name="P197">the name suffix is <text:span text:style-name="Filename">.bar,</text:span> and</text:p>
        </text:list-item>
        <text:list-item>
          <text:p text:style-name="P208">the archives can be decrypted which means the running <text:span text:style-name="Name">BAR</text:span> server has the required pass phrase stored in the internal pass phrase cache and the required private key file <text:span text:style-name="T209">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6">d</text:span>ates, specify the option ‑‑index<text:span text:style-name="Option">-database-no-auto-update</text:span>.</text:p>
      <text:p text:style-name="Note">Note:<text:tab/>The database file<text:span text:style-name="T209">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2">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2">in the</text:span> tab restore in the context menu of the archive list.</text:p>
      <text:p text:style-name="P49">Note:<text:tab/>The index database is upgraded automatically when a new <text:span text:style-name="Name">BAR</text:span> version is installed and <text:span text:style-name="T192">is </text:span>run for the first time. Depending on the size of the database this may take some time. The upgrade is done in the background. <text:span text:style-name="T46">The shown data in </text:span><text:span text:style-name="Command"><text:span text:style-name="T46">BARControl</text:span></text:span><text:span text:style-name="T46"> in the restore tab may be incomplete while an upgrade of the index database is running in the background.</text:span></text:p>
      <text:p text:style-name="Note">Note: <text:span text:style-name="T202">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2">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3">index</text:span></text:span> can be used for some basic operations.</text:p>
      <text:list xml:id="list103243803918295" text:continue-numbering="true" text:style-name="List_20_1">
        <text:list-item>
          <text:p text:style-name="List_20_1">create a new empty database: <text:span text:style-name="T56">this is done with option </text:span><text:span text:style-name="Option"><text:span text:style-name="T56">‑‑create</text:span></text:span><text:span text:style-name="T56">. <text:s text:c="34"/><text:line-break/></text:span>Note: be careful with this option! An existing database is deleted when a new one is created</text:p>
        </text:list-item>
        <text:list-item>
          <text:p text:style-name="P184"><text:span text:style-name="Option"><text:span text:style-name="T56">‑‑create-triggers: </text:span></text:span>re-create all triggers of the database<text:span text:style-name="T5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84"><text:span text:style-name="Option">‑‑</text:span><text:span text:style-name="Option"><text:span text:style-name="T70">create-newest</text:span></text:span><text:span text:style-name="T70">: re-create all newest data in the database. It deletes all existing newest data in the database and re-creates it from the existing entries data.</text:span></text:p>
        </text:list-item>
        <text:list-item>
          <text:p text:style-name="P184"><text:span text:style-name="Option"><text:span text:style-name="T56">‑‑create-indizes: </text:span></text:span>re-create all indizes of the database. <text:span text:style-name="T56">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84"><text:span text:style-name="Option">‑‑</text:span><text:span text:style-name="Option"><text:span text:style-name="T167">create-aggregates</text:span></text:span><text:span text:style-name="T167">: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84"><text:span text:style-name="Option">‑‑</text:span><text:span text:style-name="Option"><text:span text:style-name="T167">check</text:span></text:span><text:span text:style-name="T167">: check integrity of the database and report errors if something is corrupted.</text:span></text:p>
        </text:list-item>
        <text:list-item>
          <text:p text:style-name="P184"><text:span text:style-name="Option">‑‑</text:span><text:span text:style-name="Option"><text:span text:style-name="T167">clean</text:span></text:span><text:span text:style-name="T167">: remove duplicated and orphaned entries. The operation does not lose data in the index, but depending on the size of the database it takes some time to complete.</text:span></text:p>
        </text:list-item>
        <text:list-item>
          <text:p text:style-name="P184"><text:span text:style-name="Option">‑‑</text:span><text:span text:style-name="Option"><text:span text:style-name="T87">vacuum</text:span></text:span><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4"><text:span text:style-name="Option">‑‑</text:span><text:span text:style-name="Option"><text:span text:style-name="T168">info</text:span></text:span><text:span text:style-name="T168">, </text:span><text:span text:style-name="Option"><text:span text:style-name="T168">‑‑info-entities</text:span></text:span><text:span text:style-name="T168">, </text:span><text:span text:style-name="Option"><text:span text:style-name="T168">‑‑info-storages</text:span></text:span><text:span text:style-name="T168">, </text:span><text:span text:style-name="Option"><text:span text:style-name="T168">‑‑info-entries</text:span></text:span><text:span text:style-name="T168">: print some information of the database content.</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185">For more details to the available commands and options see <text:span text:style-name="Option">‑‑help</text:span> of <text:span text:style-name="Command">bar-</text:span><text:span text:style-name="Command"><text:span text:style-name="T203">index</text:span></text:span>.</text:p>
      <text:h text:style-name="P163" text:outline-level="2"/>
      <text:h text:style-name="P165" text:outline-level="2"><text:bookmark-start text:name="__RefHeading__30626103"/><text:alphabetical-index-mark text:string-value="graphical front end"/>Graphical front end<text:bookmark-end text:name="__RefHeading__30626103"/></text:h>
      <text:p text:style-name="P126">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2">ed</text:span>, backup or restore jobs can be create<text:span text:style-name="T192">d</text:span>, edited, deleted, started, paused, suspended or canceled.</text:p>
      <text:p text:style-name="P4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8">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8">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103242449732261" text:continue-numbering="true" text:style-name="List_20_1">
        <text:list-item>
          <text:p text:style-name="List_20_1">specified on the command line via the option <text:span text:style-name="Option">–key-file</text:span></text:p>
        </text:list-item>
        <text:list-item>
          <text:p text:style-name="P186"><text:span text:style-name="Filename"><text:span text:style-name="T124">bar-key.pem</text:span></text:span><text:span text:style-name="T124"> in the local directory</text:span></text:p>
        </text:list-item>
        <text:list-item>
          <text:p text:style-name="P187"><text:span text:style-name="Filename">$HOME/.bar/bar-key.pem</text:span></text:p>
        </text:list-item>
        <text:list-item>
          <text:p text:style-name="P188"><text:span text:style-name="Filename">/etc/bar/bar-key.pem</text:span></text:p>
        </text:list-item>
        <text:list-item>
          <text:p text:style-name="P188"><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7">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2">A job may also be started <text:s/>started, aborted, paused or suspended via the context menu which can be opened with the second mouse button.</text:span></text:p>
      <text:p text:style-name="P27">After selecting a job in the list which is not already scheduled to run or <text:span text:style-name="T185">is </text:span>running, the job can be started with the <text:span text:style-name="Command">Start</text:span> button <text:span text:style-name="Number_20_Mark"><text:span text:style-name="T58">D</text:span></text:span>. In the appearing dialog you can select the specific operation:</text:p>
      <text:list xml:id="list10324365461826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5">an </text:span>incremental data file.</text:p>
        </text:list-item>
        <text:list-item>
          <text:p text:style-name="List_20_1">Incremental: create an incremental archive with all entries as specified in the job which changed since the last incremental or full archive was created. Update <text:span text:style-name="T185">the </text:span>incremental data file.</text:p>
        </text:list-item>
        <text:list-item>
          <text:p text:style-name="List_20_1">Differential: create an differential archive with all entries as specified in the job which changed since the last full archive was created. Do not update <text:span text:style-name="T185">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103242811350196"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1240863495" text:style-name="L9">
        <text:list-item>
          <text:p text:style-name="P153">included entry names</text:p>
        </text:list-item>
      </text:list>
      <text:list xml:id="list103243666322716" text:continue-list="list103242811350196" text:style-name="List_20_1">
        <text:list-item>
          <text:p text:style-name="List_20_1">included images</text:p>
        </text:list-item>
        <text:list-item>
          <text:p text:style-name="P189">filters and mounts</text:p>
        </text:list-item>
        <text:list-item>
          <text:p text:style-name="List_20_1">storage information</text:p>
        </text:list-item>
        <text:list-item>
          <text:p text:style-name="P189">scripts</text:p>
        </text:list-item>
        <text:list-item>
          <text:p text:style-name="P190">schedule information</text:p>
        </text:list-item>
        <text:list-item>
          <text:p text:style-name="P191">persistence information</text:p>
        </text:list-item>
        <text:list-item>
          <text:p text:style-name="P203">comments</text:p>
        </text:list-item>
      </text:list>
      <text:p text:style-name="Text_20_Body_20_Start">The jobs tab have some sub-tabs to edit these pieces of data.</text:p>
      <text:h text:style-name="P173" text:outline-level="4"><text:bookmark-start text:name="__RefHeading__16278_1510295094"/>Entries<text:bookmark-end text:name="__RefHeading__16278_1510295094"/></text:h>
      <text:p text:style-name="P128">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5">used</text:span> window manager.</text:p></text:note-body></text:note> <text:span text:style-name="Number_20_Mark"><text:span text:style-name="T61">C</text:span></text:span><text:span text:style-name="T61"> </text:span>open or close the directory <text:span text:style-name="T185">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28">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2">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3">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1">G</text:span><text:span text:style-name="T159"> </text:span>not readable entries are skipped and no error is reported for those entries. With no stop on attribute error option <text:span text:style-name="T153">H</text:span><text:span text:style-name="T160"> </text:span>errors when reading a entry attribute are ignored. With the raw image option <text:span text:style-name="T153">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74"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5">date </text:span><text:span text:style-name="Number_20_Mark"><text:span text:style-name="T65">B</text:span></text:span><text:span text:style-name="T65">, weekdays </text:span><text:span text:style-name="Number_20_Mark"><text:span text:style-name="T73">C</text:span></text:span><text:span text:style-name="T73"> and </text:span>time <text:span text:style-name="Number_20_Mark"><text:span text:style-name="T65">D</text:span></text:span><text:span text:style-name="T65"> </text:span>for the backup job can be defined. Also the type of the created archive (default, normal, full, incremental, <text:s/>differential, or continuous) <text:span text:style-name="Number_20_Mark"><text:span text:style-name="T65">E</text:span></text:span><text:span text:style-name="T65">, for continuous backups the time interval </text:span><text:span text:style-name="Number_20_Mark"><text:span text:style-name="T65">F</text:span></text:span><text:span text:style-name="T65">.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5">G</text:span></text:span><text:span text:style-name="T65"> may</text:span> be defined, <text:span text:style-name="T65">too</text:span>.</text:p>
      <text:p text:style-name="P158">If archive files should be tested immediately after they are created option <text:span text:style-name="Number_20_Mark"><text:span text:style-name="T73">H </text:span></text:span><text:span text:style-name="T161">can be enabled.</text:span> </text:p>
      <text:p text:style-name="P35"><text:span text:style-name="T161">If only the incremental data should be collected the no storage option </text:span><text:span text:style-name="Number_20_Mark"><text:span text:style-name="T73">I </text:span></text:span><text:span text:style-name="T161">can be enabled. A schedule must be enabled to become active and executed. This can be done in the edit dialog or in the schedule list </text:span><text:span text:style-name="Number_20_Mark"><text:span text:style-name="T210">J</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missed for max. 30 days.</text:span></text:p>
      <text:h text:style-name="P175"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4">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103244560512189"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50">The condition when an archive is deleted is evaluated with:</text:span></text:p>
      <text:list xml:id="list3695439373" text:style-name="L10">
        <text:list-item>
          <text:p text:style-name="P226">the archive is older then the max. age of the period</text:p>
        </text:list-item>
        <text:list-item>
          <text:p text:style-name="P226">the archive is not in transit to the next period</text:p>
        </text:list-item>
        <text:list-item>
          <text:p text:style-name="P226">the archive is the oldest in the period</text:p>
        </text:list-item>
        <text:list-item>
          <text:p text:style-name="P226">the number of existing archives in the period exceeds the max. number</text:p>
        </text:list-item>
      </text:list>
      <text:h text:style-name="P175"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68"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3">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69">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6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2"><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text:soft-page-break/>If the check box <text:span text:style-name="Command">newest only</text:span> <text:span text:style-name="Number_20_Mark"><text:span text:style-name="T66">N</text:span></text:span><text:span text:style-name="T66"> </text:span>only the newest entries are shown, otherwise all existing entries are shown.</text:p>
      <text:p text:style-name="P36"><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5">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 also the check box </text:span><text:span text:style-name="Command"><text:span text:style-name="T43">directory content</text:span></text:span><text:span text:style-name="T43"> </text:span><text:span text:style-name="Number_20_Mark"><text:span text:style-name="T74">D</text:span></text:span><text:span text:style-name="T43"> can be selected to restore directories including their content</text:span>. <text:span text:style-name="T169">By default the signature of the archives are checked if there is a signature available. If the </text:span><text:span text:style-name="Option"><text:span text:style-name="T169">skip signature check</text:span></text:span><text:span text:style-name="T169"> box </text:span><text:span text:style-name="Number_20_Mark"><text:span text:style-name="T74">E </text:span></text:span><text:span text:style-name="T169">is set the signatures are not checked. </text:span>By selecting the check box <text:span text:style-name="Command">overwrite exiting files</text:span> <text:span text:style-name="Number_20_Mark"><text:span text:style-name="T74">F</text:span></text:span><text:span text:style-name="T66"> </text:span>already existing files are overwritten. <text:span text:style-name="T44">With the button </text:span><text:span text:style-name="Command"><text:span text:style-name="T44">Start restore </text:span></text:span><text:span text:style-name="Number_20_Mark"><text:span text:style-name="T169">G</text:span></text:span><text:span text:style-name="T44"> the restore of entries is started.</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6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2">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103244243248615" text:continue-list="list103244560512189" text:style-name="List_20_1">
        <text:list-item>
          <text:p text:style-name="List_20_1_20_Start"><text:span text:style-name="T67">temporary directory </text:span><text:span text:style-name="Number_20_Mark"><text:span text:style-name="T67">B</text:span></text:span> <text:span text:style-name="T170">and max. size </text:span><text:span text:style-name="T156">C</text:span><text:span text:style-name="T170">,</text:span></text:p>
        </text:list-item>
        <text:list-item>
          <text:p text:style-name="P192"><text:span text:style-name="T67">the nice level </text:span><text:span text:style-name="T157">D</text:span><text:span text:style-name="T67">,</text:span></text:p>
        </text:list-item>
        <text:list-item>
          <text:p text:style-name="P192"><text:span text:style-name="T67">the max. number of compress and encryption threads </text:span><text:span text:style-name="T157">E</text:span><text:span text:style-name="T67">,</text:span></text:p>
        </text:list-item>
        <text:list-item>
          <text:p text:style-name="P192"><text:span text:style-name="T67">the minimal compress size </text:span><text:span text:style-name="T157">F</text:span><text:span text:style-name="T67">,</text:span></text:p>
        </text:list-item>
        <text:list-item>
          <text:p text:style-name="P193">the jobs directory <text:span text:style-name="T156">G</text:span>,</text:p>
        </text:list-item>
        <text:list-item>
          <text:p text:style-name="P193">the max. size of files included in a continuous backup <text:span text:style-name="T158">H</text:span>,</text:p>
        </text:list-item>
        <text:list-item>
          <text:p text:style-name="P193">the file name of the index database <text:span text:style-name="Number_20_Mark"><text:span text:style-name="T171">I</text:span></text:span> and if index auto-updates should be active <text:span text:style-name="Number_20_Mark"><text:span text:style-name="T171">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1">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103246352163255"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194"><text:span text:style-name="T68">the log </text:span>types <text:span text:style-name="Number_20_Mark"><text:span text:style-name="T68">C</text:span></text:span>,</text:p>
        </text:list-item>
        <text:list-item>
          <text:p text:style-name="P194">the log file name <text:span text:style-name="Number_20_Mark"><text:span text:style-name="T68">D</text:span></text:span>,</text:p>
        </text:list-item>
        <text:list-item>
          <text:p text:style-name="P194">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46536710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103245935912642" text:continue-list="list10324635216325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103245532042721" text:continue-list="list2465367108"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103246387945963" text:continue-list="list103245935912642"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2">The exact time may be later than the specified time if some other jobs are running before.</text:p></text:note-body></text:note> <text:span text:style-name="T40">each day </text:span>as a full backup.</text:p>
      <text:list xml:id="list103245186623736" text:continue-list="list103245532042721"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103244656654797" text:continue-list="list103246387945963" text:style-name="List_20_1">
        <text:list-item>
          <text:p text:style-name="P216">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195">select for <text:span text:style-name="T40">the t</text:span><text:span text:style-name="Name">ype</text:span> <text:span text:style-name="Name">full</text:span></text:p>
        </text:list-item>
        <text:list-item>
          <text:p text:style-name="P195"><text:span text:style-name="Name"><text:span text:style-name="T7">add another new schedule entry and define * for the date and time. Select all week days where the incremental backup should be execute. Exclude the day when the full backup runs.</text:span></text:span></text:p>
        </text:list-item>
        <text:list-item>
          <text:p text:style-name="P195"><text:span text:style-name="Name"><text:span text:style-name="T7">select for the type </text:span></text:span><text:span text:style-name="Name"><text:span text:style-name="T2">incremental</text:span></text:span></text:p>
        </text:list-item>
        <text:list-item>
          <text:p text:style-name="P204">verify <text:span text:style-name="T40">that </text:span><text:span text:style-name="Name">enabled</text:span> is checked</text:p>
        </text:list-item>
      </text:list>
      <text:list xml:id="list103245136810429" text:continue-list="list103245186623736"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103245088948257" text:continue-list="list103244656654797" text:style-name="List_20_1">
        <text:list-item>
          <text:p text:style-name="P216">switch to the <text:span text:style-name="Name">Jobs</text:span> tab. In the <text:span text:style-name="Name">Schedule</text:span> sub-tab add a new schedule entry and define * <text:span text:style-name="T40">for the date, <text:s/>time and week day</text:span>.</text:p>
        </text:list-item>
        <text:list-item>
          <text:p text:style-name="P195">select for <text:span text:style-name="T40">the t</text:span><text:span text:style-name="Name">ype</text:span> <text:span text:style-name="Name"><text:span text:style-name="T40">continuous</text:span></text:span></text:p>
        </text:list-item>
        <text:list-item>
          <text:p text:style-name="P20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103244642035675" text:continue-list="list103245136810429"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103246264629154" text:continue-list="list103245088948257" text:style-name="List_20_1">
        <text:list-item>
          <text:p text:style-name="P217"><text:span text:style-name="Name"><text:span text:style-name="T6">switch to the </text:span></text:span><text:span text:style-name="Name"><text:span text:style-name="T3">Restore</text:span></text:span><text:span text:style-name="Name"><text:span text:style-name="T8"> tab</text:span></text:span></text:p>
        </text:list-item>
        <text:list-item>
          <text:p text:style-name="P217"><text:span text:style-name="Name"><text:span text:style-name="T8">in the filter of the </text:span></text:span><text:span text:style-name="Name"><text:span text:style-name="T10">bottom entry </text:span></text:span><text:span text:style-name="Name"><text:span text:style-name="T8">list enter parts of the path or name of the entry to restore. The list is then updated to show all matching entries available in some archives.</text:span></text:span></text:p>
        </text:list-item>
        <text:list-item>
          <text:p text:style-name="P217"><text:span text:style-name="Name"><text:span text:style-name="T8">filter the number of entries in the list by select the entry type or select </text:span></text:span><text:span text:style-name="Name"><text:span text:style-name="T3">newest only</text:span></text:span><text:span text:style-name="Name"><text:span text:style-name="T8"> if needed</text:span></text:span></text:p>
        </text:list-item>
        <text:list-item>
          <text:p text:style-name="P217"><text:span text:style-name="Name"><text:span text:style-name="T8">click the button </text:span></text:span><text:span text:style-name="Name"><text:span text:style-name="T3">Restore...</text:span></text:span><text:span text:style-name="Name"><text:span text:style-name="T8"> and in the dialog which opens select if you want to restore the entry into some different location and/o</text:span></text:span><text:span text:style-name="Name"><text:span text:style-name="T10">r</text:span></text:span><text:span text:style-name="Name"><text:span text:style-name="T8"> if you want that an existing entry should be overwritten.</text:span></text:span></text:p>
        </text:list-item>
        <text:list-item>
          <text:p text:style-name="P217"><text:span text:style-name="Name"><text:span text:style-name="T8">click </text:span></text:span><text:span text:style-name="Name"><text:span text:style-name="T3">Start</text:span></text:span><text:span text:style-name="Name"><text:span text:style-name="T8">. A restore job is scheduled and will be executed as soon as possible.</text:span></text:span></text:p>
        </text:list-item>
      </text:list>
      <text:list xml:id="list103245833719189" text:continue-list="list10324464203567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103245158843098" text:continue-list="list103246264629154" text:style-name="List_20_1">
        <text:list-item>
          <text:p text:style-name="P217"><text:span text:style-name="Name"><text:span text:style-name="T6">switch to the </text:span></text:span><text:span text:style-name="Name"><text:span text:style-name="T41">Restore</text:span></text:span><text:span text:style-name="Name"><text:span text:style-name="T8"> tab</text:span></text:span></text:p>
        </text:list-item>
        <text:list-item>
          <text:p text:style-name="List_20_1"><text:span text:style-name="Name"><text:span text:style-name="T8">in the </text:span></text:span><text:span text:style-name="Name"><text:span text:style-name="T10">top tree select a job and the entity to restore</text:span></text:span><text:span text:style-name="Name"><text:span text:style-name="T8">.</text:span></text:span></text:p>
        </text:list-item>
        <text:list-item>
          <text:p text:style-name="P217"><text:span text:style-name="Name"><text:span text:style-name="T8">click the button </text:span></text:span><text:span text:style-name="Name"><text:span text:style-name="T3">Restore...</text:span></text:span><text:span text:style-name="Name"><text:span text:style-name="T8"> and in the dialog which opens select if you want that existing entr</text:span></text:span><text:span text:style-name="Name"><text:span text:style-name="T9">ies</text:span></text:span><text:span text:style-name="Name"><text:span text:style-name="T8"> should be overwritten.</text:span></text:span></text:p>
        </text:list-item>
        <text:list-item>
          <text:p text:style-name="List_20_1_20_End"><text:span text:style-name="Name"><text:span text:style-name="T8">click </text:span></text:span><text:span text:style-name="Name"><text:span text:style-name="T3">Start</text:span></text:span><text:span text:style-name="Name"><text:span text:style-name="T8">. A restore job is scheduled and will be executed as soon as possible.</text:span></text:span></text:p>
        </text:list-item>
      </text:list>
      <text:p text:style-name="Text_20_body"/>
      <text:h text:style-name="P166" text:outline-level="1"/>
      <text:h text:style-name="P167" text:outline-level="1"><text:bookmark-start text:name="__RefHeading__15744_1674148630"/>Appendix<text:bookmark-end text:name="__RefHeading__15744_1674148630"/></text:h>
      <text:h text:style-name="P164" text:outline-level="2"><text:bookmark-start text:name="__RefHeading__8616_961238848"/>Tools<text:bookmark-end text:name="__RefHeading__8616_961238848"/></text:h>
      <text:p text:style-name="Text_20_Body_20_Start">The following tools are part of <text:span text:style-name="Command">BAR</text:span>:</text:p>
      <text:list xml:id="list10324620361728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3">index</text:span>: <text:span text:style-name="T55">index </text:span>a maint<text:span text:style-name="T7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9">Note:<text:tab/><text:span text:style-name="Command"><text:span text:style-name="T46">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289792245720"/>--create<text:alphabetical-index-mark-end text:id="IMark94289792245720"/>, <text:alphabetical-index-mark-start text:id="IMark94289808009176"/>-c<text:alphabetical-index-mark-end text:id="IMark94289808009176"/></text:p>
      <text:p text:style-name="Option_20_Start">Create an archive with files, directories, links, hard links and special files like device-, pipes- and sockets-descriptors.</text:p>
      <text:p text:style-name="Option_20_title"><text:alphabetical-index-mark-start text:id="IMark94289781945208"/>--image<text:alphabetical-index-mark-end text:id="IMark94289781945208"/>, <text:alphabetical-index-mark-start text:id="IMark94289797238744"/>-m<text:alphabetical-index-mark-end text:id="IMark9428979723874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6"> ‑‑</text:span><text:span text:style-name="Option"><text:span text:style-name="T25">raw-images</text:span></text:span><text:span text:style-name="T6">.</text:span></text:p>
      <text:p text:style-name="Option_20_note">Note:<text:tab/>When compression is enabled not used data blocks will almost use no space in the created archive.</text:p>
      <text:p text:style-name="Option_20_title"><text:alphabetical-index-mark-start text:id="IMark94289807112408"/>--list<text:alphabetical-index-mark-end text:id="IMark94289807112408"/>, <text:alphabetical-index-mark-start text:id="IMark94289793203688"/>-l<text:alphabetical-index-mark-end text:id="IMark9428979320368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289798620696"/>--test<text:alphabetical-index-mark-end text:id="IMark94289798620696"/>, <text:alphabetical-index-mark-start text:id="IMark94289797588440"/>-t<text:alphabetical-index-mark-end text:id="IMark94289797588440"/></text:p>
      <text:p text:style-name="Option_20_Start">Test content integrity of archives.</text:p>
      <text:p text:style-name="Option_20_title"><text:alphabetical-index-mark-start text:id="IMark94289806179800"/>--compare<text:alphabetical-index-mark-end text:id="IMark94289806179800"/>, <text:alphabetical-index-mark-start text:id="IMark94289809953752"/>-d<text:alphabetical-index-mark-end text:id="IMark94289809953752"/></text:p>
      <text:p text:style-name="Option_20_Start">Compare content of archives with content in file system.</text:p>
      <text:p text:style-name="Option_20_title"><text:soft-page-break/><text:alphabetical-index-mark-start text:id="IMark94289805703128"/>--extract<text:alphabetical-index-mark-end text:id="IMark94289805703128"/>, <text:alphabetical-index-mark-start text:id="IMark94289792097240"/>-x<text:alphabetical-index-mark-end text:id="IMark94289792097240"/></text:p>
      <text:p text:style-name="Option_20_Start">Extract content of archives.</text:p>
      <text:p text:style-name="Option_20_title"><text:alphabetical-index-mark-start text:id="IMark94289808009176"/>--<text:span text:style-name="T172">convert</text:span><text:alphabetical-index-mark-end text:id="IMark94289808009176"/></text:p>
      <text:p text:style-name="Option_20_Start">Convert <text:span text:style-name="T172">an archive with new compression, encryption, pass phrase or signature.</text:span></text:p>
      <text:p text:style-name="Option_20_title"><text:alphabetical-index-mark-start text:id="IMark94289783092248"/>--generate-keys<text:alphabetical-index-mark-end text:id="IMark94289783092248"/></text:p>
      <text:p text:style-name="Option_20_Start">Generate a public/private key pair for asymmetric encryption/decryption of archive content with RSA. <text:span text:style-name="T145">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7">the selected encryption algorithm and </text:span>a random selected pass <text:span text:style-name="T147">phrase</text:span> key of 2048 bit. The random password is encrypted with the public key and stored into the archive. For each <text:span text:style-name="T148">archive </text:span>part a new random password is generated. This mechanism is known as “hybrid-encryption”. Using hybrid-encryption instead of plain RSA encryption is a common technique to avoid the expensive and usually slow RSA encryption for <text:span text:style-name="T148">a </text:span>huge amount of data.</text:p>
      <text:p text:style-name="Option_20_title"><text:alphabetical-index-mark-start text:id="IMark94289798792632"/>--<text:span text:style-name="T145">generate-signature-keys</text:span><text:alphabetical-index-mark-end text:id="IMark94289798792632"/></text:p>
      <text:p text:style-name="P104">Generate a public/private <text:span text:style-name="T145">signature </text:span>key pair. <text:span text:style-name="T145">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289789611480"/>--generate-keys-bits<text:alphabetical-index-mark-end text:id="IMark94289789611480"/>=&lt;n&gt;</text:p>
      <text:p text:style-name="Option_20_Start">Specify number of bits to use for a <text:span text:style-name="T146">public/private</text:span> key pair. It can be 1024, 2048 or 3072 bits. Default value are 2048 bits.</text:p>
      <text:p text:style-name="Option_20_title"><text:alphabetical-index-mark-start text:id="IMark94289807625176"/>--<text:span text:style-name="T88">generate-keys-mode</text:span><text:alphabetical-index-mark-end text:id="IMark94289807625176"/><text:span text:style-name="T88">=secure|transient</text:span></text:p>
      <text:p text:style-name="P105">Specify the mode to generate a <text:span text:style-name="T146">public/private</text:span> key pair. <text:span text:style-name="Command">secure</text:span> use the most secure random number generator and is the default (recommen<text:span text:style-name="T146">d</text:span>ed). <text:span text:style-name="Command">transient</text:span> use a faster, but a less secure random number generator.</text:p>
      <text:p text:style-name="P57"><text:alphabetical-index-mark-start text:id="IMark94289802553576"/><text:span text:style-name="T131">--storage-list-stdin</text:span><text:alphabetical-index-mark-end text:id="IMark94289802553576"/><text:span text:style-name="T131">,</text:span><text:alphabetical-index-mark-start text:id="IMark94289806179800"/><text:span text:style-name="T131">-T</text:span><text:alphabetical-index-mark-end text:id="IMark94289806179800"/></text:p>
      <text:p text:style-name="Option_20_Start">Read storage names (glob pattern) from stdin.</text:p>
      <text:p text:style-name="Option_20_title"><text:alphabetical-index-mark-start text:id="IMark94289797588440"/><text:span text:style-name="T130">--storage-list</text:span><text:alphabetical-index-mark-end text:id="IMark94289797588440"/>=&lt;file name&gt;</text:p>
      <text:p text:style-name="P97">Define the name of a file <text:span text:style-name="T128">from which storage </text:span>names or simple patterns (glob pattern) <text:span text:style-name="T128">are read.</text:span></text:p>
      <text:p text:style-name="Option_20_title"><text:alphabetical-index-mark-start text:id="IMark94289783092248"/><text:span text:style-name="T130">--storage-command</text:span><text:alphabetical-index-mark-end text:id="IMark94289783092248"/>=<text:bookmark-start text:name="__DdeLink__11095_16741486303"/>&lt;command|script&gt;<text:bookmark-end text:name="__DdeLink__11095_16741486303"/></text:p>
      <text:p text:style-name="P9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289792187352"/>--pre-command<text:alphabetical-index-mark-end text:id="IMark94289792187352"/>=&lt;command&gt;</text:p>
      <text:p text:style-name="Option_20_Start">Command to execute before a job is started.</text:p>
      <text:p text:style-name="Option_20_Start"><text:soft-page-break/>Available macros: %name.</text:p>
      <text:p text:style-name="Option_20_title"><text:alphabetical-index-mark-start text:id="IMark94289797568440"/>--post-command<text:alphabetical-index-mark-end text:id="IMark94289797568440"/>=&lt;command&gt;</text:p>
      <text:p text:style-name="Option_20_Start">Command to execute after a job terminated.</text:p>
      <text:p text:style-name="Option_20_Start">Available macros: %name.</text:p>
      <text:p text:style-name="Option_20_title"><text:alphabetical-index-mark-start text:id="IMark94289798620696"/>--mount<text:alphabetical-index-mark-end text:id="IMark94289798620696"/>=&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289790376920"/><text:span text:style-name="T134">--mount-command</text:span><text:alphabetical-index-mark-end text:id="IMark94289790376920"/><text:span text:style-name="T134">=&lt;command&gt;</text:span></text:p>
      <text:p text:style-name="Option_20_Start">Command to mount a device via a mount point.</text:p>
      <text:p text:style-name="Option_20_Start">Available macros: %directory</text:p>
      <text:p text:style-name="Option_20_title"><text:alphabetical-index-mark-start text:id="IMark94289791741912"/><text:span text:style-name="T134">--mount-device-command</text:span><text:alphabetical-index-mark-end text:id="IMark94289791741912"/><text:span text:style-name="T134">=&lt;command&gt;</text:span></text:p>
      <text:p text:style-name="Option_20_Start">Command to mount a device.</text:p>
      <text:p text:style-name="Option_20_Start">Available macros: %directory, %device</text:p>
      <text:p text:style-name="Option_20_title"><text:alphabetical-index-mark-start text:id="IMark94289808713960"/>--unmount-command<text:alphabetical-index-mark-end text:id="IMark94289808713960"/><text:span text:style-name="T134">=&lt;command&gt;</text:span></text:p>
      <text:p text:style-name="P99">Command to <text:span text:style-name="T135">un</text:span>mount a device via a mount point.</text:p>
      <text:p text:style-name="P99">Available macros: %directory</text:p>
      <text:p text:style-name="P63"><text:alphabetical-index-mark-start text:id="IMark94289805813720"/><text:alphabetical-index-mark-start text:id="IMark94289811562456"/>--<text:span text:style-name="T205">transform</text:span><text:alphabetical-index-mark-end text:id="IMark94289811562456"/><text:alphabetical-index-mark-end text:id="IMark94289805813720"/><text:span text:style-name="T205">=&lt;pattern&gt;,&lt;text&gt;</text:span></text:p>
      <text:p text:style-name="P112"><text:span text:style-name="T207">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5">The default pattern type is simple pattern.</text:span></text:p>
      <text:p text:style-name="P111">Example: --transform=/mnt/sda<text:span text:style-name="T206">1</text:span>/home,/home</text:p>
      <text:p text:style-name="P151"/>
      <table:table table:name="Table7" table:style-name="Table7">
        <table:table-column table:style-name="Table7.A"/>
        <table:table-column table:style-name="Table7.B"/>
        <table:table-column table:style-name="Table7.C"/>
        <table:table-row>
          <table:table-cell table:style-name="Table7.A1" office:value-type="string">
            <text:p text:style-name="P152">Prefix</text:p>
          </table:table-cell>
          <table:table-cell table:style-name="Table7.B1" office:value-type="string">
            <text:p text:style-name="P152">Type</text:p>
          </table:table-cell>
          <table:table-cell table:style-name="Table7.C1" office:value-type="string">
            <text:p text:style-name="P15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4">Table <text:sequence text:ref-name="refTable5" text:name="Table" text:formula="ooow:Table+1" style:num-format="1">6</text:sequence>: Pattern types</text:p>
      <text:p text:style-name="Option_20_title"><text:alphabetical-index-mark-start text:id="IMark94289783092248"/><text:span text:style-name="T173">--comment</text:span><text:alphabetical-index-mark-end text:id="IMark94289783092248"/><text:span text:style-name="T173">=&lt;text&gt;</text:span></text:p>
      <text:p text:style-name="Option_20_Start">Add comment to archive.</text:p>
      <text:p text:style-name="Option_20_title"><text:alphabetical-index-mark-start text:id="IMark94289796055304"/>--<text:span text:style-name="T175">info</text:span><text:alphabetical-index-mark-end text:id="IMark94289796055304"/></text:p>
      <text:p text:style-name="Option_20_Start">Show meta info of archive.</text:p>
      <text:h text:style-name="Heading_20_3" text:outline-level="3"><text:bookmark-start text:name="__RefHeading__16292_1510295094"/><text:soft-page-break/><text:alphabetical-index-mark text:string-value="include/exclude files"/>Include/Exclude files<text:bookmark-end text:name="__RefHeading__16292_1510295094"/></text:h>
      <text:p text:style-name="Option_20_title"><text:alphabetical-index-mark-start text:id="IMark94289787135560"/>--include<text:alphabetical-index-mark-end text:id="IMark94289787135560"/>=&lt;pattern&gt;, <text:alphabetical-index-mark-start text:id="IMark94289809953752"/>-#<text:alphabetical-index-mark-end text:id="IMark942898099537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289808713960"/><text:span text:style-name="T129">--include-file-list</text:span><text:alphabetical-index-mark-end text:id="IMark94289808713960"/>=&lt;file name&gt;</text:p>
      <text:p text:style-name="P96">Define the name of a file <text:span text:style-name="T128">from which </text:span>names or simple patterns (glob pattern) <text:span text:style-name="T128">are read </text:span>which must match to entries which are included into the created archive.</text:p>
      <text:p text:style-name="Option_20_title"><text:alphabetical-index-mark-start text:id="IMark94289789611480"/>--include-<text:span text:style-name="T129">file </text:span>command<text:bookmark-start text:name="__DdeLink__11102_1674148630"/><text:alphabetical-index-mark-end text:id="IMark942897896114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289791477224"/><text:span text:style-name="T129">--include-image-list</text:span><text:alphabetical-index-mark-end text:id="IMark942897914772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289793203688"/>--<text:span text:style-name="T129">include-image-command</text:span><text:alphabetical-index-mark-end text:id="IMark94289793203688"/>=<text:bookmark-start text:name="__DdeLink__11095_16741486302"/>&lt;command|script&gt;<text:bookmark-end text:name="__DdeLink__11095_16741486302"/></text:p>
      <text:p text:style-name="P9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289781945208"/>--exclude<text:alphabetical-index-mark-end text:id="IMark94289781945208"/>=&lt;pattern&gt;, <text:alphabetical-index-mark-start text:id="IMark94289807112408"/>-!<text:alphabetical-index-mark-end text:id="IMark9428980711240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289794085256"/>--<text:span text:style-name="T174">exclude-list</text:span><text:alphabetical-index-mark-end text:id="IMark94289794085256"/><text:span text:style-name="T174">=&lt;file name&gt;</text:span></text:p>
      <text:p text:style-name="P106">Define the name of a file from which names or simple patterns (glob pattern) are read which must not match to files and are excluded from the created archive.</text:p>
      <text:p text:style-name="Option_20_title"><text:alphabetical-index-mark-start text:id="IMark94289808313560"/>--exclude-command<text:alphabetical-index-mark-end text:id="IMark9428980831356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text:soft-page-break/>and are excluded from the created archive.<text:bookmark-end text:name="__DdeLink__13587_1674148630"/></text:p>
      <text:p text:style-name="Option_20_note">Note:<text:tab/>Exclusions have precedence over include patterns.</text:p>
      <text:p text:style-name="Option_20_title"><text:alphabetical-index-mark-start text:id="IMark94289809953752"/>--<text:span text:style-name="T183">storage-list</text:span><text:alphabetical-index-mark-end text:id="IMark94289809953752"/><text:span text:style-name="T183">=&lt;file name&gt;</text:span></text:p>
      <text:p text:style-name="P109">Define the name of a file from which <text:span text:style-name="T183">storage </text:span>names or simple patterns (glob pattern) are read.</text:p>
      <text:p text:style-name="Option_20_title"><text:alphabetical-index-mark-start text:id="IMark94289790370120"/>--<text:span text:style-name="T183">storage-command</text:span><text:alphabetical-index-mark-end text:id="IMark94289790370120"/><text:span text:style-name="T183">=&lt;command|script&gt;</text:span></text:p>
      <text:p text:style-name="P109">Define a command or script to execute<text:bookmark-start text:name="__DdeLink__11461_167414863031"/> <text:bookmark-end text:name="__DdeLink__11461_167414863031"/><text:span text:style-name="T183">to get a list of storages</text:span>. The output (stdout) of the command or script define names or simple patterns (glob pattern) <text:span text:style-name="T183">of storage names</text:span>.</text:p>
      <text:h text:style-name="P169" text:outline-level="3"><text:bookmark-start text:name="__RefHeading__16294_1510295094"/>Incremental/Differential archives<text:bookmark-end text:name="__RefHeading__16294_1510295094"/></text:h>
      <text:p text:style-name="P52"><text:alphabetical-index-mark-start text:id="IMark94289795991320"/>--normal<text:alphabetical-index-mark-end text:id="IMark94289795991320"/></text:p>
      <text:p text:style-name="Option_20_Start">Create a normal archive. No incremental data is used or stored.</text:p>
      <text:p text:style-name="Option_20_title"><text:alphabetical-index-mark-start text:id="IMark94289806633944"/><text:span text:style-name="T25">--full</text:span><text:alphabetical-index-mark-end text:id="IMark94289806633944"/><text:span text:style-name="T25">, </text:span><text:alphabetical-index-mark-start text:id="IMark94289796751160"/><text:span text:style-name="T25">-f</text:span><text:alphabetical-index-mark-end text:id="IMark94289796751160"/></text:p>
      <text:p text:style-name="Option_20_Start">Create a full archive and store incremental data.</text:p>
      <text:p text:style-name="Option_20_title"><text:alphabetical-index-mark-start text:id="IMark94289805813720"/><text:span text:style-name="T25">--incremental</text:span><text:alphabetical-index-mark-end text:id="IMark94289805813720"/><text:span text:style-name="T25">, </text:span><text:alphabetical-index-mark-start text:id="IMark94289809071064"/><text:span text:style-name="T25">-i</text:span><text:alphabetical-index-mark-end text:id="IMark942898090710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289790629192"/><text:span text:style-name="T25">--incremental-list-file</text:span><text:alphabetical-index-mark-end text:id="IMark94289790629192"/><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2"><text:alphabetical-index-mark-start text:id="IMark94289808313560"/>--differential<text:alphabetical-index-mark-end text:id="IMark94289808313560"/></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289809953752"/>--compress-algorithm<text:alphabetical-index-mark-end text:id="IMark94289809953752"/>, <text:alphabetical-index-mark-start text:id="IMark94289796055304"/>-z<text:alphabetical-index-mark-end text:id="IMark9428979605530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text:soft-page-break/>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ext:soft-page-break/>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ext:soft-page-break/>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289792245720"/>--compress-min-size<text:alphabetical-index-mark-end text:id="IMark942897922457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289794083544"/>--compress-exclude<text:alphabetical-index-mark-end text:id="IMark94289794083544"/>=&lt;pattern&gt;</text:p>
      <text:p text:style-name="Option_20_Start">Define a simple file pattern (glob pattern), a regular expression, or a extended regular expression which must match to files, images or hard links which are excluded from compression in the <text:soft-page-break/>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289805813720"/>--<text:span text:style-name="T174">delta-source</text:span><text:alphabetical-index-mark-end text:id="IMark94289805813720"/><text:span text:style-name="T174">=&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289774330456"/>--crypt-algorithm<text:alphabetical-index-mark-end text:id="IMark94289774330456"/>, <text:alphabetical-index-mark-start text:id="IMark94289798792632"/>-y<text:alphabetical-index-mark-end text:id="IMark9428979879263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6"> </text:span>[<text:reference-ref text:reference-format="text" text:ref-name="libcrypt">libgcrypt</text:reference-ref>] or <text:span text:style-name="Internet_20_link">http://en.wikipedia.org/wiki/Block_cipher_security_summary</text:span>.</text:p>
      <text:p text:style-name="Option_20_title"><text:alphabetical-index-mark-start text:id="IMark94289794135448"/>--crypt-type<text:alphabetical-index-mark-end text:id="IMark94289794135448"/>=symmetric|asymmetric</text:p>
      <text:p text:style-name="Option_20_Start">Use symmetric or asymmetric encryption (RSA).</text:p>
      <text:p text:style-name="Option_20_note"><text:soft-page-break/>Note:<text:tab/>For asymmetric encryption a hybrid-encryption is used. See option <text:span text:style-name="Option">‑‑generate-keys</text:span> for details.</text:p>
      <text:p text:style-name="Option_20_title"><text:alphabetical-index-mark-start text:id="IMark94289808713960"/>--crypt-password<text:alphabetical-index-mark-end text:id="IMark9428980871396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289808009176"/><text:alphabetical-index-mark-start text:id="IMark94289809071064"/><text:span text:style-name="T91">--crypt-new-password</text:span><text:alphabetical-index-mark-end text:id="IMark94289809071064"/><text:alphabetical-index-mark-end text:id="IMark94289808009176"/><text:span text:style-name="T91">=&lt;password&gt;</text:span></text:p>
      <text:p text:style-name="P90"><text:span text:style-name="T91">New </text:span>crypt password phrase to use <text:span text:style-name="T172">when converting an archive</text:span>.</text:p>
      <text:p text:style-name="P118">Note:<text:tab/>Use this option with care! Password phrases specified on the command line may be stored in the history of your shell, thus can be recovered by displaying the command history.</text:p>
      <text:p text:style-name="Option_20_title"><text:alphabetical-index-mark-start text:id="IMark94289795991320"/>--crypt-public-key<text:alphabetical-index-mark-end text:id="IMark94289795991320"/>=&lt;file name&gt;</text:p>
      <text:p text:style-name="Option_20_Start">Name of file with the RSA encryption public key. <text:span text:style-name="T111">The encryption public key is use to encrypt an archive.</text:span></text:p>
      <text:p text:style-name="Option_20_title"><text:alphabetical-index-mark-start text:id="IMark94289792097240"/>--crypt-private-key<text:alphabetical-index-mark-end text:id="IMark94289792097240"/>=&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0" text:outline-level="3"><text:bookmark-start text:name="__RefHeading__12412_1972768539"/>Signatures<text:bookmark-end text:name="__RefHeading__12412_1972768539"/></text:h>
      <text:p text:style-name="Option_20_title"><text:alphabetical-index-mark-start text:id="IMark94289809953752"/>--signatures-public-key<text:alphabetical-index-mark-end text:id="IMark94289809953752"/>=&lt;file name&gt;</text:p>
      <text:p text:style-name="P91">Name of file with the RSA signature public key. The signature public key is used to verify the data integrity of an archive.</text:p>
      <text:p text:style-name="Option_20_title"><text:alphabetical-index-mark-start text:id="IMark94289797699544"/>--signature-private-key<text:alphabetical-index-mark-end text:id="IMark94289797699544"/>=&lt;file name&gt;</text:p>
      <text:p text:style-name="P91">Name of file with the RSA encryption private key. The signature public key is used to add a signature to an archive.</text:p>
      <text:p text:style-name="P11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289787135560"/>--force-verify-signatures<text:alphabetical-index-mark-end text:id="IMark94289787135560"/></text:p>
      <text:p text:style-name="P119">Force verification of signatures. If the signature public key is not available or the signature is invalid an error is reported. If this option is not given only a warning may be shown.</text:p>
      <text:p text:style-name="Option_20_title"><text:alphabetical-index-mark-start text:id="IMark94289797238744"/>--skip-verify-signatures<text:alphabetical-index-mark-end text:id="IMark94289797238744"/></text:p>
      <text:p text:style-name="P119">Skip verification of signatures and do not show an error or a warning.</text:p>
      <text:p text:style-name="Option_20_title"><text:alphabetical-index-mark-start text:id="IMark94289806179800"/>--<text:span text:style-name="T112">no-signatures</text:span><text:alphabetical-index-mark-end text:id="IMark94289806179800"/></text:p>
      <text:p text:style-name="P120">Do not <text:span text:style-name="T113">add a </text:span>signature <text:span text:style-name="T113">in created archives</text:span> .</text:p>
      <text:h text:style-name="Heading_20_3" text:outline-level="3"><text:bookmark-start text:name="__RefHeading__29665410"/><text:soft-page-break/><text:alphabetical-index-mark text:string-value="split archives"/>Splitting<text:bookmark-end text:name="__RefHeading__29665410"/></text:h>
      <text:p text:style-name="Option_20_title"><text:alphabetical-index-mark-start text:id="IMark94289795479112"/>--archive-part-size<text:alphabetical-index-mark-end text:id="IMark94289795479112"/>=&lt;size&gt;, <text:alphabetical-index-mark-start text:id="IMark94289776041880"/>-s<text:alphabetical-index-mark-end text:id="IMark94289776041880"/>=&lt;size&gt;</text:p>
      <text:p text:style-name="P8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289809071064"/>--fragment-size<text:alphabetical-index-mark-end text:id="IMark9428980907106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289807625176"/>--file-write-pre-command<text:alphabetical-index-mark-end text:id="IMark9428980762517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289791741912"/>--file-write-post-command<text:alphabetical-index-mark-end text:id="IMark9428979174191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289790370120"/>--ftp-login-name<text:alphabetical-index-mark-end text:id="IMark94289790370120"/>=&lt;name&gt;</text:p>
      <text:p text:style-name="Option_20_Start">Specify the general FTP login name.</text:p>
      <text:p text:style-name="Option_20_title"><text:alphabetical-index-mark-start text:id="IMark94289805939672"/>--ftp-password<text:alphabetical-index-mark-end text:id="IMark9428980593967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289808713960"/>--ftp-max-connections<text:alphabetical-index-mark-end text:id="IMark94289808713960"/>=&lt;n&gt;</text:p>
      <text:p text:style-name="Option_20_note">Specify the max. number of concurrent connections for this FTP server.</text:p>
      <text:p text:style-name="Option_20_title"><text:bookmark-end text:name="__DdeLink__10735_1674148630"/><text:alphabetical-index-mark-start text:id="IMark94289791789016"/>--ftp-write-pre-command<text:alphabetical-index-mark-end text:id="IMark94289791789016"/>=&lt;command&gt;</text:p>
      <text:p text:style-name="Option_20_Start">Command to execute before file is transmitted to FTP server.</text:p>
      <text:p text:style-name="Option_20_Start">Available macros: %file, %number.</text:p>
      <text:p text:style-name="Option_20_title"><text:alphabetical-index-mark-start text:id="IMark94289794085256"/>--ftp-write-post-command<text:alphabetical-index-mark-end text:id="IMark9428979408525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text:soft-page-break/>SSH<text:bookmark-end text:name="__RefHeading__33496803"/></text:h>
      <text:p text:style-name="Option_20_title"><text:alphabetical-index-mark-start text:id="IMark94289811430616"/>--ssh-port<text:alphabetical-index-mark-end text:id="IMark94289811430616"/>=&lt;n&gt;</text:p>
      <text:p text:style-name="Option_20_Start">Specify ssh port to use. Default is 22.</text:p>
      <text:p text:style-name="Option_20_title"><text:alphabetical-index-mark-start text:id="IMark94289807550488"/>--ssh-login-name<text:alphabetical-index-mark-end text:id="IMark94289807550488"/>=&lt;name&gt;</text:p>
      <text:p text:style-name="Option_20_Start">Specify the default ssh login name.</text:p>
      <text:p text:style-name="Option_20_title"><text:alphabetical-index-mark-start text:id="IMark94289797699544"/>--ssh-password<text:alphabetical-index-mark-end text:id="IMark9428979769954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289807112408"/>--ssh-public-key<text:alphabetical-index-mark-end text:id="IMark94289807112408"/>=&lt;file name&gt;</text:p>
      <text:p text:style-name="Option_20_Start">Specify the file name with the ssh public key.</text:p>
      <text:p text:style-name="Option_20_title"><text:alphabetical-index-mark-start text:id="IMark94289805703128"/>--ssh-private-key<text:alphabetical-index-mark-end text:id="IMark9428980570312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289809302488"/>--ssh-max-connections<text:alphabetical-index-mark-end text:id="IMark9428980930248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289811562456"/>--scp-write-pre-command<text:alphabetical-index-mark-end text:id="IMark9428981156245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289811430616"/>--scp-write-post-command<text:alphabetical-index-mark-end text:id="IMark9428981143061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289807625176"/>--sftp-write-pre-command<text:alphabetical-index-mark-end text:id="IMark9428980762517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289796055304"/>--sftp-write-post-command<text:alphabetical-index-mark-end text:id="IMark9428979605530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text:soft-page-break/>WebDAV/<text:span text:style-name="T193">WebDAVS</text:span><text:bookmark-end text:name="__RefHeading__7767_909302912"/></text:h>
      <text:p text:style-name="Option_20_title"><text:alphabetical-index-mark-start text:id="IMark94289794083544"/>--webdav-login<text:alphabetical-index-mark-end text:id="IMark94289794083544"/>=&lt;name&gt;</text:p>
      <text:p text:style-name="Option_20_Start">Specify the default WebDAV login name.</text:p>
      <text:p text:style-name="Option_20_title"><text:alphabetical-index-mark-start text:id="IMark94289794135448"/>--webdav-password<text:alphabetical-index-mark-end text:id="IMark942897941354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289789558232"/>--webdav-max-connections<text:alphabetical-index-mark-end text:id="IMark94289789558232"/>=&lt;n&gt;</text:p>
      <text:p text:style-name="Option_20_note">Specify the max. number of concurrent connections for this WebDAV server.</text:p>
      <text:p text:style-name="Option_20_title"><text:bookmark-end text:name="__DdeLink__10739_1674148630"/><text:bookmark-start text:name="__DdeLink__6762_909302912"/><text:alphabetical-index-mark-start text:id="IMark94289808009176"/>--webdav-write-pre-command<text:alphabetical-index-mark-end text:id="IMark9428980800917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289807625176"/>--webdav-write-post-command<text:alphabetical-index-mark-end text:id="IMark9428980762517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289812096296"/>--cd-device<text:alphabetical-index-mark-end text:id="IMark94289812096296"/>=&lt;device name&gt;, <text:alphabetical-index-mark-start text:id="IMark94289792187352"/>--dvd-device<text:alphabetical-index-mark-end text:id="IMark94289792187352"/>=&lt;device name&gt;, <text:alphabetical-index-mark-start text:id="IMark94289807112408"/>--bd-device<text:alphabetical-index-mark-end text:id="IMark94289807112408"/>=&lt;device name&gt;</text:p>
      <text:p text:style-name="Option_20_Start">Default device name for creating CDs/BDs/DVDs.</text:p>
      <text:p text:style-name="Option_20_title"><text:alphabetical-index-mark-start text:id="IMark94289802553576"/>--cd-request-volume-command<text:alphabetical-index-mark-end text:id="IMark94289802553576"/>=&lt;command&gt;, <text:alphabetical-index-mark-start text:id="IMark94289797238744"/>--dvd-request-volume-command<text:alphabetical-index-mark-end text:id="IMark94289797238744"/>=&lt;command&gt;, <text:alphabetical-index-mark-start text:id="IMark94289792245720"/>--bd-request-volume-command<text:alphabetical-index-mark-end text:id="IMark942897922457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289796751160"/>--cd-unload-volume-command<text:alphabetical-index-mark-end text:id="IMark94289796751160"/>=&lt;command&gt;, <text:alphabetical-index-mark-start text:id="IMark94289781906824"/>--dvd-unload-volume-command<text:alphabetical-index-mark-end text:id="IMark94289781906824"/>=&lt;command&gt;, <text:alphabetical-index-mark-start text:id="IMark94289797568440"/>--bd-unload-volume-command<text:alphabetical-index-mark-end text:id="IMark9428979756844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289807436504"/>--cd-load-volume-command<text:alphabetical-index-mark-end text:id="IMark94289807436504"/>=&lt;command&gt;, <text:alphabetical-index-mark-start text:id="IMark94289791847416"/>--dvd-load-volume-command<text:alphabetical-index-mark-end text:id="IMark94289791847416"/>=&lt;command&gt;, <text:alphabetical-index-mark-start text:id="IMark94289792097240"/>--bd-load-volume-command<text:alphabetical-index-mark-end text:id="IMark94289792097240"/>=&lt;command&gt;</text:p>
      <text:p text:style-name="Option_20_Start">Command to load a CD/DVD/BD volume. The default value is the <text:span text:style-name="T1">eject</text:span> command.</text:p>
      <text:p text:style-name="Option_20_Start">Available macros: %device, %number.</text:p>
      <text:p text:style-name="Option_20_title"><text:soft-page-break/><text:alphabetical-index-mark-start text:id="IMark94289796055304"/>--cd-volume-size<text:alphabetical-index-mark-end text:id="IMark94289796055304"/>=<text:bookmark-start text:name="__DdeLink__5568_1180582065"/>&lt;n&gt;[G|M|K], <text:alphabetical-index-mark-start text:id="IMark94289790370120"/>--dvd-volume-size<text:alphabetical-index-mark-end text:id="IMark94289790370120"/>=&lt;n&gt;[G|M|K], <text:alphabetical-index-mark-start text:id="IMark94289789507720"/>--bd-volume-size<text:alphabetical-index-mark-end text:id="IMark9428978950772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289791477224"/>--cd-image-pre-command<text:alphabetical-index-mark-end text:id="IMark94289791477224"/>=&lt;command&gt;, <text:alphabetical-index-mark-start text:id="IMark94289809302488"/>--dvd-image-pre-command<text:alphabetical-index-mark-end text:id="IMark94289809302488"/>=&lt;command&gt;, <text:alphabetical-index-mark-start text:id="IMark94289797068552"/>--bd-image-pre-command<text:alphabetical-index-mark-end text:id="IMark9428979706855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289781999576"/>--cd-image-post-command<text:alphabetical-index-mark-end text:id="IMark94289781999576"/>=&lt;command&gt;, <text:alphabetical-index-mark-start text:id="IMark94289790483288"/>--dvd-image-post-command<text:alphabetical-index-mark-end text:id="IMark94289790483288"/>=&lt;command&gt;, <text:alphabetical-index-mark-start text:id="IMark94289807112408"/>--bd-image-post-command<text:alphabetical-index-mark-end text:id="IMark942898071124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289798792632"/>--cd-image-command<text:alphabetical-index-mark-end text:id="IMark94289798792632"/>=&lt;command&gt;, <text:alphabetical-index-mark-start text:id="IMark94289792986072"/>--dvd-image-command<text:alphabetical-index-mark-end text:id="IMark94289792986072"/>=&lt;command&gt;, <text:alphabetical-index-mark-start text:id="IMark94289789558232"/>--bd-image-command<text:alphabetical-index-mark-end text:id="IMark94289789558232"/>=&lt;command&gt;</text:p>
      <text:p text:style-name="Option_20_Start">Command to create a CD/DVD/BD image. Default is <text:span text:style-name="Command"><text:span text:style-name="T25">mkisofs</text:span></text:span>.</text:p>
      <text:p text:style-name="P103">Available macros: %device, %file, %image, %sectors, %number, %j, %j1.</text:p>
      <text:p text:style-name="P121"><text:span text:style-name="T144">Note:<text:tab/></text:span>%i is the number of available CPU cores, %j1 is the number of available CPU cores minus 1, but at least 1.</text:p>
      <text:p text:style-name="Option_20_title"><text:alphabetical-index-mark-start text:id="IMark94289838628120"/>--cd-ecc-pre-command<text:alphabetical-index-mark-end text:id="IMark94289838628120"/>=&lt;command&gt;, <text:alphabetical-index-mark-start text:id="IMark94289812096296"/>--dvd-ecc-pre-command<text:alphabetical-index-mark-end text:id="IMark94289812096296"/>=&lt;command&gt;, <text:alphabetical-index-mark-start text:id="IMark94289783092248"/>--bd-ecc-pre-command<text:alphabetical-index-mark-end text:id="IMark94289783092248"/>=&lt;command&gt;</text:p>
      <text:p text:style-name="Option_20_Start">Command to execute before error correction codes (ecc) are added to a CD/DVD/BD image.</text:p>
      <text:p text:style-name="Option_20_title"><text:alphabetical-index-mark-start text:id="IMark94289805631448"/>--cd-ecc-post-command<text:alphabetical-index-mark-end text:id="IMark94289805631448"/>=&lt;command&gt;, <text:alphabetical-index-mark-start text:id="IMark94289794135448"/>--dvd-ecc-post-command<text:alphabetical-index-mark-end text:id="IMark94289794135448"/>=&lt;command&gt;, <text:alphabetical-index-mark-start text:id="IMark94289797568440"/>--bd-ecc-post-command<text:alphabetical-index-mark-end text:id="IMark94289797568440"/>=&lt;command&gt;</text:p>
      <text:p text:style-name="Option_20_Start">Command to execute after error correction codes (ecc) are added to a CD/DVD/BD image.</text:p>
      <text:p text:style-name="Option_20_title"><text:alphabetical-index-mark-start text:id="IMark94289790370120"/>--cd-ecc-command<text:alphabetical-index-mark-end text:id="IMark94289790370120"/>=&lt;command&gt;, <text:alphabetical-index-mark-start text:id="IMark94289791741912"/>--dvd-ecc-command<text:alphabetical-index-mark-end text:id="IMark94289791741912"/>=&lt;command&gt;, <text:alphabetical-index-mark-start text:id="IMark94289792097240"/>--bd-ecc-command<text:alphabetical-index-mark-end text:id="IMark94289792097240"/>=&lt;command&gt;</text:p>
      <text:p text:style-name="Option_20_Start">Command to added error correction codes (ecc) to a CD/DVD/BD image. A useful command is <text:span text:style-name="Command">dvdisaster</text:span> to add Reed-Solomon codes to the CD/DVD/BD image.</text:p>
      <text:p text:style-name="P102">Available macros: %device, %file, %image, %sectors, %number, %j, %j1.</text:p>
      <text:p text:style-name="P122"><text:span text:style-name="T144">Note:<text:tab/></text:span>%i is the number of available CPU cores, %j1 is the number of available CPU cores minus 1, but at least 1.</text:p>
      <text:p text:style-name="Option_20_title"><text:soft-page-break/><text:alphabetical-index-mark-start text:id="IMark94289809071064"/><text:span text:style-name="T82">--cd‑blank-command</text:span><text:alphabetical-index-mark-end text:id="IMark94289809071064"/><text:span text:style-name="T82">=&lt;command&gt;, </text:span><text:alphabetical-index-mark-start text:id="IMark94289798620696"/><text:span text:style-name="T82">--dvd-blank-command</text:span><text:alphabetical-index-mark-end text:id="IMark94289798620696"/><text:span text:style-name="T82">=&lt;command&gt;, </text:span><text:alphabetical-index-mark-start text:id="IMark94289791789016"/><text:span text:style-name="T82">--bd-blank-command</text:span><text:alphabetical-index-mark-end text:id="IMark94289791789016"/><text:span text:style-name="T82">=&lt;command&gt;</text:span></text:p>
      <text:p text:style-name="Option_20_Start">Command to blank a CD/DVD/BD medium before writing.</text:p>
      <text:p text:style-name="Option_20_title"><text:alphabetical-index-mark-start text:id="IMark94289774330456"/>--cd-write-pre-command<text:alphabetical-index-mark-end text:id="IMark94289774330456"/>=&lt;command&gt;, <text:alphabetical-index-mark-start text:id="IMark94289791847416"/>--dvd-write-pre-command<text:alphabetical-index-mark-end text:id="IMark94289791847416"/>=&lt;command&gt;, <text:alphabetical-index-mark-start text:id="IMark94289805939672"/>--bd-write-pre-command<text:alphabetical-index-mark-end text:id="IMark94289805939672"/>=&lt;command&gt;</text:p>
      <text:p text:style-name="Option_20_Start">Command to execute before CD/DVD/BD image is written.</text:p>
      <text:p text:style-name="Option_20_title"><text:alphabetical-index-mark-start text:id="IMark94289811562456"/>--cd-write-post-command<text:alphabetical-index-mark-end text:id="IMark94289811562456"/>=&lt;command&gt;, <text:alphabetical-index-mark-start text:id="IMark94289807625176"/>--dvd-write-post-command<text:alphabetical-index-mark-end text:id="IMark94289807625176"/>=&lt;command&gt;, <text:alphabetical-index-mark-start text:id="IMark94289802553576"/>--bd-write-post-command<text:alphabetical-index-mark-end text:id="IMark94289802553576"/>=&lt;command&gt;</text:p>
      <text:p text:style-name="Option_20_Start">Command to execute after CD/DVD/BD image is written.</text:p>
      <text:p text:style-name="Option_20_title"><text:alphabetical-index-mark-start text:id="IMark94289797068552"/>--cd-write-command<text:alphabetical-index-mark-end text:id="IMark94289797068552"/>=&lt;command&gt;, <text:alphabetical-index-mark-start text:id="IMark94289806836696"/>--dvd-write-command<text:alphabetical-index-mark-end text:id="IMark94289806836696"/>=&lt;command&gt;, <text:alphabetical-index-mark-start text:id="IMark94289796751160"/>--bd-write-command<text:alphabetical-index-mark-end text:id="IMark94289796751160"/>=&lt;command&gt;</text:p>
      <text:p text:style-name="Option_20_Start">Command to write on CD/DVD/BD.</text:p>
      <text:p text:style-name="P102">Available macros: %device, %file, %image, %sectors, %number, %j, %j1.</text:p>
      <text:p text:style-name="P122"><text:span text:style-name="T144">Note:<text:tab/></text:span>%i is the number of available CPU cores, %j1 is the number of available CPU cores minus 1, but at least 1.</text:p>
      <text:p text:style-name="Option_20_title"><text:alphabetical-index-mark-start text:id="IMark94289789558232"/>--cd-write-image-command<text:alphabetical-index-mark-end text:id="IMark94289789558232"/>=&lt;command&gt;, <text:alphabetical-index-mark-start text:id="IMark94289808009176"/>--dvd-write-image-command<text:alphabetical-index-mark-end text:id="IMark94289808009176"/>=&lt;command&gt;, <text:alphabetical-index-mark-start text:id="IMark94289792986072"/>--bd-write-image-command<text:alphabetical-index-mark-end text:id="IMark94289792986072"/>=&lt;command&gt;</text:p>
      <text:p text:style-name="Option_20_Start">Command to write a CD/DVD/BD image.</text:p>
      <text:p text:style-name="P102">Available macros: %device, %file, %image, %sectors, %number, %j, %j1.</text:p>
      <text:p text:style-name="P122"><text:span text:style-name="T144">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289797568440"/>--device<text:alphabetical-index-mark-end text:id="IMark94289797568440"/>=&lt;device name&gt;</text:p>
      <text:p text:style-name="Option_20_Start">Specify default device name.</text:p>
      <text:p text:style-name="Option_20_title"><text:alphabetical-index-mark-start text:id="IMark94289796055304"/>--device-request-volume-command<text:alphabetical-index-mark-end text:id="IMark94289796055304"/>=&lt;command&gt;</text:p>
      <text:p text:style-name="Option_20_Start">Command to request new volume for device.</text:p>
      <text:p text:style-name="Option_20_title"><text:alphabetical-index-mark-start text:id="IMark94289802553576"/>--device-load-volume-command<text:alphabetical-index-mark-end text:id="IMark94289802553576"/>=&lt;command&gt;</text:p>
      <text:p text:style-name="Option_20_Start">Command to load volume for device.</text:p>
      <text:p text:style-name="Option_20_title"><text:alphabetical-index-mark-start text:id="IMark94289790629192"/>--device-unload-volume-command<text:alphabetical-index-mark-end text:id="IMark94289790629192"/>=&lt;command&gt;</text:p>
      <text:p text:style-name="Option_20_Start">Command to unload volume from device.</text:p>
      <text:p text:style-name="Option_20_title"><text:alphabetical-index-mark-start text:id="IMark94289796751160"/>--device-volume-size<text:alphabetical-index-mark-end text:id="IMark94289796751160"/>=&lt;size&gt;</text:p>
      <text:p text:style-name="P85">Device volume size.<text:bookmark text:name="__DdeLink__5570_1180582065"/></text:p>
      <text:p text:style-name="Option_20_title"><text:soft-page-break/><text:alphabetical-index-mark-start text:id="IMark94289812074456"/>--device-image-pre-command<text:alphabetical-index-mark-end text:id="IMark94289812074456"/>=&lt;command&gt;</text:p>
      <text:p text:style-name="Option_20_Start">Pre-process command to execute before creating a device image. This can be some arbitrary command which should always be executed before a new device image is created.</text:p>
      <text:p text:style-name="P102">Available macros: %device, %file, %image, %number, %j, %j1.</text:p>
      <text:p text:style-name="P122"><text:span text:style-name="T144">Note:<text:tab/></text:span>%i is the number of available CPU cores, %j1 is the number of available CPU cores minus 1, but at least 1.</text:p>
      <text:p text:style-name="Option_20_title"><text:alphabetical-index-mark-start text:id="IMark94289797699544"/>--device-image-post-command<text:alphabetical-index-mark-end text:id="IMark94289797699544"/>=&lt;command&gt;</text:p>
      <text:p text:style-name="Option_20_Start">Post-process command to execute after creating a device image. This can be some arbitrary command which should always be executed after a new device image is created.</text:p>
      <text:p text:style-name="P102">Available macros: %device, %file, %image, %number, %j, %j1.</text:p>
      <text:p text:style-name="P122"><text:span text:style-name="T144">Note:<text:tab/></text:span>%i is the number of available CPU cores, %j1 is the number of available CPU cores minus 1, but at least 1.</text:p>
      <text:p text:style-name="Option_20_title"><text:alphabetical-index-mark-start text:id="IMark94289781999576"/>--device-image-command<text:alphabetical-index-mark-end text:id="IMark94289781999576"/>=&lt;command&gt;</text:p>
      <text:p text:style-name="Option_20_Start">Command to create a device image.</text:p>
      <text:p text:style-name="P102">Available macros: %device, %file, %image, %number, %j, %j1.</text:p>
      <text:p text:style-name="P122"><text:span text:style-name="T144">Note:<text:tab/></text:span>%i is the number of available CPU cores, %j1 is the number of available CPU cores minus 1, but at least 1.</text:p>
      <text:p text:style-name="Option_20_title"><text:alphabetical-index-mark-start text:id="IMark94289808313560"/>--device-ecc-pre-command<text:alphabetical-index-mark-end text:id="IMark942898083135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289808713960"/>--device-ecc-post-command<text:alphabetical-index-mark-end text:id="IMark9428980871396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289838628120"/>--device-ecc-command<text:alphabetical-index-mark-end text:id="IMark94289838628120"/>=&lt;command&gt;</text:p>
      <text:p text:style-name="Option_20_Start">Command to added error correction codes (ecc) to a device image.</text:p>
      <text:p text:style-name="Option_20_Start">Note: Still not implemented!</text:p>
      <text:p text:style-name="Option_20_title"><text:alphabetical-index-mark-start text:id="IMark94289808350792"/>--device-blank-command<text:alphabetical-index-mark-end text:id="IMark94289808350792"/>=&lt;command&gt;</text:p>
      <text:p text:style-name="Option_20_Start">Command to blank a device medium before writing.</text:p>
      <text:p text:style-name="Option_20_title"><text:alphabetical-index-mark-start text:id="IMark94289796751160"/>--device-write-pre-command<text:alphabetical-index-mark-end text:id="IMark94289796751160"/>=&lt;command&gt;</text:p>
      <text:p text:style-name="Option_20_Start">Command to execute before device image is written.</text:p>
      <text:p text:style-name="P102">Available macros: %device, %file, %image, %number, %j, %j1.</text:p>
      <text:p text:style-name="P122"><text:span text:style-name="T144">Note:<text:tab/></text:span>%i is the number of available CPU cores, %j1 is the number of available CPU cores minus 1, but at least 1.</text:p>
      <text:p text:style-name="Option_20_title"><text:alphabetical-index-mark-start text:id="IMark94289811430616"/>--device-write-post-command<text:alphabetical-index-mark-end text:id="IMark94289811430616"/>=&lt;command&gt;</text:p>
      <text:p text:style-name="Option_20_Start">Command to execute after device image is written.</text:p>
      <text:p text:style-name="P102"><text:soft-page-break/>Available macros: %device, %file, %image, %number, %j, %j1.</text:p>
      <text:p text:style-name="P122"><text:span text:style-name="T144">Note:<text:tab/></text:span>%i is the number of available CPU cores, %j1 is the number of available CPU cores minus 1, but at least 1.</text:p>
      <text:p text:style-name="Option_20_title"><text:alphabetical-index-mark-start text:id="IMark94289793203688"/>--device-write-command<text:alphabetical-index-mark-end text:id="IMark94289793203688"/>=&lt;command&gt;</text:p>
      <text:p text:style-name="Option_20_Start">Command to write a device image.</text:p>
      <text:p text:style-name="P102">Available macros: %device, %file, %image, %number, %j, %j1.</text:p>
      <text:p text:style-name="P122"><text:span text:style-name="T144">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289794083544"/>--directory-strip<text:alphabetical-index-mark-end text:id="IMark94289794083544"/>=&lt;n&gt;, <text:alphabetical-index-mark-start text:id="IMark94289792986072"/>-p<text:alphabetical-index-mark-end text:id="IMark94289792986072"/>=&lt;n&gt;</text:p>
      <text:p text:style-name="Option_20_Start">Strip specified number of directory levels from file names of restored files.</text:p>
      <text:p text:style-name="Option_20_title"><text:alphabetical-index-mark-start text:id="IMark94289808009176"/>--destination<text:alphabetical-index-mark-end text:id="IMark94289808009176"/>=&lt;path&gt;</text:p>
      <text:p text:style-name="Option_20_Start">Restore files into specified path.</text:p>
      <text:p text:style-name="Option_20_title"><text:alphabetical-index-mark-start text:id="IMark94289808713960"/>--owner<text:alphabetical-index-mark-end text:id="IMark94289808713960"/>=&lt;user&gt;:&lt;group&gt;</text:p>
      <text:p text:style-name="Option_20_Start">Set specified user and group for restored <text:span text:style-name="T180">entries</text:span>. &lt;user&gt; is a user name which must exists on the system. &lt;group&gt; is a group name which must exists on the system.</text:p>
      <text:p text:style-name="Option_20_title"><text:alphabetical-index-mark-start text:id="IMark94289838628120"/>--<text:span text:style-name="T180">permissions</text:span><text:alphabetical-index-mark-end text:id="IMark94289838628120"/><text:span text:style-name="T180">=&lt;owner&gt;[:&lt;group&gt;[:&lt;world&gt;]]</text:span></text:p>
      <text:p text:style-name="Option_20_Start">Set permission RWX of <text:span text:style-name="T182">owner</text:span>, group, or world when restoring entries.</text:p>
      <text:p text:style-name="Option_20_title"><text:alphabetical-index-mark-start text:id="IMark94289808350792"/>--<text:span text:style-name="T208">sparse</text:span><text:alphabetical-index-mark-end text:id="IMark94289808350792"/></text:p>
      <text:p text:style-name="Option_20_Start">Restore as sparse files/hardlinks<text:note text:id="ftn0" text:note-class="footnote"><text:note-citation>20</text:note-citation><text:note-body><text:p text:style-name="P199">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289805939672"/>--daemon<text:alphabetical-index-mark-end text:id="IMark94289805939672"/></text:p>
      <text:p text:style-name="Option_20_Start">Run <text:span text:style-name="Name">BAR</text:span> in daemon mode (as a server).</text:p>
      <text:p text:style-name="Option_20_title"><text:alphabetical-index-mark-start text:id="IMark94289806836696"/>--no-detach<text:alphabetical-index-mark-end text:id="IMark94289806836696"/>, <text:alphabetical-index-mark-start text:id="IMark94289812074456"/>-D<text:alphabetical-index-mark-end text:id="IMark94289812074456"/></text:p>
      <text:p text:style-name="Option_20_Start">Do not detach process when running in daemon mode.</text:p>
      <text:p text:style-name="Option_20_title"><text:alphabetical-index-mark-start text:id="IMark94289805939672"/>--server-port<text:alphabetical-index-mark-end text:id="IMark94289805939672"/>=&lt;n&gt;<text:note text:id="ftn20" text:note-class="footnote"><text:note-citation>21</text:note-citation><text:note-body><text:p text:style-name="P70">Connections on the server port may also accept SSL encrypted connections.</text:p></text:note-body></text:note></text:p>
      <text:p text:style-name="Option_20_Start">Specify server port to use. Default is: 38523.</text:p>
      <text:p text:style-name="Option_20_title"><text:alphabetical-index-mark-start text:id="IMark94289789558232"/>--server-tls-port<text:alphabetical-index-mark-end text:id="IMark94289789558232"/>=&lt;n&gt;<text:span text:style-name="T32"><text:note-ref text:note-class="footnote" text:reference-format="text" text:ref-name="ftn20">21</text:note-ref></text:span></text:p>
      <text:p text:style-name="Option_20_Start">Specify TLS (SSL) server port to use. Default is: 38524.</text:p>
      <text:p text:style-name="Option_20_title"><text:soft-page-break/><text:alphabetical-index-mark-start text:id="IMark94289808009176"/>--server-ca-file<text:alphabetical-index-mark-end text:id="IMark94289808009176"/>=&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289809953752"/>--server-cert-file<text:alphabetical-index-mark-end text:id="IMark94289809953752"/>=&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289807625176"/>--server-key-file<text:alphabetical-index-mark-end text:id="IMark94289807625176"/>=&lt;file name&gt;</text:p>
      <text:p text:style-name="Option_20_Start">Specify TLS (SSL) server key file to use. Default is: <text:span text:style-name="Filename"><text:span text:style-name="T25">/etc/ssl/private/bar‑server‑key.pem</text:span></text:span><text:span text:style-name="T5">.</text:span></text:p>
      <text:p text:style-name="Option_20_title"><text:alphabetical-index-mark-start text:id="IMark94289811562456"/>--server-password<text:alphabetical-index-mark-end text:id="IMark942898115624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289805813720"/>--<text:span text:style-name="T182">server-max-connections</text:span><text:alphabetical-index-mark-end text:id="IMark94289805813720"/><text:span text:style-name="T182">=&lt;n&gt;</text:span></text:p>
      <text:p text:style-name="Option_20_Start">Specify the max. concurrent connections to the server. <text:span text:style-name="T183">The default is 8 concurrent connections.</text:span></text:p>
      <text:p text:style-name="Option_20_title"><text:alphabetical-index-mark-start text:id="IMark94289792986072"/>--<text:span text:style-name="T182">server-mode</text:span><text:alphabetical-index-mark-end text:id="IMark94289792986072"/><text:span text:style-name="T182">=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289798620696"/>--jobs-directory<text:alphabetical-index-mark-end text:id="IMark94289798620696"/>=&lt;path name&gt;</text:p>
      <text:p text:style-name="Option_20_Start">Specify jobs directory. Default is: <text:span text:style-name="Filename"><text:span text:style-name="T25">/etc/bar/jobs</text:span></text:span>.</text:p>
      <text:p text:style-name="Option_20_title"><text:alphabetical-index-mark-start text:id="IMark94289808009176"/>--nice-level<text:alphabetical-index-mark-end text:id="IMark94289808009176"/>=&lt;n&gt;</text:p>
      <text:p text:style-name="Option_20_Start">Specify the nice-level the server should run. On Linux the nice level may be 0 (not nice) to 19 (very nice).</text:p>
      <text:p text:style-name="Option_20_title"><text:alphabetical-index-mark-start text:id="IMark94289809953752"/>--max-band-width<text:alphabetical-index-mark-end text:id="IMark94289809953752"/>=<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31232472" text:style-name="L11">
        <text:list-item>
          <text:p text:style-name="P198"><text:bookmark-start text:name="__DdeLink__7433_664228686"/><text:soft-page-break/>year: four digit year</text:p>
        </text:list-item>
        <text:list-item>
          <text:p text:style-name="P198">month: 1..12 or names Jan, Feb, Mar, Apr, May, Jun, Jul, Aug, Sept, Oct, Nov, Dec</text:p>
        </text:list-item>
        <text:list-item>
          <text:p text:style-name="P198">day: 1..31</text:p>
        </text:list-item>
        <text:list-item>
          <text:p text:style-name="P198">week day names: Mon, Tue, Wed, Thu, Fri, Sat, Sun</text:p>
        </text:list-item>
        <text:list-item>
          <text:p text:style-name="P198">hour: 00..23</text:p>
        </text:list-item>
        <text:list-item>
          <text:p text:style-name="P19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289805939672"/>--remote-bar-executable<text:alphabetical-index-mark-end text:id="IMark9428980593967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64"><text:alphabetical-index-mark-start text:id="IMark94289791789016"/>--index-database<text:alphabetical-index-mark-end text:id="IMark94289791789016"/>=<text:span text:style-name="T203">sqlite:</text:span>&lt;file name&gt;<text:span text:style-name="T203">|mariadb:&lt;server&gt;:&lt;user&gt;:&lt;password&gt;|postgresql:&lt;server&gt;:&lt;user&gt;:&lt;password&gt;</text:span></text:p>
      <text:p text:style-name="Option_20_Start">Specify the file name of the index database. Default is: <text:span text:style-name="Filename"><text:span text:style-name="T203">sqlite:</text:span></text:span><text:span text:style-name="Filename">/var/lib/bar/index.db</text:span>.</text:p>
      <text:p text:style-name="P123">Note:<text:tab/>Use this option with care! Passwords specified on the command line may be stored in the history of your shell, thus can be recovered by displaying the command history.</text:p>
      <text:p text:style-name="Option_20_title"><text:alphabetical-index-mark-start text:id="IMark94289808713960"/>--index-database-auto-update<text:alphabetical-index-mark-end text:id="IMark94289808713960"/></text:p>
      <text:p text:style-name="Option_20_Start">Enable automatically update index database with archives found on the file system or some remote server.</text:p>
      <text:p text:style-name="Option_20_title"><text:alphabetical-index-mark-start text:id="IMark94289781999576"/>--index-database-max-band-width<text:alphabetical-index-mark-end text:id="IMark9428978199957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3245945415823" text:continue-list="list10324620361728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text:soft-page-break/>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289807436504"/>--index-database-keep-time<text:alphabetical-index-mark-end text:id="IMark9428980743650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289808313560"/>--no-index-database<text:alphabetical-index-mark-end text:id="IMark94289808313560"/></text:p>
      <text:p text:style-name="Option_20_Start">Do not store index database for created archives.</text:p>
      <text:h text:style-name="P171" text:outline-level="3"><text:bookmark-start text:name="__RefHeading__10437_873480820"/><text:span text:style-name="T44">Continuous</text:span> database<text:bookmark-end text:name="__RefHeading__10437_873480820"/></text:h>
      <text:p text:style-name="Option_20_title"><text:alphabetical-index-mark-start text:id="IMark94289808313560"/>--<text:span text:style-name="T44">continuous-database</text:span><text:alphabetical-index-mark-end text:id="IMark94289808313560"/><text:span text:style-name="T44">=&lt;file name&gt;</text:span></text:p>
      <text:p text:style-name="P85">Specify the file name of the internal <text:span text:style-name="T44">continuous</text:span> database. Default is <text:span text:style-name="T44">empty to keep the database file in memory only.</text:span></text:p>
      <text:p text:style-name="Option_20_title"><text:alphabetical-index-mark-start text:id="IMark94289812096296"/><text:span text:style-name="T44">--continuous-max-size</text:span><text:alphabetical-index-mark-end text:id="IMark94289812096296"/><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289795991320"/><text:span text:style-name="T127">--continuous-min-time-delta</text:span><text:alphabetical-index-mark-end text:id="IMark94289795991320"/><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289805703128"/>--log<text:alphabetical-index-mark-end text:id="IMark9428980570312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289790629192"/>--log-file<text:alphabetical-index-mark-end text:id="IMark9428979062919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289790370120"/>--<text:span text:style-name="T175">log-format</text:span><text:alphabetical-index-mark-end text:id="IMark94289790370120"/><text:span text:style-name="T175">=&lt;format&gt;</text:span></text:p>
      <text:p text:style-name="Option_20_Start">Define the format of a log entry. <text:span text:style-name="T176">The log format may contain the macros listed in table </text:span><text:span text:style-name="T176"><text:sequence-ref text:reference-format="value" text:ref-name="refTable10">11</text:sequence-ref></text:span><text:span text:style-name="T176">: </text:span><text:span text:style-name="T176"><text:sequence-ref text:reference-format="caption" text:ref-name="refTable10">Log format macros</text:sequence-ref></text:span><text:span text:style-name="T176">.</text:span></text:p>
      <table:table table:name="Table6" table:style-name="Table6">
        <table:table-column table:style-name="Table6.A"/>
        <table:table-column table:style-name="Table6.B"/>
        <text:soft-page-break/>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6">m</text:span></text:p>
          </table:table-cell>
          <table:table-cell table:style-name="Table6.B2" office:value-type="string">
            <text:p text:style-name="P18">month 1..12</text:p>
          </table:table-cell>
        </table:table-row>
        <table:table-row>
          <table:table-cell table:style-name="Table6.A2" office:value-type="string">
            <text:p text:style-name="P8">%<text:span text:style-name="T176">d</text:span></text:p>
          </table:table-cell>
          <table:table-cell table:style-name="Table6.B2" office:value-type="string">
            <text:p text:style-name="P18">day 1..31</text:p>
          </table:table-cell>
        </table:table-row>
        <table:table-row>
          <table:table-cell table:style-name="Table6.A2" office:value-type="string">
            <text:p text:style-name="P8">%<text:span text:style-name="T176">H</text:span></text:p>
          </table:table-cell>
          <table:table-cell table:style-name="Table6.B2" office:value-type="string">
            <text:p text:style-name="P18">hours 0..23</text:p>
          </table:table-cell>
        </table:table-row>
        <table:table-row>
          <table:table-cell table:style-name="Table6.A2" office:value-type="string">
            <text:p text:style-name="P8">%<text:span text:style-name="T176">M</text:span></text:p>
          </table:table-cell>
          <table:table-cell table:style-name="Table6.B2" office:value-type="string">
            <text:p text:style-name="P18">minutes 0.59</text:p>
          </table:table-cell>
        </table:table-row>
        <table:table-row>
          <table:table-cell table:style-name="Table6.A2" office:value-type="string">
            <text:p text:style-name="P8">%<text:span text:style-name="T176">S</text:span></text:p>
          </table:table-cell>
          <table:table-cell table:style-name="Table6.B2" office:value-type="string">
            <text:p text:style-name="P18">seconds 0.59</text:p>
          </table:table-cell>
        </table:table-row>
        <table:table-row>
          <table:table-cell table:style-name="Table6.A2" office:value-type="string">
            <text:p text:style-name="P8">%<text:span text:style-name="T176">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6">b</text:span></text:p>
          </table:table-cell>
          <table:table-cell table:style-name="Table6.B2" office:value-type="string">
            <text:p text:style-name="P18">month name</text:p>
          </table:table-cell>
        </table:table-row>
        <table:table-row>
          <table:table-cell table:style-name="Table6.A2" office:value-type="string">
            <text:p text:style-name="P8">%<text:span text:style-name="T176">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6">I</text:span></text:p>
          </table:table-cell>
          <table:table-cell table:style-name="Table6.B2" office:value-type="string">
            <text:p text:style-name="P18">hours 0..12</text:p>
          </table:table-cell>
        </table:table-row>
        <table:table-row>
          <table:table-cell table:style-name="Table6.A2" office:value-type="string">
            <text:p text:style-name="P8">%<text:span text:style-name="T176">p</text:span></text:p>
          </table:table-cell>
          <table:table-cell table:style-name="Table6.B2" office:value-type="string">
            <text:p text:style-name="P18">AM or PM</text:p>
          </table:table-cell>
        </table:table-row>
        <table:table-row>
          <table:table-cell table:style-name="Table6.A2" office:value-type="string">
            <text:p text:style-name="P8">%<text:span text:style-name="T176">P</text:span></text:p>
          </table:table-cell>
          <table:table-cell table:style-name="Table6.B2" office:value-type="string">
            <text:p text:style-name="P18">am or pm</text:p>
          </table:table-cell>
        </table:table-row>
        <table:table-row>
          <table:table-cell table:style-name="Table6.A2" office:value-type="string">
            <text:p text:style-name="P8">%<text:span text:style-name="T176">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6">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289791789016"/>--log-post-command<text:alphabetical-index-mark-end text:id="IMark942897917890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289812096296"/>--config<text:alphabetical-index-mark-end text:id="IMark94289812096296"/>=&lt;file name&gt;</text:p>
      <text:p text:style-name="Option_20_Start">Read configuration from the specified file.</text:p>
      <text:p text:style-name="Option_20_title"><text:alphabetical-index-mark-start text:id="IMark94289807112408"/>--<text:span text:style-name="T208">save-configuration</text:span><text:alphabetical-index-mark-end text:id="IMark94289807112408"/><text:span text:style-name="T208">=&lt;file name&gt;</text:span></text:p>
      <text:p text:style-name="Option_20_Start">Format and save configuration to the specified file.</text:p>
      <text:p text:style-name="Option_20_title"><text:alphabetical-index-mark-start text:id="IMark94289796055304"/>--tmp-directory<text:alphabetical-index-mark-end text:id="IMark94289796055304"/>=&lt;path&gt;</text:p>
      <text:p text:style-name="Option_20_Start">Use the specified directory for temporary files.</text:p>
      <text:p text:style-name="Option_20_title"><text:alphabetical-index-mark-start text:id="IMark94289802553576"/>--max-tmp-size<text:alphabetical-index-mark-end text:id="IMark94289802553576"/>=&lt;size&gt;</text:p>
      <text:p text:style-name="P85">Use max. specified size for temporary files. If the space is occupied pause creating new <text:span text:style-name="T99">storage </text:span>files.</text:p>
      <text:p text:style-name="Option_20_note">Note: only temporary storage files are taken into account!</text:p>
      <text:p text:style-name="P59"><text:soft-page-break/><text:alphabetical-index-mark-start text:id="IMark94289808756904"/>--max-storage-size<text:alphabetical-index-mark-end text:id="IMark94289808756904"/>=&lt;size&gt;</text:p>
      <text:p text:style-name="Option_20_Start">Specify the max. size in bytes to use for storage. <text:span text:style-name="T177">If the storage size is exceeded older archives are deleted.</text:span></text:p>
      <text:p text:style-name="Option_20_title"><text:alphabetical-index-mark-start text:id="IMark94289791477224"/>--<text:span text:style-name="T179">max-threads</text:span><text:alphabetical-index-mark-end text:id="IMark94289791477224"/><text:span text:style-name="T179">=&lt;n&gt;</text:span></text:p>
      <text:p text:style-name="Option_20_Start">Max. number of threads for compress/decompress and encrypt/decrypt entries. Default is number of available CPU cores.</text:p>
      <text:p text:style-name="Option_20_note">Note:<text:tab/>if archives are read via NFS <text:span text:style-name="T194">then </text:span>increasing the number of worker threads may decrease the execution speed due to the NFS read ahead algorithm. <text:span text:style-name="T194">Thus use this option with care when running BAR in an NFS environment.</text:span></text:p>
      <text:p text:style-name="Option_20_title"><text:alphabetical-index-mark-start text:id="IMark94289797568440"/>--directory<text:alphabetical-index-mark-end text:id="IMark94289797568440"/>=&lt;path&gt;, <text:alphabetical-index-mark-start text:id="IMark94289807550488"/>-C<text:alphabetical-index-mark-end text:id="IMark94289807550488"/>=&lt;path&gt;</text:p>
      <text:p text:style-name="Option_20_Start">Change to directory.</text:p>
      <text:p text:style-name="P56"><text:alphabetical-index-mark-start text:id="IMark94289805631448"/>--jobs-directory<text:alphabetical-index-mark-end text:id="IMark94289805631448"/>=&lt;path name&gt;</text:p>
      <text:p text:style-name="P92">Specify jobs directory. Default is: <text:span text:style-name="Filename"><text:span text:style-name="T25">/etc/bar/jobs</text:span></text:span>.</text:p>
      <text:p text:style-name="P56"><text:alphabetical-index-mark-start text:id="IMark94289789558232"/>--<text:span text:style-name="T121">incremental-data</text:span>-directory<text:alphabetical-index-mark-end text:id="IMark94289789558232"/>=&lt;path name&gt;</text:p>
      <text:p text:style-name="P92">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0"><text:alphabetical-index-mark-start text:id="IMark94289791789016"/>--mount<text:alphabetical-index-mark-end text:id="IMark94289791789016"/>=&lt;mount point&gt;[,yes|no]</text:p>
      <text:p text:style-name="P10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289796055304"/>--pid-file<text:alphabetical-index-mark-end text:id="IMark942897960553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289811430616"/>--<text:span text:style-name="T95">pairing-master-file</text:span><text:alphabetical-index-mark-end text:id="IMark94289811430616"/><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289791477224"/>--<text:span text:style-name="T180">pattern-type</text:span><text:alphabetical-index-mark-end text:id="IMark94289791477224"/><text:span text:style-name="T180">=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289808713960"/>--group<text:alphabetical-index-mark-end text:id="IMark94289808713960"/>, <text:alphabetical-index-mark-start text:id="IMark94289797568440"/>-g<text:alphabetical-index-mark-end text:id="IMark94289797568440"/></text:p>
      <text:p text:style-name="Option_20_Start">Group files when listing archive content. </text:p>
      <text:p text:style-name="Option_20_title"><text:alphabetical-index-mark-start text:id="IMark94289792431160"/>--all<text:alphabetical-index-mark-end text:id="IMark94289792431160"/></text:p>
      <text:p text:style-name="Option_20_Start">Show all files, not only the newest version of a file when listing archive content.</text:p>
      <text:p text:style-name="Option_20_title"><text:alphabetical-index-mark-start text:id="IMark94289808430376"/>--long-format<text:alphabetical-index-mark-end text:id="IMark94289808430376"/>, <text:alphabetical-index-mark-start text:id="IMark94289793438024"/>-L<text:alphabetical-index-mark-end text:id="IMark94289793438024"/></text:p>
      <text:p text:style-name="Option_20_Start">Use long output format when listing archive content.</text:p>
      <text:p text:style-name="Option_20_title"><text:soft-page-break/><text:alphabetical-index-mark-start text:id="IMark94289798280264"/>--human-format<text:alphabetical-index-mark-end text:id="IMark94289798280264"/>, <text:alphabetical-index-mark-start text:id="IMark94289796751160"/>-H<text:alphabetical-index-mark-end text:id="IMark94289796751160"/></text:p>
      <text:p text:style-name="Option_20_Start">Print sizes in human readable format (number and unit) instead of bytes.</text:p>
      <text:p text:style-name="Option_20_title"><text:alphabetical-index-mark-start text:id="IMark94289805813720"/>--numeric-uid-gid<text:alphabetical-index-mark-end text:id="IMark94289805813720"/></text:p>
      <text:p text:style-name="Option_20_Start">Print user/group ids as numbers instead resolved names.</text:p>
      <text:p text:style-name="Option_20_title"><text:alphabetical-index-mark-start text:id="IMark94289808009176"/>--numeric-permission<text:alphabetical-index-mark-end text:id="IMark94289808009176"/></text:p>
      <text:p text:style-name="Option_20_Start">Print file/directory permissions as octal numbers instead of permission text flags.</text:p>
      <text:p text:style-name="Option_20_title"><text:alphabetical-index-mark-start text:id="IMark94289798280264"/>--no-header-footer<text:alphabetical-index-mark-end text:id="IMark94289798280264"/></text:p>
      <text:p text:style-name="Option_20_Start">Suppress output of header/footer when listing archive content.</text:p>
      <text:p text:style-name="Option_20_title"><text:alphabetical-index-mark-start text:id="IMark94289812074456"/>--delete-old-archive-files<text:alphabetical-index-mark-end text:id="IMark94289812074456"/></text:p>
      <text:p text:style-name="Option_20_Start">Delete all old archive files after creating new archive files.</text:p>
      <text:p text:style-name="Option_20_title"><text:alphabetical-index-mark-start text:id="IMark94289805813720"/>--ignore-no-backup-file<text:alphabetical-index-mark-end text:id="IMark94289805813720"/></text:p>
      <text:p text:style-name="Option_20_Start">Ignore <text:span text:style-name="Filename">.nobackup</text:span>/<text:span text:style-name="Filename">.NOBACKUP</text:span> file and store directories containing this file, too.</text:p>
      <text:p text:style-name="Option_20_title"><text:alphabetical-index-mark-start text:id="IMark94289796055304"/>--ignore-no-dump<text:alphabetical-index-mark-end text:id="IMark9428979605530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289790633288"/>--skip-unreadable <text:alphabetical-index-mark-end text:id="IMark94289790633288"/></text:p>
      <text:p text:style-name="Option_20_Start">Skip unreadable files instead of reporting an error.</text:p>
      <text:p text:style-name="Option_20_title"><text:alphabetical-index-mark-start text:id="IMark94289802553576"/>--force-delta-compression<text:alphabetical-index-mark-end text:id="IMark94289802553576"/></text:p>
      <text:p text:style-name="Option_20_Start">Enable forced delta compression. If no delta compression can be used an error is reported instead of a warning only.</text:p>
      <text:p text:style-name="Option_20_title"><text:alphabetical-index-mark-start text:id="IMark94289838604360"/>--raw-images<text:alphabetical-index-mark-end text:id="IMark942898386043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289838604360"/>--no-fragments-check<text:alphabetical-index-mark-end text:id="IMark94289838604360"/></text:p>
      <text:p text:style-name="Option_20_Start">Do not check if a fragmented file is complete.</text:p>
      <text:p text:style-name="Option_20_title"><text:alphabetical-index-mark-start text:id="IMark94289790633288"/>--archive-file-mode<text:alphabetical-index-mark-end text:id="IMark9428979063328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289806633944"/>--overwrite-archive-files<text:alphabetical-index-mark-end text:id="IMark94289806633944"/>, <text:alphabetical-index-mark-start text:id="IMark94289783092248"/>-o<text:alphabetical-index-mark-end text:id="IMark94289783092248"/></text:p>
      <text:p text:style-name="P107">Overwrite existing archive files instead of reporting an error when ab archive file already exists. <text:soft-page-break/><text:span text:style-name="T54">See also option –</text:span><text:span text:style-name="Option"><text:span text:style-name="T54">archive-file-mode</text:span></text:span><text:span text:style-name="T54">.</text:span></text:p>
      <text:p text:style-name="Option_20_title"><text:alphabetical-index-mark-start text:id="IMark94289797568440"/>--<text:span text:style-name="T181">restore-entry-mode</text:span><text:alphabetical-index-mark-end text:id="IMark94289797568440"/><text:span text:style-name="T181">=stop|rename|overwrite</text:span></text:p>
      <text:p text:style-name="P108">Select mode when restoring entries which already exists. <text:span text:style-name="T181">R</text:span>estore is <text:span text:style-name="T181">either </text:span>stopped with an error <text:span text:style-name="T181">(</text:span><text:span text:style-name="Option">stop</text:span><text:span text:style-name="T181">)</text:span>, <text:span text:style-name="T181">an </text:span>existing entry is renamed <text:span text:style-name="T181">(</text:span><text:span text:style-name="Option"><text:span text:style-name="T181">rename</text:span></text:span><text:span text:style-name="T181">)</text:span>, on <text:span text:style-name="T181">an </text:span>existing entries is overwritten <text:span text:style-name="T181">(</text:span><text:span text:style-name="Option"><text:span text:style-name="T181">overwrite</text:span></text:span><text:span text:style-name="T181">)</text:span>.</text:p>
      <text:p text:style-name="Option_20_title"><text:alphabetical-index-mark-start text:id="IMark94289807625176"/>--overwrite-files<text:alphabetical-index-mark-end text:id="IMark94289807625176"/></text:p>
      <text:p text:style-name="Option_20_Start">Overwrite existing files when restoring files instead of reporting an error.</text:p>
      <text:p text:style-name="Option_20_title"><text:alphabetical-index-mark-start text:id="IMark94289798280264"/>--wait-first-volume<text:alphabetical-index-mark-end text:id="IMark9428979828026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289809071064"/>--dry-run<text:alphabetical-index-mark-end text:id="IMark942898090710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289838628120"/>--no-storage<text:alphabetical-index-mark-end text:id="IMark9428983862812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289794085256"/>--no-bar-on-medium<text:alphabetical-index-mark-end text:id="IMark9428979408525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1"><text:alphabetical-index-mark-start text:id="IMark94289790633288"/>--no-stop-on-error<text:alphabetical-index-mark-end text:id="IMark94289790633288"/></text:p>
      <text:p text:style-name="Option_20_Start">Do not store operation when an error oc<text:span text:style-name="T122">c</text:span>ur. Try to continue with remaining restore.</text:p>
      <text:p text:style-name="Option_20_title"><text:alphabetical-index-mark-start text:id="IMark94289805703128"/>--no-stop-on-attribute-error<text:alphabetical-index-mark-end text:id="IMark94289805703128"/></text:p>
      <text:p text:style-name="P93">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289805703128"/>--no-default-config<text:alphabetical-index-mark-end text:id="IMark94289805703128"/></text:p>
      <text:p text:style-name="Option_20_Start">Do not read personal configuration file <text:span text:style-name="Filename"><text:span text:style-name="T25">~/.bar/bar.cfg</text:span></text:span><text:span text:style-name="T1">.</text:span></text:p>
      <text:p text:style-name="Option_20_title"><text:alphabetical-index-mark-start text:id="IMark94289792097240"/><text:span text:style-name="T1">--volume-size</text:span><text:alphabetical-index-mark-end text:id="IMark94289792097240"/><text:span text:style-name="T1">=</text:span>&lt;n&gt;[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289809953752"/>--ecc<text:alphabetical-index-mark-end text:id="IMark94289809953752"/></text:p>
      <text:p text:style-name="Option_20_Start">Enable generation of error correction codes when creating CD/DVD/BD or device images. For CDs/DVDs/BDs the external tool <text:span text:style-name="T1">dvdisaster</text:span><text:span text:style-name="T6"> is required.</text:span></text:p>
      <text:p text:style-name="P53"><text:soft-page-break/><text:alphabetical-index-mark-start text:id="IMark94289807436504"/>--always-create-image<text:alphabetical-index-mark-end text:id="IMark94289807436504"/></text:p>
      <text:p text:style-name="Option_20_Start">Enable always generate an image file for CDs/DVDs/BDs or devices. Usually image files are only generated when error correction codes should be added.</text:p>
      <text:p text:style-name="P55"><text:alphabetical-index-mark-start text:id="IMark94289797568440"/>--blank<text:alphabetical-index-mark-end text:id="IMark94289797568440"/></text:p>
      <text:p text:style-name="Option_20_Start">Blank CD/DVD/BD medium before writing.</text:p>
      <text:p text:style-name="Option_20_title"><text:alphabetical-index-mark-start text:id="IMark94289798792632"/><text:alphabetical-index-mark-start text:id="IMark94289805631448"/>--quiet<text:alphabetical-index-mark-end text:id="IMark94289805631448"/><text:alphabetical-index-mark-end text:id="IMark94289798792632"/></text:p>
      <text:p text:style-name="Option_20_Start">Be quiet and suppress any output.</text:p>
      <text:p text:style-name="Option_20_title"><text:alphabetical-index-mark-start text:id="IMark94289789507720"/>--verbose<text:alphabetical-index-mark-end text:id="IMark9428978950772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3">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289807625176"/>--version<text:alphabetical-index-mark-end text:id="IMark94289807625176"/></text:p>
      <text:p text:style-name="Option_20_Start">Output version of <text:span text:style-name="Name">BAR</text:span>.</text:p>
      <text:p text:style-name="Option_20_title"><text:alphabetical-index-mark-start text:id="IMark94289805703128"/>--help<text:alphabetical-index-mark-end text:id="IMark94289805703128"/>, <text:alphabetical-index-mark-start text:id="IMark94289807112408"/>-h<text:alphabetical-index-mark-end text:id="IMark94289807112408"/></text:p>
      <text:p text:style-name="Option_20_Start">Output help to options.</text:p>
      <text:p text:style-name="Option_20_title"><text:alphabetical-index-mark-start text:id="IMark94289807625176"/>--xhelp<text:alphabetical-index-mark-end text:id="IMark94289807625176"/></text:p>
      <text:p text:style-name="Option_20_Start">Output help to extended options.</text:p>
      <text:p text:style-name="Option_20_title"><text:alphabetical-index-mark-start text:id="IMark94289781945208"/>--help-internal<text:alphabetical-index-mark-end text:id="IMark9428978194520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289792097240"/>UUID<text:alphabetical-index-mark-end text:id="IMark94289792097240"/>=&lt;uuid&gt;</text:p>
      <text:p text:style-name="Option_20_Start">An unique universal identifier for the job. The UUID is created once when the job is created.</text:p>
      <text:p text:style-name="Option_20_title"><text:alphabetical-index-mark-start text:id="IMark94289798792632"/>archive-name<text:alphabetical-index-mark-end text:id="IMark94289798792632"/>=&lt;name&gt;</text:p>
      <text:p text:style-name="Option_20_Start">Specify the archive name. Usually this configuration entry is only found in job files.</text:p>
      <text:p text:style-name="Option_20_title"><text:alphabetical-index-mark-start text:id="IMark94289806179800"/>archive-type<text:alphabetical-index-mark-end text:id="IMark94289806179800"/>=normal|full|incremental|differential</text:p>
      <text:p text:style-name="Option_20_Start">Specify the archive type to create. Usually this configuration entry is only found in job files.</text:p>
      <text:p text:style-name="Option_20_title"><text:alphabetical-index-mark-start text:id="IMark94289796751160"/>crypt-password-mode<text:alphabetical-index-mark-end text:id="IMark94289796751160"/>=default|ask|config</text:p>
      <text:p text:style-name="Option_20_Start">Specify the password mode. Usually this configuration entry is only found in job files.</text:p>
      <text:p text:style-name="Option_20_title"><text:alphabetical-index-mark-start text:id="IMark94289806836696"/>include-file<text:alphabetical-index-mark-end text:id="IMark94289806836696"/>=&lt;pattern&gt;</text:p>
      <text:p text:style-name="Option_20_Start">Include matching entries into the created archive.</text:p>
      <text:p text:style-name="Option_20_title"><text:alphabetical-index-mark-start text:id="IMark94289792187352"/>include-file-list<text:alphabetical-index-mark-end text:id="IMark94289792187352"/>=&lt;file name&gt;</text:p>
      <text:p text:style-name="P94">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289783092248"/>include-file-command<text:alphabetical-index-mark-end text:id="IMark942897830922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289798620696"/>include-image<text:alphabetical-index-mark-end text:id="IMark94289798620696"/>=&lt;pattern&gt;</text:p>
      <text:p text:style-name="Option_20_Start">Include matching devices as disk images into the created archive.</text:p>
      <text:p text:style-name="Option_20_title"><text:alphabetical-index-mark-start text:id="IMark94289807550488"/>include-<text:span text:style-name="T128">image</text:span>-list<text:alphabetical-index-mark-end text:id="IMark94289807550488"/>=&lt;file name&gt;</text:p>
      <text:p text:style-name="P95">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289798792632"/>include-image-command<text:alphabetical-index-mark-end text:id="IMark9428979879263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289809302488"/>exclude<text:alphabetical-index-mark-end text:id="IMark942898093024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289797588440"/><text:span text:style-name="T128">exclude</text:span>-list<text:alphabetical-index-mark-end text:id="IMark94289797588440"/>=&lt;file name&gt;</text:p>
      <text:p text:style-name="P95">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289811562456"/>exclude-command<text:alphabetical-index-mark-end text:id="IMark942898115624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5">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77">command</text:span>&gt;</text:p>
      <text:p text:style-name="Text_20_body_20_indent">file-write-p<text:span text:style-name="T177">ost</text:span>-command=&lt;<text:span text:style-name="T177">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77">command</text:span>&gt;</text:p>
      <text:p text:style-name="Text_20_body_20_indent">ftp-write-p<text:span text:style-name="T177">ost</text:span>-command=&lt;<text:span text:style-name="T177">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3">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8">webdav</text:span>-write-pre-command=&lt;command&gt;</text:p>
      <text:p text:style-name="Text_20_body_20_indent"><text:span text:style-name="T178">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03246535479223" text:continue-list="list2431232472" text:style-name="L11">
        <text:list-item>
          <text:p text:style-name="P156">month names: Jan, Feb, Mar, Apr, May, Jun, Jul, Aug, Sept, Oct, Nov, Dec</text:p>
        </text:list-item>
        <text:list-item>
          <text:p text:style-name="P156">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3"><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39">date = &lt;date&gt;</text:p>
      <text:p text:style-name="P139">weekdays = <text:s/>&lt;week days&gt;</text:p>
      <text:p text:style-name="P139"><text:span text:style-name="T195">begin</text:span> = &lt;time&gt;</text:p>
      <text:p text:style-name="P139"><text:span text:style-name="T195">end</text:span> = &lt;time&gt;</text:p>
      <text:p text:style-name="P38">The date string must have the following structure:</text:p>
      <text:p text:style-name="P140">&lt;year|*&gt;-&lt;month|*&gt;-&lt;day|*&gt;</text:p>
      <text:p text:style-name="P38">The week days string must have the following structure:</text:p>
      <text:p text:style-name="P140">&lt;day&gt;,...|*</text:p>
      <text:p text:style-name="P38">The time string must have the following structure:</text:p>
      <text:p text:style-name="P140">&lt;hour|*&gt;:&lt;minute|*&gt;</text:p>
      <text:p text:style-name="P110">with</text:p>
      <text:list xml:id="list103246637088393" text:continue-numbering="true" text:style-name="L11">
        <text:list-item>
          <text:p text:style-name="P157">month names: Jan, Feb, Mar, Apr, May, Jun, Jul, Aug, Sept, Oct, Nov, Dec</text:p>
        </text:list-item>
        <text:list-item>
          <text:p text:style-name="P157">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1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289801364104"/><text:alphabetical-index-mark-start text:id="IMark94289797699544"/>--port<text:alphabetical-index-mark-end text:id="IMark94289797699544"/><text:alphabetical-index-mark-end text:id="IMark94289801364104"/>=&lt;n&gt;, <text:alphabetical-index-mark-start text:id="IMark94289809184488"/><text:alphabetical-index-mark-start text:id="IMark94289808756904"/>-p<text:alphabetical-index-mark-end text:id="IMark94289808756904"/><text:alphabetical-index-mark-end text:id="IMark94289809184488"/>=&lt;n&gt;<text:note text:id="ftn21" text:note-class="footnote"><text:note-citation>22</text:note-citation><text:note-body><text:p text:style-name="P71">A SSL encrypted connection may also be established on the plain server port.</text:p></text:note-body></text:note></text:p>
      <text:p text:style-name="Option_20_Start">Server port. Default is:: 38523.</text:p>
      <text:p text:style-name="Option_20_title"><text:alphabetical-index-mark-start text:id="IMark94289807436504"/><text:alphabetical-index-mark-start text:id="IMark94289806179800"/>--tls-port<text:alphabetical-index-mark-end text:id="IMark94289806179800"/><text:alphabetical-index-mark-end text:id="IMark94289807436504"/>=&lt;n&gt;</text:p>
      <text:p text:style-name="Option_20_Start">TLS server port. Default is: 38524.</text:p>
      <text:p text:style-name="Option_20_title"><text:alphabetical-index-mark-start text:id="IMark94289781999576"/>--password<text:alphabetical-index-mark-end text:id="IMark9428978199957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289774330456"/>--login-dialog<text:alphabetical-index-mark-end text:id="IMark94289774330456"/></text:p>
      <text:p text:style-name="Option_20_Start">Force to open the login dialog.</text:p>
      <text:p text:style-name="Option_20_title"><text:soft-page-break/><text:alphabetical-index-mark-start text:id="IMark94289797068552"/><text:span text:style-name="T138">--ca-file</text:span><text:alphabetical-index-mark-end text:id="IMark94289797068552"/><text:span text:style-name="T138">=&lt;file name&gt;</text:span></text:p>
      <text:p text:style-name="P100"><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289805813720"/><text:span text:style-name="T138">--cert-file</text:span><text:alphabetical-index-mark-end text:id="IMark94289805813720"/><text:span text:style-name="T138">=&lt;file name&gt;</text:span></text:p>
      <text:p text:style-name="P101"><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289790376920"/><text:alphabetical-index-mark-start text:id="IMark94289795479112"/>--key-file<text:alphabetical-index-mark-end text:id="IMark94289795479112"/><text:alphabetical-index-mark-end text:id="IMark94289790376920"/>=&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289790629192"/><text:span text:style-name="Filename"><text:span text:style-name="T6">--</text:span></text:span><text:span text:style-name="Filename"><text:span text:style-name="T11">force-ssl</text:span></text:span><text:alphabetical-index-mark-end text:id="IMark94289790629192"/></text:p>
      <text:p text:style-name="Option_20_Start"><text:span text:style-name="Filename"><text:span text:style-name="T86">Force SSL connection</text:span></text:span></text:p>
      <text:p text:style-name="Option_20_title"><text:alphabetical-index-mark-start text:id="IMark94289797068552"/>--select-job<text:alphabetical-index-mark-end text:id="IMark94289797068552"/>=&lt;name&gt;</text:p>
      <text:p text:style-name="Option_20_Start">Select a job in the status tab.</text:p>
      <text:p text:style-name="Option_20_title"><text:alphabetical-index-mark-start text:id="IMark94289792986072"/><text:alphabetical-index-mark-start text:id="IMark94289792097240"/>--job<text:alphabetical-index-mark-end text:id="IMark94289792097240"/><text:alphabetical-index-mark-end text:id="IMark94289792986072"/>=&lt;name&gt;, <text:alphabetical-index-mark-start text:id="IMark94289811872376"/><text:alphabetical-index-mark-start text:id="IMark94289794135448"/>-j<text:alphabetical-index-mark-end text:id="IMark94289794135448"/><text:alphabetical-index-mark-end text:id="IMark94289811872376"/>=&lt;name&gt;</text:p>
      <text:p text:style-name="P86">Start execution of job &lt;name&gt; and terminate <text:span text:style-name="Command"><text:span text:style-name="T46">BARC</text:span></text:span><text:span text:style-name="Command">ontrol</text:span>.</text:p>
      <text:p text:style-name="Option_20_title"><text:alphabetical-index-mark-start text:id="IMark94289794083544"/>--archive-type<text:alphabetical-index-mark-end text:id="IMark94289794083544"/>=&lt;mode&gt;</text:p>
      <text:p text:style-name="Option_20_Start">Set job mode: normal, full, incremental, differential. Default is: normal.</text:p>
      <text:p text:style-name="Option_20_title"><text:alphabetical-index-mark-start text:id="IMark94289809184488"/><text:alphabetical-index-mark-start text:id="IMark94289798792632"/>--abort<text:alphabetical-index-mark-end text:id="IMark94289798792632"/><text:alphabetical-index-mark-end text:id="IMark94289809184488"/>=&lt;name&gt;</text:p>
      <text:p text:style-name="P86">Abort execution of job &lt;name&gt; and terminate <text:span text:style-name="Command"><text:span text:style-name="T46">BARC</text:span></text:span><text:span text:style-name="Command">ontrol</text:span>.</text:p>
      <text:p text:style-name="Option_20_title"><text:alphabetical-index-mark-start text:id="IMark94289791847416"/>--ping<text:alphabetical-index-mark-end text:id="IMark94289791847416"/>, <text:alphabetical-index-mark-start text:id="IMark94289838604360"/>-i<text:alphabetical-index-mark-end text:id="IMark94289838604360"/></text:p>
      <text:p text:style-name="P86">Check connection to server and terminate <text:span text:style-name="Command"><text:span text:style-name="T46">BARC</text:span></text:span><text:span text:style-name="Command">ontrol</text:span>.</text:p>
      <text:p text:style-name="P58"><text:alphabetical-index-mark-start text:id="IMark94289808350792"/>--pause<text:alphabetical-index-mark-end text:id="IMark94289808350792"/>=&lt;n&gt;, <text:alphabetical-index-mark-start text:id="IMark94289796751160"/>-t<text:alphabetical-index-mark-end text:id="IMark94289796751160"/>=&lt;n&gt;</text:p>
      <text:p text:style-name="P101">Pause job execution for &lt;n&gt; seconds and terminate <text:span text:style-name="Command"><text:span text:style-name="T46">BARC</text:span></text:span><text:span text:style-name="Command">ontrol</text:span>.</text:p>
      <text:p text:style-name="Option_20_title"><text:alphabetical-index-mark-start text:id="IMark94289805703128"/>--suspend<text:alphabetical-index-mark-end text:id="IMark94289805703128"/>, <text:alphabetical-index-mark-start text:id="IMark94289808350792"/>-s<text:alphabetical-index-mark-end text:id="IMark94289808350792"/></text:p>
      <text:p text:style-name="P86">Suspend job execution and terminate <text:span text:style-name="Command"><text:span text:style-name="T46">BARC</text:span></text:span><text:span text:style-name="Command">ontrol</text:span>.</text:p>
      <text:p text:style-name="Option_20_title"><text:alphabetical-index-mark-start text:id="IMark94289792431160"/>--continue<text:alphabetical-index-mark-end text:id="IMark94289792431160"/>, <text:alphabetical-index-mark-start text:id="IMark94289811430616"/>-c<text:alphabetical-index-mark-end text:id="IMark94289811430616"/></text:p>
      <text:p text:style-name="P86">Continue job execution and terminate <text:span text:style-name="Command"><text:span text:style-name="T46">BARC</text:span></text:span><text:span text:style-name="Command">ontrol</text:span>.</text:p>
      <text:p text:style-name="Option_20_title"><text:alphabetical-index-mark-start text:id="IMark94289809953752"/>--list<text:alphabetical-index-mark-end text:id="IMark94289809953752"/>, <text:alphabetical-index-mark-start text:id="IMark94289806633944"/>-l<text:alphabetical-index-mark-end text:id="IMark94289806633944"/></text:p>
      <text:p text:style-name="P86">List jobs and terminate <text:span text:style-name="Command"><text:span text:style-name="T46">BARC</text:span></text:span><text:span text:style-name="Command">ontrol</text:span>.</text:p>
      <text:p text:style-name="P54"><text:alphabetical-index-mark-start text:id="IMark94289812074456"/>--index-database-add<text:alphabetical-index-mark-end text:id="IMark94289812074456"/>=<text:span text:style-name="T47">&lt;pattern&gt;</text:span></text:p>
      <text:p text:style-name="P87">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4"><text:soft-page-break/><text:alphabetical-index-mark-start text:id="IMark94289807112408"/>--index-database-remove<text:alphabetical-index-mark-end text:id="IMark94289807112408"/>=<text:span text:style-name="T47">&lt;pattern&gt;</text:span></text:p>
      <text:p text:style-name="P87">Remove storage archive from <text:span text:style-name="T47">the </text:span>index database and terminate <text:span text:style-name="Command"><text:span text:style-name="T46">BARC</text:span></text:span><text:span text:style-name="Command">ontrol</text:span>.</text:p>
      <text:p text:style-name="P54"><text:alphabetical-index-mark-start text:id="IMark94289838604360"/>--<text:span text:style-name="T47">index-database-refresh</text:span><text:alphabetical-index-mark-end text:id="IMark94289838604360"/><text:span text:style-name="T47">=&lt;pattern&gt;</text:span></text:p>
      <text:p text:style-name="P88">Refresh storage archives in the index database and terminate <text:span text:style-name="Command"><text:span text:style-name="T46">BARC</text:span></text:span><text:span text:style-name="Command">ontrol</text:span>.</text:p>
      <text:p text:style-name="P54"><text:alphabetical-index-mark-start text:id="IMark94289808430376"/>--<text:span text:style-name="T86">index-database-entities-list</text:span><text:alphabetical-index-mark-end text:id="IMark94289808430376"/><text:span text:style-name="T86">=&lt;name&gt;, </text:span><text:alphabetical-index-mark-start text:id="IMark94289806836696"/><text:span text:style-name="T86">-n</text:span><text:alphabetical-index-mark-end text:id="IMark94289806836696"/><text:span text:style-name="T86">=&lt;name&gt;</text:span></text:p>
      <text:p text:style-name="P89">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4"><text:alphabetical-index-mark-start text:id="IMark94289776041880"/>--index-database-storage<text:span text:style-name="T86">s</text:span>-list<text:alphabetical-index-mark-end text:id="IMark94289776041880"/>=&lt;<text:span text:style-name="T47">name</text:span>&gt;, <text:alphabetical-index-mark-start text:id="IMark94289787135560"/>-<text:span text:style-name="T47">a</text:span><text:alphabetical-index-mark-end text:id="IMark94289787135560"/><text:span text:style-name="T47">=&lt;names&gt;</text:span></text:p>
      <text:p text:style-name="P87">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4"><text:alphabetical-index-mark-start text:id="IMark94289812074456"/>--index-database-entries-list<text:alphabetical-index-mark-end text:id="IMark94289812074456"/>=&lt;pattern&gt;, <text:alphabetical-index-mark-start text:id="IMark94289808713960"/>-<text:span text:style-name="T47">e</text:span><text:alphabetical-index-mark-end text:id="IMark94289808713960"/><text:span text:style-name="T47">=&lt;name&gt;</text:span></text:p>
      <text:p text:style-name="P87">List index entries which match to <text:span text:style-name="T47">the names</text:span> &lt;<text:span text:style-name="T47">name</text:span>&gt; and terminate <text:span text:style-name="Command"><text:span text:style-name="T46">BARC</text:span></text:span><text:span text:style-name="Command">ontrol</text:span>.</text:p>
      <text:p text:style-name="P62"><text:alphabetical-index-mark-start text:id="IMark94289808009176"/>--<text:span text:style-name="T196">maintenance</text:span><text:alphabetical-index-mark-end text:id="IMark94289808009176"/><text:span text:style-name="T196">=</text:span>&lt;n&gt;</text:p>
      <text:p text:style-name="P142">Intermediate maintenance time for &lt;n&gt; minutes.</text:p>
      <text:p text:style-name="Option_20_title"><text:alphabetical-index-mark-start text:id="IMark94289792986072"/>--restore<text:alphabetical-index-mark-end text:id="IMark94289792986072"/>=&lt;name&gt;</text:p>
      <text:p text:style-name="Option_20_Start">Restore storage with name &lt;name&gt;</text:p>
      <text:p text:style-name="Option_20_title"><text:alphabetical-index-mark-start text:id="IMark94289806836696"/>--destination<text:alphabetical-index-mark-end text:id="IMark94289806836696"/>=&lt;directory&gt;</text:p>
      <text:p text:style-name="Option_20_Start">Selected destination directory for restore.</text:p>
      <text:p text:style-name="Option_20_title"><text:alphabetical-index-mark-start text:id="IMark94289792245720"/>--overwrite-entries<text:alphabetical-index-mark-end text:id="IMark94289792245720"/></text:p>
      <text:p text:style-name="Option_20_Start">Enable overwrite existing entries on restore.</text:p>
      <text:p text:style-name="Option_20_title"><text:alphabetical-index-mark-start text:id="IMark94289807436504"/><text:span text:style-name="T139">--role</text:span><text:alphabetical-index-mark-end text:id="IMark94289807436504"/><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289805813720"/>--version<text:alphabetical-index-mark-end text:id="IMark94289805813720"/></text:p>
      <text:p text:style-name="P86">Output version of <text:span text:style-name="Command"><text:span text:style-name="T46">BARC</text:span></text:span><text:span text:style-name="Command">ontrol</text:span>.</text:p>
      <text:p text:style-name="Option_20_title"><text:alphabetical-index-mark-start text:id="IMark94289793203688"/>--help<text:alphabetical-index-mark-end text:id="IMark94289793203688"/>, <text:alphabetical-index-mark-start text:id="IMark94289795991320"/>-h<text:alphabetical-index-mark-end text:id="IMark9428979599132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289805813720"/>pause-create<text:alphabetical-index-mark-end text:id="IMark94289805813720"/>=yes|no</text:p>
      <text:p text:style-name="Configuration">Pause creating new archive files when pause-button is pressed.</text:p>
      <text:p text:style-name="Configuration_20_title"><text:alphabetical-index-mark-start text:id="IMark94289790370120"/>pause-storage<text:alphabetical-index-mark-end text:id="IMark94289790370120"/>=yes|no</text:p>
      <text:p text:style-name="Configuration"><text:soft-page-break/>Pause storage of archive files when pause-button is pressed.</text:p>
      <text:p text:style-name="Configuration_20_title"><text:alphabetical-index-mark-start text:id="IMark94289789611480"/>pause-restore<text:alphabetical-index-mark-end text:id="IMark94289789611480"/>=yes|no</text:p>
      <text:p text:style-name="Configuration">Pause restoring archive files when pause-button is pressed.</text:p>
      <text:p text:style-name="Configuration_20_title"><text:alphabetical-index-mark-start text:id="IMark94289789558232"/>pause-index-database-update<text:alphabetical-index-mark-end text:id="IMark94289789558232"/>=yes|no</text:p>
      <text:p text:style-name="Configuration">Pause automatic update index database when pause-button is pressed.</text:p>
      <text:p text:style-name="Configuration_20_title"><text:alphabetical-index-mark-start text:id="IMark94289806836696"/>server<text:alphabetical-index-mark-end text:id="IMark94289806836696"/>=&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289776041880"/>server-ca-file<text:alphabetical-index-mark-end text:id="IMark94289776041880"/>=&lt;filename&gt;</text:p>
      <text:p text:style-name="P136">BAR server certify authority key file name.</text:p>
      <text:p text:style-name="Configuration_20_title"><text:alphabetical-index-mark-start text:id="IMark94289809953752"/>server-cert-file<text:alphabetical-index-mark-end text:id="IMark94289809953752"/>=&lt;filename&gt;</text:p>
      <text:p text:style-name="P136">BAR server certificate key file name.</text:p>
      <text:p text:style-name="Configuration_20_title"><text:alphabetical-index-mark-start text:id="IMark94289791847416"/>server-key-file<text:alphabetical-index-mark-end text:id="IMark94289791847416"/>=&lt;filename&gt;</text:p>
      <text:p text:style-name="P136">BAR server key file name.</text:p>
      <text:p text:style-name="P137"><text:alphabetical-index-mark-start text:id="IMark94289805813720"/>force-ssl<text:alphabetical-index-mark-end text:id="IMark94289805813720"/>=yes|no</text:p>
      <text:p text:style-name="Configuration">Force TLS protected connection to BAR server.</text:p>
      <text:p text:style-name="P137"><text:alphabetical-index-mark-start text:id="IMark94289790370120"/>role<text:alphabetical-index-mark-end text:id="IMark9428979037012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27">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289807436504"/><text:span text:style-name="T1">chunks</text:span><text:alphabetical-index-mark-end text:id="IMark94289807436504"/><text:span text:style-name="T1">.</text:span><text:span text:style-name="T6"> Each archive </text:span><text:span text:style-name="T13">file </text:span><text:span text:style-name="T6">consists of a sequences of chunks. Chunks can contain sub-chunks which have the same structure. All </text:span><text:span text:style-name="T13">numerical </text:span><text:span text:style-name="T6">non-data entries are stored in big endian format. Encrypted data is padded with 0-bytes to a multiple-size of the used encryption block length (see table </text:span><text:span text:style-name="T6"><text:sequence-ref text:reference-format="value" text:ref-name="refTable8">9</text:sequence-ref></text:span><text:span text:style-name="T6">: </text:span><text:span text:style-name="T6"><text:sequence-ref text:reference-format="caption" text:ref-name="refTable8">Encryption algorithms</text:sequence-ref></text:span><text:span text:style-name="T6">, page </text:span><text:span text:style-name="T6"><text:sequence-ref text:reference-format="page" text:ref-name="refTable8">51</text:sequence-ref></text:span><text:span text:style-name="T6">)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749530017" text:style-name="L12">
        <text:list-item>
          <text:p text:style-name="P218">id (4 characters)</text:p>
        </text:list-item>
      </text:list>
      <text:list xml:id="list103245617592501" text:continue-list="list103245945415823" text:style-name="List_20_1">
        <text:list-item>
          <text:p text:style-name="List_20_1">size (uint64)</text:p>
        </text:list-item>
      </text:list>
      <text:list xml:id="list103246405864479" text:continue-list="list2749530017" text:style-name="L12">
        <text:list-item>
          <text:p text:style-name="P20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6">Note:<text:tab/>The file </text:span><text:span text:style-name="T1">bar/archive_format.def</text:span><text:span text:style-name="T6"> contain the formal specification of all archive chunk types. This specification is compiled in to C source code with the perl-script </text:span><text:span text:style-name="T1">bar/archive_format.pl</text:span><text:span text:style-name="T6">.</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4" text:note-class="footnote"><text:note-citation>25</text:note-citation><text:note-body><text:p text:style-name="P75">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5"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6"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2">may </text:span>show on a Linux 64bit system the following output at the end:</text:p>
      <text:p text:style-name="P117">Configuration 0.21:</text:p>
      <text:p text:style-name="P117"><text:s text:c="2"/>Host <text:s text:c="13"/>: x86_64-unknown-linux-gnu</text:p>
      <text:p text:style-name="P117"><text:s text:c="2"/>Dynamic linked <text:s text:c="3"/>: no</text:p>
      <text:p text:style-name="P117"><text:s text:c="2"/>SQLite <text:s text:c="11"/>: yes (3.21.0)</text:p>
      <text:p text:style-name="P117"><text:s text:c="2"/>zip compression <text:s text:c="2"/>: yes (1.2.11)</text:p>
      <text:p text:style-name="P117"><text:s text:c="2"/>bzip2 compression : yes (1.0.6, 6-Sept-2010)</text:p>
      <text:p text:style-name="P117"><text:s text:c="2"/>lzma compression <text:s/>: yes (5.2.4)</text:p>
      <text:p text:style-name="P117"><text:s text:c="2"/>lzo compression <text:s text:c="2"/>: yes (2.09)</text:p>
      <text:p text:style-name="P117"><text:s text:c="2"/>lz4 compression <text:s text:c="2"/>: yes (1.7.1)</text:p>
      <text:p text:style-name="P117"><text:s text:c="2"/>zstd compression <text:s/>: yes (1.3.2)</text:p>
      <text:p text:style-name="P117"><text:s text:c="2"/>xdelta compression: yes</text:p>
      <text:p text:style-name="P117"><text:s text:c="2"/>crypto support <text:s text:c="3"/>: yes (1.8.4)</text:p>
      <text:p text:style-name="P117"><text:s text:c="2"/>FTP support <text:s text:c="6"/>: yes</text:p>
      <text:p text:style-name="P117"><text:s text:c="2"/>curl support <text:s text:c="5"/>: yes (7.62.0)</text:p>
      <text:p text:style-name="P117"><text:s text:c="2"/>SCP/SFTP support <text:s/>: yes (1.8.0)</text:p>
      <text:p text:style-name="P117"><text:s text:c="2"/>TLS/SSL server <text:s text:c="3"/>: yes (OpenSSL 1.1.1 <text:s/>11 Sep 2018, GMP 6.1.2, GnuTLS 3.5.19)</text:p>
      <text:p text:style-name="P117"><text:s text:c="2"/>ISO 9660 support <text:s/>: yes (2.0.0 x86_64-pc-linux-gnu)</text:p>
      <text:p text:style-name="P117"><text:s text:c="2"/>PCRE support <text:s text:c="5"/>: yes (8.40 2017-01-11)</text:p>
      <text:p text:style-name="P117"><text:s text:c="2"/>ICU support <text:s text:c="6"/>: yes (58.2)</text:p>
      <text:p text:style-name="P117"><text:s text:c="2"/>GUI support <text:s text:c="6"/>: yes</text:p>
      <text:p text:style-name="P117"><text:s text:c="2"/>GUI i18n support <text:s/>: yes</text:p>
      <text:p text:style-name="P117"><text:s text:c="2"/>SWT directory <text:s text:c="4"/>: </text:p>
      <text:p text:style-name="P116"/>
      <text:p text:style-name="P117"><text:s text:c="2"/>Debug version <text:s text:c="4"/>: no</text:p>
      <text:p text:style-name="P117"><text:s text:c="2"/>Crash dump support: no</text:p>
      <text:p text:style-name="P117"><text:s text:c="2"/>Stacktrace support: yes</text:p>
      <text:p text:style-name="P116"/>
      <text:p text:style-name="P117"><text:s text:c="2"/>Packages support <text:s/>: no</text:p>
      <text:p text:style-name="P116"/>
      <text:p text:style-name="P117"><text:s text:c="2"/>Install directory : /usr</text:p>
      <text:p text:style-name="P117"><text:s text:c="2"/>Binary directory <text:s/>: /usr/bin</text:p>
      <text:p text:style-name="P117"><text:s text:c="2"/>Config directory <text:s/>: /etc/bar</text:p>
      <text:p text:style-name="P117"><text:s text:c="2"/>Runtime directory : /var/lib/bar</text:p>
      <text:p text:style-name="P117"><text:s text:c="2"/>TLS directory <text:s text:c="4"/>: /etc/ssl</text:p>
      <text:p text:style-name="P116"/>
      <text:p text:style-name="P117"><text:s text:c="2"/>Heapview diretory : </text:p>
      <text:p text:style-name="P116"/>
      <text:p text:style-name="P117">Note: you can download missing additional packages with the script</text:p>
      <text:p text:style-name="P117"><text:s text:c="6"/>'./download-third-party-packages.sh'. Please rerun configure</text:p>
      <text:p text:style-name="P117"><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07954322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3">libdl</text:span></text:span><text:span text:style-name="T143">, </text:span><text:span text:style-name="Filename"><text:span text:style-name="T143">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324548342257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3245451701328" text:continue-list="list10324583371918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324499075558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4">zstd-0</text:span></text:span> or <text:span text:style-name="Option">zip1</text:span>.</text:p>
      <text:list xml:id="list103246533969013"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0324583766917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03244968047402" text:continue-numbering="true" text:style-name="Numbering_20_5">
        <text:list-item>
          <text:p text:style-name="Question">I cannot establish a TLS/SSL connection with BARControl.</text:p>
        </text:list-item>
      </text:list>
      <text:p text:style-name="P77">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324513578653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3245969282941"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3246844414668"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324683871122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324556983232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3245664898850"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3245537282119"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03245376877210" text:continue-numbering="true" text:style-name="Numbering_20_5">
        <text:list-item>
          <text:p text:style-name="P221">When I create an archive, BAR append a 6-digit number to the archive name. Why is BAR doing this and how can I avoid it?</text:p>
        </text:list-item>
      </text:list>
      <text:p text:style-name="P81">When you enabled to create split archives and there is not a single # in the specified archive name, BAR append internally ###### to the archive name for the part number. The result is a continuous increasing 6-digit-number appended to the name.</text:p>
      <text:p text:style-name="P81">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10324650490354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324556916272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324556895716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324566465473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3245406102200"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324677350555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324659391898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0324609448464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324624438423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3246082272204" text:continue-numbering="true" text:style-name="Numbering_20_5">
        <text:list-item>
          <text:p text:style-name="Question"><text:soft-page-break/>Can I store BAR archives on a Samba<text:note text:id="ftn29"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03245886985362" text:continue-numbering="true" text:style-name="Numbering_20_5">
        <text:list-item>
          <text:p text:style-name="Question">BARControl does not start on my system. I get the error “No more handles [gtk_init_check() failed]”. What is wrong?</text:p>
        </text:list-item>
      </text:list>
      <text:p text:style-name="P77">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3246997155302"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7">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3245399816200" text:continue-numbering="true" text:style-name="Numbering_20_5">
        <text:list-item>
          <text:p text:style-name="Question">Can I automate the login with BARControl?</text:p>
        </text:list-item>
      </text:list>
      <text:p text:style-name="P77">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3246641438675" text:continue-numbering="true" text:style-name="Numbering_20_5">
        <text:list-item>
          <text:p text:style-name="Question">BAR server is running with the Linux root account on my system. Is it required that BARControl is also running as root?</text:p>
        </text:list-item>
      </text:list>
      <text:p text:style-name="P77">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3245895208226"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7">When <text:span text:style-name="Name">BAR</text:span> (in daemon mode) is requested by <text:span text:style-name="Command"><text:span text:style-name="T46">BARC</text:span></text:span><text:span text:style-name="Command">ontrol</text:span> to create an encrypted archive the <text:soft-page-break/>pass phrase is cached internally in <text:span text:style-name="Name">BAR</text:span><text:note text:id="ftn30"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103246876340402" text:continue-numbering="true" text:style-name="Numbering_20_5">
        <text:list-item>
          <text:p text:style-name="Question">Sometimes when I create an archive I see in the progress bars of BARControl numbers over 100%. How can this happen?</text:p>
        </text:list-item>
      </text:list>
      <text:p text:style-name="P77">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3245274274869" text:continue-numbering="true" text:style-name="Numbering_20_5">
        <text:list-item>
          <text:p text:style-name="Question">When I try to create a backup on DVD with BAR I always get the error message “Is a directory: ...” in barcontrol. What is going wrong?</text:p>
        </text:list-item>
      </text:list>
      <text:p text:style-name="P83">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3246557618922" text:continue-numbering="true" text:style-name="Numbering_20_5">
        <text:list-item>
          <text:p text:style-name="P222">I tried to list the content of CD/DVD/BD with a specific device name, but BAR always report the error “file not found”.</text:p>
        </text:list-item>
      </text:list>
      <text:p text:style-name="P84">Make sure the device name is terminated by a “:”, e. g.</text:p>
      <text:p text:style-name="Answer"><text:span text:style-name="Command">bar dvd:///dev/sr1:</text:span></text:p>
      <text:list xml:id="list10324546190131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3245015075237"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3245172365934" text:continue-numbering="true" text:style-name="Numbering_20_5">
        <text:list-item>
          <text:p text:style-name="Question"><text:span text:style-name="Command">Is the graphical front end available as a separated package?</text:span></text:p>
        </text:list-item>
      </text:list>
      <text:p text:style-name="P77">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103245279891783"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0324517021356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324683742510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3246914440617" text:continue-numbering="true" text:style-name="Numbering_20_5">
        <text:list-item>
          <text:p text:style-name="P223">A full backup is expired and was purged. Is it useful to keep the following incremental backups?</text:p>
        </text:list-item>
      </text:list>
      <text:p text:style-name="P7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8">Note: if the delta-compress-algorithm is used the original file for the delta-compression must still exists to extract the delta-compressed files, because the archive only contain the differences to the original files.</text:p>
      <text:list xml:id="list103246735205949" text:continue-numbering="true" text:style-name="Numbering_20_5">
        <text:list-item>
          <text:p text:style-name="P224">How can I use BAR on computer with tightly limited resources? I always get the error insufficient disk space when BAR try to create archives.</text:p>
        </text:list-item>
      </text:list>
      <text:p text:style-name="P8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9"><text:span text:style-name="T100">C</text:span>reate a RAM disk, e. g.:</text:p>
      <text:p text:style-name="Answer_20_Command"><text:s/><text:span text:style-name="Command">mount -t tmpfs -o size=2G none /media/ramdisk</text:span></text:p>
      <text:p text:style-name="P79"><text:span text:style-name="T100">C</text:span>all <text:span text:style-name="Name">BAR</text:span> with the options:</text:p>
      <text:p text:style-name="Answer_20_Command"><text:span text:style-name="Option">--max-threads=2 -s 256M –tmp-directory=/media/ramdisk--max-tmp-size=1G</text:span></text:p>
      <text:list xml:id="list103245402030458" text:continue-numbering="true" text:style-name="Numbering_20_5">
        <text:list-item>
          <text:p text:style-name="P225"><text:soft-page-break/>Using more threads when testing or comparing an archive reduce the execution speed instead of increasing it. Why is parallel testing/comparing slower than doing the same with a single thread only?</text:p>
        </text:list-item>
      </text:list>
      <text:p text:style-name="P82">The effect may be related to several issues of the system environment. It is not related that parallel processing is slower. Instead it is fast<text:span text:style-name="T194">er</text:span>, but there are conditions:</text:p>
      <text:p text:style-name="P43">if an archive is read for testing or comparing via NFS the random read operations of <text:span text:style-name="T194">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952970282" text:style-name="L13">
        <text:list-item>
          <text:p text:style-name="P219">version number of <text:span text:style-name="Name">BAR</text:span></text:p>
        </text:list-item>
      </text:list>
      <text:list xml:id="list103245700291490" text:continue-list="list10324561759250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3245138854410" text:continue-list="list1952970282" text:style-name="L13">
        <text:list-item>
          <text:p text:style-name="P20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2"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3">Torsten Rupp (author or </text:span><text:span text:style-name="Command"><text:span text:style-name="T213">BAR</text:span></text:span><text:span text:style-name="T213">)</text:span>:</text:p>
      <text:list xml:id="list103246742032267" text:continue-list="list10324570029149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160">If you have a feature request you can also send me an email to the address above. <text:span text:style-name="T214">Please include a sufficient description of the new feature you want to be included in </text:span><text:span text:style-name="Command"><text:span text:style-name="T214">BAR</text:span></text:span><text:span text:style-name="Command"><text:span text:style-name="T23"> and give a short description of the </text:span></text:span><text:span text:style-name="T23">use-case thus I can understand what you want and what the feature should cover.</text:span></text:p>
      <text:h text:style-name="Heading_20_1" text:outline-level="1"><text:bookmark-start text:name="__RefHeading__16336_1510295094"/><text:span text:style-name="T211">Term of use and l</text:span>icense<text:bookmark-end text:name="__RefHeading__16336_1510295094"/></text:h>
      <text:p text:style-name="P159">When you use <text:span text:style-name="Name">BAR</text:span><text:span text:style-name="Name"><text:span text:style-name="T6"> you do this with your </text:span></text:span><text:span text:style-name="Name"><text:span text:style-name="T22">own </text:span></text:span><text:span text:style-name="Name"><text:span text:style-name="T6">responsibility and risk</text:span></text:span><text:span text:style-name="Name"><text:span text:style-name="T22">s</text:span></text:span><text:span text:style-name="Name"><text:span text:style-name="T6">. </text:span></text:span><text:span text:style-name="Name"><text:span text:style-name="T21">You use </text:span></text:span><text:span text:style-name="Command"><text:span text:style-name="T31">BAR</text:span></text:span><text:span text:style-name="Name"><text:span text:style-name="T22"> as it “is”</text:span></text:span><text:span text:style-name="Name"><text:span text:style-name="T21">. </text:span></text:span><text:span text:style-name="Name"><text:span text:style-name="T6">You agree that the author of </text:span></text:span><text:span text:style-name="Name"><text:span text:style-name="T25">BAR</text:span></text:span><text:span text:style-name="Name"><text:span text:style-name="T6"> will not be responsible for any damage on physical or virtual </text:span></text:span><text:span text:style-name="Name"><text:span text:style-name="T21">entities</text:span></text:span><text:span text:style-name="Name"><text:span text:style-name="T6"> </text:span></text:span><text:span text:style-name="Name"><text:span text:style-name="T21">or</text:span></text:span><text:span text:style-name="Name"><text:span text:style-name="T6"> persons which may be caused directly or indirectly by </text:span></text:span><text:span text:style-name="Name"><text:span text:style-name="T25">BAR.</text:span></text:span><text:span text:style-name="Name"><text:span text:style-name="T6"> </text:span></text:span><text:span text:style-name="Name"><text:span text:style-name="T21">You agree not to claim for </text:span></text:span><text:soft-page-break/><text:span text:style-name="Name"><text:span text:style-name="T21">damages against the author of </text:span></text:span><text:span text:style-name="Command"><text:span text:style-name="T30">BAR</text:span></text:span><text:span text:style-name="Name"><text:span text:style-name="T21"> in case there </text:span></text:span><text:span text:style-name="Name"><text:span text:style-name="T24">is an </text:span></text:span><text:span text:style-name="Name"><text:span text:style-name="T21">unexpected behavior or </text:span></text:span><text:span text:style-name="Name"><text:span text:style-name="T24">there are unexpected </text:span></text:span><text:span text:style-name="Name"><text:span text:style-name="T21">result</text:span></text:span><text:span text:style-name="Name"><text:span text:style-name="T23">s</text:span></text:span><text:span text:style-name="Name"><text:span text:style-name="T21"> of </text:span></text:span><text:span text:style-name="Command"><text:span text:style-name="T30">BAR</text:span></text:span><text:span text:style-name="Name"><text:span text:style-name="T21"> (e. g. due to bugs in the software) or in case of miss usage of the </text:span></text:span><text:span text:style-name="Command"><text:span text:style-name="T212">BAR</text:span></text:span><text:span text:style-name="Name"><text:span text:style-name="T21">. </text:span></text:span><text:span text:style-name="Name"><text:span text:style-name="T22">You can </text:span></text:span><text:span text:style-name="Name"><text:span text:style-name="T23">send</text:span></text:span><text:span text:style-name="Name"><text:span text:style-name="T22"> bug </text:span></text:span><text:span text:style-name="Name"><text:span text:style-name="T23">reports </text:span></text:span><text:span text:style-name="Name"><text:span text:style-name="T22">and feature requests - which is encouraged -, but you agree that there is no liability of the author that a bug is corrected </text:span></text:span><text:span text:style-name="Name"><text:span text:style-name="T23">and</text:span></text:span><text:span text:style-name="Name"><text:span text:style-name="T22">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0324527367842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10324669938991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7"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6"><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47"><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8"><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5"/>
      <text:p text:style-name="P4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4">--abort<text:tab/>74</text:p>
          <text:p text:style-name="P144">--all<text:tab/>64</text:p>
          <text:p text:style-name="P144">--always-create-image<text:tab/>67</text:p>
          <text:p text:style-name="P144">--archive-file-mode<text:tab/>65</text:p>
          <text:p text:style-name="P144">--archive-part-size<text:tab/>52</text:p>
          <text:p text:style-name="P144">--archive-type<text:tab/>74</text:p>
          <text:p text:style-name="P144">--bd-blank-command<text:tab/>56</text:p>
          <text:p text:style-name="P144">--bd-device<text:tab/>55</text:p>
          <text:p text:style-name="P144">--bd-ecc-command<text:tab/>56</text:p>
          <text:p text:style-name="P144">--bd-ecc-post-command<text:tab/>56</text:p>
          <text:p text:style-name="P144">--bd-ecc-pre-command<text:tab/>56</text:p>
          <text:p text:style-name="P144">--bd-image-command<text:tab/>56</text:p>
          <text:p text:style-name="P144">--bd-image-post-command<text:tab/>56</text:p>
          <text:p text:style-name="P144">--bd-image-pre-command<text:tab/>55</text:p>
          <text:p text:style-name="P144">--bd-load-volume-command<text:tab/>55</text:p>
          <text:p text:style-name="P144">--bd-request-volume-command<text:tab/>55</text:p>
          <text:p text:style-name="P144">--bd-unload-volume-command<text:tab/>55</text:p>
          <text:p text:style-name="P144">--bd-volume-size<text:tab/>55</text:p>
          <text:p text:style-name="P144">--bd-write-command<text:tab/>56</text:p>
          <text:p text:style-name="P144">--bd-write-image-command<text:tab/>57</text:p>
          <text:p text:style-name="P144">--bd-write-post-command<text:tab/>56</text:p>
          <text:p text:style-name="P144">--bd-write-pre-command<text:tab/>56</text:p>
          <text:p text:style-name="P144">--blank<text:tab/>67</text:p>
          <text:p text:style-name="P144">--ca-file<text:tab/>74</text:p>
          <text:p text:style-name="P144">--cd-device<text:tab/>55</text:p>
          <text:p text:style-name="P144">--cd-ecc-command<text:tab/>56</text:p>
          <text:p text:style-name="P144">--cd-ecc-post-command<text:tab/>56</text:p>
          <text:p text:style-name="P144">--cd-ecc-pre-command<text:tab/>56</text:p>
          <text:p text:style-name="P144">--cd-image-command<text:tab/>56</text:p>
          <text:p text:style-name="P144">--cd-image-post-command<text:tab/>56</text:p>
          <text:p text:style-name="P144">--cd-image-pre-command<text:tab/>55</text:p>
          <text:p text:style-name="P144">--cd-load-volume-command<text:tab/>55</text:p>
          <text:p text:style-name="P144">--cd-request-volume-command<text:tab/>55</text:p>
          <text:p text:style-name="P144">--cd-unload-volume-command<text:tab/>55</text:p>
          <text:p text:style-name="P144">--cd-volume-size<text:tab/>55</text:p>
          <text:p text:style-name="P144">--cd-write-command<text:tab/>56</text:p>
          <text:p text:style-name="P144">--cd-write-image-command<text:tab/>57</text:p>
          <text:p text:style-name="P144">--cd-write-post-command<text:tab/>56</text:p>
          <text:p text:style-name="P144">--cd-write-pre-command<text:tab/>56</text:p>
          <text:p text:style-name="P144">--cd‑blank-command<text:tab/>56</text:p>
          <text:p text:style-name="P144">--cert-file<text:tab/>74</text:p>
          <text:p text:style-name="P144">--comment<text:tab/>45</text:p>
          <text:p text:style-name="P144">--compare<text:tab/>11, 43</text:p>
          <text:p text:style-name="P144">--compress-algorithm<text:tab/>14, 47</text:p>
          <text:p text:style-name="P144">--compress-exclude<text:tab/>50</text:p>
          <text:p text:style-name="P144">--compress-min-size<text:tab/>50</text:p>
          <text:p text:style-name="P144">--config<text:tab/>63</text:p>
          <text:p text:style-name="P144">--continue<text:tab/>74</text:p>
          <text:p text:style-name="P144">--continuous-database<text:tab/>61</text:p>
          <text:p text:style-name="P144">--continuous-max-size<text:tab/>62</text:p>
          <text:p text:style-name="P144">--continuous-min-time-delta<text:tab/>62</text:p>
          <text:p text:style-name="P144">--convert<text:tab/>44</text:p>
          <text:p text:style-name="P144">--create<text:tab/>9, 43</text:p>
          <text:p text:style-name="P144">--crypt-algorithm<text:tab/>50</text:p>
          <text:p text:style-name="P144">--crypt-new-password<text:tab/>51</text:p>
          <text:p text:style-name="P144">--crypt-password<text:tab/>51</text:p>
          <text:p text:style-name="P144">--crypt-private-key<text:tab/>52</text:p>
          <text:p text:style-name="P144">--crypt-public-key<text:tab/>51</text:p>
          <text:p text:style-name="P144">--crypt-type<text:tab/>51</text:p>
          <text:p text:style-name="P144">--daemon<text:tab/>59</text:p>
          <text:p text:style-name="P144">--delete-old-archive-files<text:tab/>65</text:p>
          <text:p text:style-name="P144">--delta-source<text:tab/>50</text:p>
          <text:p text:style-name="P144">--destination<text:tab/>59, 75</text:p>
          <text:p text:style-name="P144">--device<text:tab/>57</text:p>
          <text:p text:style-name="P144">--device-blank-command<text:tab/>58</text:p>
          <text:p text:style-name="P144">--device-ecc-command<text:tab/>58</text:p>
          <text:p text:style-name="P144">--device-ecc-post-command<text:tab/>58</text:p>
          <text:p text:style-name="P144">--device-ecc-pre-command<text:tab/>58</text:p>
          <text:p text:style-name="P144">--device-image-command<text:tab/>57</text:p>
          <text:p text:style-name="P144">--device-image-post-command<text:tab/>57</text:p>
          <text:p text:style-name="P144">--device-image-pre-command<text:tab/>57</text:p>
          <text:p text:style-name="P144">--device-load-volume-command<text:tab/>57</text:p>
          <text:p text:style-name="P144">--device-request-volume-command<text:tab/>57</text:p>
          <text:p text:style-name="P144">--device-unload-volume-command<text:tab/>57</text:p>
          <text:p text:style-name="P144">--device-volume-size<text:tab/>57</text:p>
          <text:p text:style-name="P144">--device-write-command<text:tab/>58</text:p>
          <text:p text:style-name="P144">--device-write-post-command<text:tab/>58</text:p>
          <text:p text:style-name="P144">--device-write-pre-command<text:tab/>58</text:p>
          <text:p text:style-name="P144">--differential<text:tab/>47</text:p>
          <text:p text:style-name="P144">--directory<text:tab/>64</text:p>
          <text:p text:style-name="P144">--directory-strip<text:tab/>58</text:p>
          <text:p text:style-name="P144">--dry-run<text:tab/>66</text:p>
          <text:p text:style-name="P144">--dvd-blank-command<text:tab/>56</text:p>
          <text:p text:style-name="P144">--dvd-device<text:tab/>55</text:p>
          <text:p text:style-name="P144">--dvd-ecc-command<text:tab/>56</text:p>
          <text:p text:style-name="P144">--dvd-ecc-post-command<text:tab/>56</text:p>
          <text:p text:style-name="P144">--dvd-ecc-pre-command<text:tab/>56</text:p>
          <text:p text:style-name="P144">--dvd-image-command<text:tab/>56</text:p>
          <text:p text:style-name="P144">--dvd-image-post-command<text:tab/>56</text:p>
          <text:p text:style-name="P144">--dvd-image-pre-command<text:tab/>55</text:p>
          <text:p text:style-name="P144">--dvd-load-volume-command<text:tab/>55</text:p>
          <text:p text:style-name="P144">--dvd-request-volume-command<text:tab/>55</text:p>
          <text:p text:style-name="P144">--dvd-unload-volume-command<text:tab/>55</text:p>
          <text:p text:style-name="P144">--dvd-volume-size<text:tab/>55</text:p>
          <text:p text:style-name="P144"><text:soft-page-break/>--dvd-write-command<text:tab/>56</text:p>
          <text:p text:style-name="P144">--dvd-write-image-command<text:tab/>57</text:p>
          <text:p text:style-name="P144">--dvd-write-post-command<text:tab/>56</text:p>
          <text:p text:style-name="P144">--dvd-write-pre-command<text:tab/>56</text:p>
          <text:p text:style-name="P144">--ecc<text:tab/>66</text:p>
          <text:p text:style-name="P144">--exclude<text:tab/>46</text:p>
          <text:p text:style-name="P144">--exclude-command<text:tab/>46</text:p>
          <text:p text:style-name="P144">--exclude-list<text:tab/>46</text:p>
          <text:p text:style-name="P144">--extract<text:tab/>12, 44</text:p>
          <text:p text:style-name="P144">--file-write-post-command<text:tab/>53</text:p>
          <text:p text:style-name="P144">--file-write-pre-command<text:tab/>53</text:p>
          <text:p text:style-name="P144">--force-delta-compression<text:tab/>65</text:p>
          <text:p text:style-name="P144"><text:span text:style-name="T6">--force-ssl</text:span><text:tab/>74</text:p>
          <text:p text:style-name="P144">--force-verify-signatures<text:tab/>52</text:p>
          <text:p text:style-name="P144">--fragment-size<text:tab/>52</text:p>
          <text:p text:style-name="P144">--ftp-login-name<text:tab/>53</text:p>
          <text:p text:style-name="P144">--ftp-max-connections<text:tab/>53</text:p>
          <text:p text:style-name="P144">--ftp-password<text:tab/>53</text:p>
          <text:p text:style-name="P144">--ftp-write-post-command<text:tab/>53</text:p>
          <text:p text:style-name="P144">--ftp-write-pre-command<text:tab/>53</text:p>
          <text:p text:style-name="P144"><text:span text:style-name="T25">--full</text:span><text:tab/>46</text:p>
          <text:p text:style-name="P144">--generate-keys<text:tab/>44</text:p>
          <text:p text:style-name="P144">--generate-keys-bits<text:tab/>44</text:p>
          <text:p text:style-name="P144">--generate-keys-mode<text:tab/>44</text:p>
          <text:p text:style-name="P144">--generate-signature-keys<text:tab/>44</text:p>
          <text:p text:style-name="P144">--group<text:tab/>64</text:p>
          <text:p text:style-name="P144">--help<text:tab/>67, 75</text:p>
          <text:p text:style-name="P144">--help-internal<text:tab/>67</text:p>
          <text:p text:style-name="P144">--human-format<text:tab/>64</text:p>
          <text:p text:style-name="P144">--ignore-no-backup-file<text:tab/>65</text:p>
          <text:p text:style-name="P144">--ignore-no-dump<text:tab/>65</text:p>
          <text:p text:style-name="P144">--image<text:tab/>43</text:p>
          <text:p text:style-name="P144">--include<text:tab/>45</text:p>
          <text:p text:style-name="P144">--include-file command<text:tab/>46</text:p>
          <text:p text:style-name="P144">--include-file-list<text:tab/>45</text:p>
          <text:p text:style-name="P144">--include-image-command<text:tab/>46</text:p>
          <text:p text:style-name="P144">--include-image-list<text:tab/>46</text:p>
          <text:p text:style-name="P144"><text:span text:style-name="T25">--incremental</text:span><text:tab/>47</text:p>
          <text:p text:style-name="P144">--incremental-data-directory<text:tab/>64</text:p>
          <text:p text:style-name="P144"><text:span text:style-name="T25">--incremental-list-file</text:span><text:tab/>47</text:p>
          <text:p text:style-name="P144">--index-database<text:tab/>60</text:p>
          <text:p text:style-name="P144">--index-database-add<text:tab/>74</text:p>
          <text:p text:style-name="P144">--index-database-auto-update<text:tab/>61</text:p>
          <text:p text:style-name="P144">--index-database-entities-list<text:tab/>75</text:p>
          <text:p text:style-name="P144">--index-database-entries-list<text:tab/>75</text:p>
          <text:p text:style-name="P144">--index-database-keep-time<text:tab/>61</text:p>
          <text:p text:style-name="P144">--index-database-max-band-width<text:tab/>61</text:p>
          <text:p text:style-name="P144">--index-database-refresh<text:tab/>75</text:p>
          <text:p text:style-name="P144">--index-database-remove<text:tab/>75</text:p>
          <text:p text:style-name="P144">--index-database-storages-list<text:tab/>75</text:p>
          <text:p text:style-name="P144">--info<text:tab/>45</text:p>
          <text:p text:style-name="P144">--job<text:tab/>74</text:p>
          <text:p text:style-name="P144">--jobs-directory<text:tab/>60, 64</text:p>
          <text:p text:style-name="P144">--key-file<text:tab/>74</text:p>
          <text:p text:style-name="P144">--list<text:tab/>10, 43, 74</text:p>
          <text:p text:style-name="P144">--log<text:tab/>62</text:p>
          <text:p text:style-name="P144">--log-file<text:tab/>62</text:p>
          <text:p text:style-name="P144">--log-format<text:tab/>62</text:p>
          <text:p text:style-name="P144">--log-post-command<text:tab/>63</text:p>
          <text:p text:style-name="P144">--login-dialog<text:tab/>73</text:p>
          <text:p text:style-name="P144">--long-format<text:tab/>64</text:p>
          <text:p text:style-name="P144">--maintenance<text:tab/>75</text:p>
          <text:p text:style-name="P144">--max-band-width<text:tab/>60</text:p>
          <text:p text:style-name="P144">--max-storage-size<text:tab/>63</text:p>
          <text:p text:style-name="P144">--max-threads<text:tab/>64</text:p>
          <text:p text:style-name="P144">--max-tmp-size<text:tab/>63</text:p>
          <text:p text:style-name="P144">--mount<text:tab/>45, 64</text:p>
          <text:p text:style-name="P144">--mount-command<text:tab/>45</text:p>
          <text:p text:style-name="P144">--mount-device-command<text:tab/>45</text:p>
          <text:p text:style-name="P144">--nice-level<text:tab/>60</text:p>
          <text:p text:style-name="P144">--no-bar-on-medium<text:tab/>66</text:p>
          <text:p text:style-name="P144">--no-default-config<text:tab/>66</text:p>
          <text:p text:style-name="P144">--no-detach<text:tab/>59</text:p>
          <text:p text:style-name="P144">--no-fragments-check<text:tab/>65</text:p>
          <text:p text:style-name="P144">--no-header-footer<text:tab/>65</text:p>
          <text:p text:style-name="P144">--no-index-database<text:tab/>61</text:p>
          <text:p text:style-name="P144">--no-signatures<text:tab/>52</text:p>
          <text:p text:style-name="P144">--no-stop-on-attribute-error<text:tab/>66</text:p>
          <text:p text:style-name="P144">--no-stop-on-error<text:tab/>66</text:p>
          <text:p text:style-name="P144">--no-storage<text:tab/>66</text:p>
          <text:p text:style-name="P144">--normal<text:tab/>46</text:p>
          <text:p text:style-name="P144">--numeric-permission<text:tab/>65</text:p>
          <text:p text:style-name="P144">--numeric-uid-gid<text:tab/>65</text:p>
          <text:p text:style-name="P144">--overwrite-archive-files<text:tab/>65</text:p>
          <text:p text:style-name="P144">--overwrite-entries<text:tab/>75</text:p>
          <text:p text:style-name="P144">--overwrite-files<text:tab/>66</text:p>
          <text:p text:style-name="P144">--owner<text:tab/>59</text:p>
          <text:p text:style-name="P144">--pairing-master-file<text:tab/>64</text:p>
          <text:p text:style-name="P144">--password<text:tab/>73</text:p>
          <text:p text:style-name="P144">--pattern-type<text:tab/>64</text:p>
          <text:p text:style-name="P144">--pause<text:tab/>74</text:p>
          <text:p text:style-name="P144">--permissions<text:tab/>59</text:p>
          <text:p text:style-name="P144">--pid-file<text:tab/>64</text:p>
          <text:p text:style-name="P144">--ping<text:tab/>74</text:p>
          <text:p text:style-name="P144">--port<text:tab/>73</text:p>
          <text:p text:style-name="P144">--post-command<text:tab/>45</text:p>
          <text:p text:style-name="P144">--pre-command<text:tab/>44</text:p>
          <text:p text:style-name="P144">--quiet<text:tab/>67</text:p>
          <text:p text:style-name="P144">--raw-images<text:tab/>65</text:p>
          <text:p text:style-name="P144">--remote-bar-executable<text:tab/>60</text:p>
          <text:p text:style-name="P144"><text:soft-page-break/>--restore<text:tab/>75</text:p>
          <text:p text:style-name="P144">--restore-entry-mode<text:tab/>66</text:p>
          <text:p text:style-name="P144">--role<text:tab/>75</text:p>
          <text:p text:style-name="P144">--scp-write-post-command<text:tab/>54</text:p>
          <text:p text:style-name="P144">--scp-write-pre-command<text:tab/>54</text:p>
          <text:p text:style-name="P144">--select-job<text:tab/>74</text:p>
          <text:p text:style-name="P144">--server-ca-file<text:tab/>59</text:p>
          <text:p text:style-name="P144">--server-cert-file<text:tab/>59</text:p>
          <text:p text:style-name="P144">--server-key-file<text:tab/>59</text:p>
          <text:p text:style-name="P144">--server-max-connections<text:tab/>60</text:p>
          <text:p text:style-name="P144">--server-mode<text:tab/>60</text:p>
          <text:p text:style-name="P144">--server-password<text:tab/>59</text:p>
          <text:p text:style-name="P144">--server-port<text:tab/>59</text:p>
          <text:p text:style-name="P144">--server-tls-port<text:tab/>59</text:p>
          <text:p text:style-name="P144">--sftp-write-post-command<text:tab/>54</text:p>
          <text:p text:style-name="P144">--sftp-write-pre-command<text:tab/>54</text:p>
          <text:p text:style-name="P144">--signature-private-key<text:tab/>52</text:p>
          <text:p text:style-name="P144">--signatures-public-key<text:tab/>52</text:p>
          <text:p text:style-name="P144">--skip-unreadable<text:tab/>65</text:p>
          <text:p text:style-name="P144">--skip-verify-signatures<text:tab/>52</text:p>
          <text:p text:style-name="P144">--ssh-login-name<text:tab/>53</text:p>
          <text:p text:style-name="P144">--ssh-max-connections<text:tab/>54</text:p>
          <text:p text:style-name="P144">--ssh-password<text:tab/>53</text:p>
          <text:p text:style-name="P144">--ssh-port<text:tab/>53</text:p>
          <text:p text:style-name="P144">--ssh-private-key<text:tab/>54</text:p>
          <text:p text:style-name="P144">--ssh-public-key<text:tab/>54</text:p>
          <text:p text:style-name="P144">--storage-command<text:tab/>44, 46</text:p>
          <text:p text:style-name="P144">--storage-list<text:tab/>44, 46</text:p>
          <text:p text:style-name="P144">--storage-list-stdin<text:tab/>44</text:p>
          <text:p text:style-name="P144">--suspend<text:tab/>74</text:p>
          <text:p text:style-name="P144">--test<text:tab/>11, 43</text:p>
          <text:p text:style-name="P144">--tls-port<text:tab/>73</text:p>
          <text:p text:style-name="P144">--tmp-directory<text:tab/>63</text:p>
          <text:p text:style-name="P144">--unmount-command<text:tab/>45</text:p>
          <text:p text:style-name="P144">--verbose<text:tab/>67</text:p>
          <text:p text:style-name="P144">--version<text:tab/>67, 75</text:p>
          <text:p text:style-name="P144"><text:span text:style-name="T1">--volume-size</text:span><text:tab/>66</text:p>
          <text:p text:style-name="P144">--wait-first-volume<text:tab/>66</text:p>
          <text:p text:style-name="P144">--webdav-login<text:tab/>54</text:p>
          <text:p text:style-name="P144">--webdav-max-connections<text:tab/>54</text:p>
          <text:p text:style-name="P144">--webdav-password<text:tab/>54</text:p>
          <text:p text:style-name="P144">--webdav-write-post-command<text:tab/>55</text:p>
          <text:p text:style-name="P144">--webdav-write-pre-command<text:tab/>55</text:p>
          <text:p text:style-name="P144">--xhelp<text:tab/>67</text:p>
          <text:p text:style-name="P144">-!<text:tab/>46</text:p>
          <text:p text:style-name="P144">-#<text:tab/>45</text:p>
          <text:p text:style-name="P144">-a<text:tab/>75</text:p>
          <text:p text:style-name="P144">-c<text:tab/>43, 74</text:p>
          <text:p text:style-name="P144">-C<text:tab/>64</text:p>
          <text:p text:style-name="P144">-d<text:tab/>43</text:p>
          <text:p text:style-name="P144">-D<text:tab/>59</text:p>
          <text:p text:style-name="P144">-e<text:tab/>75</text:p>
          <text:p text:style-name="P144"><text:span text:style-name="T25">-f</text:span><text:tab/>46</text:p>
          <text:p text:style-name="P144">-g<text:tab/>64</text:p>
          <text:p text:style-name="P144">-h<text:tab/>67, 75</text:p>
          <text:p text:style-name="P144">-H<text:tab/>64</text:p>
          <text:p text:style-name="P144">-i<text:tab/>47, 74</text:p>
          <text:p text:style-name="P144">-j<text:tab/>74</text:p>
          <text:p text:style-name="P144">-l<text:tab/>43, 74</text:p>
          <text:p text:style-name="P144">-L<text:tab/>64</text:p>
          <text:p text:style-name="P144">-m<text:tab/>43</text:p>
          <text:p text:style-name="P144">-n<text:tab/>75</text:p>
          <text:p text:style-name="P144">-o<text:tab/>65</text:p>
          <text:p text:style-name="P144">-p<text:tab/>58, 73</text:p>
          <text:p text:style-name="P144">-s<text:tab/>16, 52, 74</text:p>
          <text:p text:style-name="P144">-t<text:tab/>43, 74</text:p>
          <text:p text:style-name="P144">-T<text:tab/>44</text:p>
          <text:p text:style-name="P144">-x<text:tab/>44</text:p>
          <text:p text:style-name="P144">-y<text:tab/>50</text:p>
          <text:p text:style-name="P144">-z<text:tab/>14, 47</text:p>
          <text:p text:style-name="P145">A</text:p>
          <text:p text:style-name="P144">archive-name<text:tab/>68</text:p>
          <text:p text:style-name="P144">archive-type<text:tab/>68</text:p>
          <text:p text:style-name="P144">atime<text:tab/>9</text:p>
          <text:p text:style-name="P145">B</text:p>
          <text:p text:style-name="P144">bar-keygen<text:tab/>7</text:p>
          <text:p text:style-name="P144">basic commands<text:tab/>43</text:p>
          <text:p text:style-name="P145">C</text:p>
          <text:p text:style-name="P144">chunks<text:tab/>77</text:p>
          <text:p text:style-name="P144">compare archive<text:tab/>11</text:p>
          <text:p text:style-name="P144">compress archive<text:tab/>14</text:p>
          <text:p text:style-name="P144">compression<text:tab/>47</text:p>
          <text:p text:style-name="P144">creating archive<text:tab/>9</text:p>
          <text:p text:style-name="P144">crypt-password-mode<text:tab/>68</text:p>
          <text:p text:style-name="P145">D</text:p>
          <text:p text:style-name="P144">device configuration<text:tab/>71</text:p>
          <text:p text:style-name="P144">differential archive<text:tab/>13</text:p>
          <text:p text:style-name="P145">E</text:p>
          <text:p text:style-name="P144">encryption<text:tab/>50</text:p>
          <text:p text:style-name="P144">exclude<text:tab/>69</text:p>
          <text:p text:style-name="P144">exclude-command<text:tab/>69</text:p>
          <text:p text:style-name="P144">exclude-list<text:tab/>69</text:p>
          <text:p text:style-name="P144">extract archive<text:tab/>12</text:p>
          <text:p text:style-name="P145">F</text:p>
          <text:p text:style-name="P144">file format<text:tab/>77</text:p>
          <text:p text:style-name="P144">force-ssl<text:tab/>76</text:p>
          <text:p text:style-name="P144">ftp server configuration<text:tab/>70</text:p>
          <text:p text:style-name="P145">G</text:p>
          <text:p text:style-name="P144">graphical front end<text:tab/>24</text:p>
          <text:p text:style-name="P145"><text:soft-page-break/>I</text:p>
          <text:p text:style-name="P144">include-file<text:tab/>68</text:p>
          <text:p text:style-name="P144">include-file-command<text:tab/>68</text:p>
          <text:p text:style-name="P144">include-file-list<text:tab/>68</text:p>
          <text:p text:style-name="P144">include-image<text:tab/>69</text:p>
          <text:p text:style-name="P144">include-image-command<text:tab/>69</text:p>
          <text:p text:style-name="P144">include-image-list<text:tab/>69</text:p>
          <text:p text:style-name="P144">include/exclude files<text:tab/>45</text:p>
          <text:p text:style-name="P144">incremental archive<text:tab/>13</text:p>
          <text:p text:style-name="P145">L</text:p>
          <text:p text:style-name="P144">list archive<text:tab/>10</text:p>
          <text:p text:style-name="P145">P</text:p>
          <text:p text:style-name="P144">pause-create<text:tab/>75</text:p>
          <text:p text:style-name="P144">pause-index-database-update<text:tab/>76</text:p>
          <text:p text:style-name="P144">pause-restore<text:tab/>76</text:p>
          <text:p text:style-name="P144">pause-storage<text:tab/>75</text:p>
          <text:p text:style-name="P144">persistence configuration<text:tab/>72</text:p>
          <text:p text:style-name="P145">R</text:p>
          <text:p text:style-name="P144">role<text:tab/>76</text:p>
          <text:p text:style-name="P145">S</text:p>
          <text:p text:style-name="P144">schedule configuration<text:tab/>71</text:p>
          <text:p text:style-name="P144">server<text:tab/>20, 59, 76</text:p>
          <text:p text:style-name="P144">server-ca-file<text:tab/>76</text:p>
          <text:p text:style-name="P144">server-cert-file<text:tab/>76</text:p>
          <text:p text:style-name="P144">server-key-file<text:tab/>76</text:p>
          <text:p text:style-name="P144">split archives<text:tab/>16, 52</text:p>
          <text:p text:style-name="P144">ssh/scp/sftp server configuration<text:tab/>70</text:p>
          <text:p text:style-name="P144">store archives<text:tab/>17, 53</text:p>
          <text:p text:style-name="P145">T</text:p>
          <text:p text:style-name="P144">test archive<text:tab/>11</text:p>
          <text:p text:style-name="P145">U</text:p>
          <text:p text:style-name="P144">URI<text:tab/>17</text:p>
          <text:p text:style-name="P144">UUID<text:tab/>68</text:p>
        </text:index-body>
      </text:alphabetical-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3-13T10:32:41.066646356</dc:date>
    <meta:editing-duration>P349DT18H47M21S</meta:editing-duration>
    <meta:editing-cycles>697</meta:editing-cycles>
    <meta:generator>LibreOffice/6.0.7.3$Linux_X86_64 LibreOffice_project/00m0$Build-3</meta:generator>
    <meta:document-statistic meta:table-count="16" meta:image-count="20" meta:object-count="0" meta:page-count="96" meta:paragraph-count="2801" meta:word-count="26402" meta:character-count="165881" meta:non-whitespace-character-count="142795"/>
  </office:meta>
</office:document-meta>
</file>